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000000" fo:font-size="9pt" style:font-size-asian="9pt" style:font-size-complex="9pt"/>
    </style:style>
    <style:style style:name="ce4" style:family="table-cell" style:parent-style-name="Default" style:data-style-name="N48">
      <style:table-cell-properties fo:border="thin solid #000000" style:vertical-align="middle"/>
      <style:text-properties fo:color="#000000" fo:font-size="9pt" style:font-size-asian="9pt" style:font-size-complex="9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8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/>
      <style:text-properties fo:color="#000000" fo:font-size="9pt" style:font-size-asian="9pt" style:font-size-complex="9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direction="ttb"/>
      <style:text-properties fo:color="#000000" fo:font-size="9pt" style:font-size-asian="9pt" style:font-size-complex="9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direction="ttb"/>
      <style:text-properties fo:color="#000000" fo:font-size="9pt" style:font-size-asian="9pt" style:font-size-complex="9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</style:style>
    <style:style style:name="ce12" style:family="table-cell" style:parent-style-name="Default" style:data-style-name="N49">
      <style:table-cell-properties fo:border="thin solid #000000" style:vertical-align="middle"/>
      <style:text-properties fo:color="#000000" fo:font-size="9pt" style:font-size-asian="9pt" style:font-size-complex="9pt"/>
    </style:style>
    <style:style style:name="ce13" style:family="table-cell" style:parent-style-name="Default" style:data-style-name="N48">
      <style:table-cell-properties fo:border="thin solid #000000" style:vertical-align="middle"/>
      <style:text-properties fo:color="#000000" fo:font-size="10pt" style:font-size-asian="10pt" style:font-size-complex="10pt"/>
    </style:style>
    <style:style style:name="ce14" style:family="table-cell" style:parent-style-name="Default" style:data-style-name="N0"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direction="ttb"/>
      <style:text-properties fo:color="#000000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direction="ttb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direction="ttb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9pt" style:font-size-asian="9pt" style:font-size-complex="9pt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direction="ttb"/>
      <style:text-properties fo:color="#000000" fo:font-size="9pt" style:font-size-asian="9pt" style:font-size-complex="9pt"/>
    </style:style>
    <style:style style:name="ce28" style:family="table-cell" style:parent-style-name="Default" style:data-style-name="N0">
      <style:table-cell-properties fo:border="thin solid #000000" style:vertical-align="middle" style:direction="ttb"/>
      <style:text-properties fo:color="#000000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1.666875cm" style:use-optimal-column-width="true"/>
    </style:style>
    <style:style style:name="co5" style:family="table-column">
      <style:table-column-properties fo:break-before="auto" style:column-width="1.32291666666667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66pt" style:use-optimal-row-height="false" fo:break-before="auto"/>
    </style:style>
    <style:style style:name="ro2" style:family="table-row">
      <style:table-row-properties style:row-height="37.5pt" style:use-optimal-row-height="fals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3889in" style:font-size-asian="0.13889in" style:font-size-complex="0.13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fo:font-size="0.13889in" style:font-size-asian="0.13889in" style:font-size-complex="0.13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3889in" style:font-size-asian="0.13889in" style:font-size-complex="0.13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國按目的地及性別及年齡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6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11" table:default-cell-style-name="ce2"/>
        <table:table-column table:style-name="co8" table:default-cell-style-name="ce2"/>
        <table:table-column table:style-name="co9" table:number-columns-repeated="3" table:default-cell-style-name="ce2"/>
        <table:table-column table:style-name="co5" table:number-columns-repeated="5" table:default-cell-style-name="ce2"/>
        <table:table-column table:style-name="co12" table:number-columns-repeated="16355" table:default-cell-style-name="ce1"/>
        <table:table-row table:style-name="ro1">
          <table:table-cell office:value-type="string" table:number-columns-spanned="29" table:number-rows-spanned="1" table:style-name="ce18">
            <text:p>109年1至12月國人出國人次－按目的地、年齡別及性別分</text:p>
            <text:p>Outbound Departures of Nationals of the Republic of China by Destination/Age/Gender, January-December,2020</text:p>
          </table:table-cell>
          <table:covered-table-cell table:number-columns-repeated="26"/>
          <table:covered-table-cell>
            <draw:frame draw:z-index="1" draw:id="id0" draw:style-name="a5" draw:name="Text Box 9" svg:x="0.13542in" svg:y="0.46875in" svg:width="0.86458in" svg:height="0.41667in">
              <draw:text-box>
                <text:p text:style-name="a1" text:class-names="" text:cond-style-name=""><text:span text:style-name="a0" text:class-names="">單位:人次</text:span></text:p>
                <text:p text:style-name="a4" text:class-names="" text:cond-style-name=""><text:span text:style-name="a2" text:class-names="">Unit: Persons</text:span><text:span text:style-name="a3" text:class-names=""/></text:p>
              </draw:text-box>
              <svg:title/>
              <svg:desc/>
            </draw:frame>
          </table:covered-table-cell>
          <table:covered-table-cell/>
          <table:table-cell table:number-columns-repeated="16355" table:style-name="ce1"/>
        </table:table-row>
        <table:table-row table:style-name="ro2">
          <table:table-cell office:value-type="string" table:number-columns-spanned="2" table:number-rows-spanned="2" table:style-name="ce19">
            <text:p>首站抵達地</text:p>
            <text:p><text:span text:style-name="T2">First Destination</text:span></text:p>
          </table:table-cell>
          <table:covered-table-cell/>
          <table:table-cell office:value-type="string" table:number-columns-spanned="3" table:number-rows-spanned="1" table:style-name="ce19">
            <text:p>總計</text:p>
            <text:p><text:span text:style-name="T2">Grand Total</text:span></text:p>
          </table:table-cell>
          <table:covered-table-cell table:number-columns-repeated="2"/>
          <table:table-cell office:value-type="string" table:number-columns-spanned="3" table:number-rows-spanned="1" table:style-name="ce23">
            <text:p>12歲以下</text:p>
            <text:p>12 years old and Under</text:p>
          </table:table-cell>
          <table:covered-table-cell table:number-columns-repeated="2"/>
          <table:table-cell office:value-type="string" table:number-columns-spanned="3" table:number-rows-spanned="1" table:style-name="ce23">
            <text:p>13至19歲</text:p>
            <text:p>13-19 years old</text:p>
          </table:table-cell>
          <table:covered-table-cell table:number-columns-repeated="2"/>
          <table:table-cell office:value-type="string" table:number-columns-spanned="3" table:number-rows-spanned="1" table:style-name="ce23">
            <text:p>20至29歲</text:p>
            <text:p>20-29 years old</text:p>
          </table:table-cell>
          <table:covered-table-cell table:number-columns-repeated="2"/>
          <table:table-cell office:value-type="string" table:number-columns-spanned="3" table:number-rows-spanned="1" table:style-name="ce23">
            <text:p>30至39歲</text:p>
            <text:p>30-39 years old</text:p>
          </table:table-cell>
          <table:covered-table-cell table:number-columns-repeated="2"/>
          <table:table-cell office:value-type="string" table:number-columns-spanned="3" table:number-rows-spanned="1" table:style-name="ce23">
            <text:p>40至49歲</text:p>
            <text:p>40-49 years old</text:p>
          </table:table-cell>
          <table:covered-table-cell table:number-columns-repeated="2"/>
          <table:table-cell office:value-type="string" table:number-columns-spanned="3" table:number-rows-spanned="1" table:style-name="ce23">
            <text:p>50至59歲</text:p>
            <text:p>50-59 years old</text:p>
          </table:table-cell>
          <table:covered-table-cell table:number-columns-repeated="2"/>
          <table:table-cell office:value-type="string" table:number-columns-spanned="3" table:number-rows-spanned="1" table:style-name="ce23">
            <text:p>60至65歲</text:p>
            <text:p>60-65 years old</text:p>
          </table:table-cell>
          <table:covered-table-cell table:number-columns-repeated="2"/>
          <table:table-cell office:value-type="string" table:number-columns-spanned="3" table:number-rows-spanned="1" table:style-name="ce23">
            <text:p>66歲以上</text:p>
            <text:p>66 years old and Over</text:p>
          </table:table-cell>
          <table:covered-table-cell table:number-columns-repeated="2"/>
          <table:table-cell table:number-columns-repeated="16355" table:style-name="ce1"/>
        </table:table-row>
        <table:table-row table:style-name="ro3">
          <table:covered-table-cell/>
          <table:covered-table-cell/>
          <table:table-cell office:value-type="string" table:style-name="ce6">
            <text:p>合計</text:p>
            <text:p>Total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office:value-type="string" table:style-name="ce6">
            <text:p>小計</text:p>
            <text:p><text:span text:style-name="T2">Subtotal</text:span></text:p>
          </table:table-cell>
          <table:table-cell office:value-type="string" table:style-name="ce6">
            <text:p>男</text:p>
            <text:p>Male</text:p>
          </table:table-cell>
          <table:table-cell office:value-type="string" table:style-name="ce6">
            <text:p>女</text:p>
            <text:p>Female</text:p>
          </table:table-cell>
          <table:table-cell table:number-columns-repeated="16355" table:style-name="ce1"/>
        </table:table-row>
        <table:table-row table:style-name="ro4">
          <table:table-cell office:value-type="string" table:number-columns-spanned="1" table:number-rows-spanned="18" table:style-name="ce28">
            <text:p>亞洲地區</text:p>
          </table:table-cell>
          <table:table-cell office:value-type="string" table:style-name="ce3">
            <text:p>香港 Hong Kong</text:p>
          </table:table-cell>
          <table:table-cell office:value-type="float" office:value="158008" table:formula="of:=[.D4]+[.E4]" table:style-name="ce4">
            <text:p>158,008<text:s/></text:p>
          </table:table-cell>
          <table:table-cell office:value-type="float" office:value="87981" table:formula="of:=[.G4]+[.J4]+[.M4]+[.P4]+[.S4]+[.V4]+[.Y4]+[.AB4]" table:style-name="ce4">
            <text:p>87,981<text:s/></text:p>
          </table:table-cell>
          <table:table-cell office:value-type="float" office:value="70027" table:formula="of:=[.H4]+[.K4]+[.N4]+[.Q4]+[.T4]+[.W4]+[.Z4]+[.AC4]" table:style-name="ce4">
            <text:p>70,027<text:s/></text:p>
          </table:table-cell>
          <table:table-cell office:value-type="float" office:value="10082" table:formula="of:=[.G4]+[.H4]" table:style-name="ce4">
            <text:p>10,082<text:s/></text:p>
          </table:table-cell>
          <table:table-cell office:value-type="float" office:value="5219" table:style-name="ce4">
            <text:p>5,219<text:s/></text:p>
          </table:table-cell>
          <table:table-cell office:value-type="float" office:value="4863" table:style-name="ce4">
            <text:p>4,863<text:s/></text:p>
          </table:table-cell>
          <table:table-cell office:value-type="float" office:value="6107" table:formula="of:=[.J4]+[.K4]" table:style-name="ce4">
            <text:p>6,107<text:s/></text:p>
          </table:table-cell>
          <table:table-cell office:value-type="float" office:value="3002" table:style-name="ce4">
            <text:p>3,002<text:s/></text:p>
          </table:table-cell>
          <table:table-cell office:value-type="float" office:value="3105" table:style-name="ce4">
            <text:p>3,105<text:s/></text:p>
          </table:table-cell>
          <table:table-cell office:value-type="float" office:value="20143" table:formula="of:=[.M4]+[.N4]" table:style-name="ce4">
            <text:p>20,143<text:s/></text:p>
          </table:table-cell>
          <table:table-cell office:value-type="float" office:value="9136" table:style-name="ce4">
            <text:p>9,136<text:s/></text:p>
          </table:table-cell>
          <table:table-cell office:value-type="float" office:value="11007" table:style-name="ce4">
            <text:p>11,007<text:s/></text:p>
          </table:table-cell>
          <table:table-cell office:value-type="float" office:value="31794" table:formula="of:=[.P4]+[.Q4]" table:style-name="ce4">
            <text:p>31,794<text:s/></text:p>
          </table:table-cell>
          <table:table-cell office:value-type="float" office:value="16191" table:style-name="ce4">
            <text:p>16,191<text:s/></text:p>
          </table:table-cell>
          <table:table-cell office:value-type="float" office:value="15603" table:style-name="ce4">
            <text:p>15,603<text:s/></text:p>
          </table:table-cell>
          <table:table-cell office:value-type="float" office:value="37701" table:formula="of:=[.S4]+[.T4]" table:style-name="ce4">
            <text:p>37,701<text:s/></text:p>
          </table:table-cell>
          <table:table-cell office:value-type="float" office:value="22789" table:style-name="ce4">
            <text:p>22,789<text:s/></text:p>
          </table:table-cell>
          <table:table-cell office:value-type="float" office:value="14912" table:style-name="ce4">
            <text:p>14,912<text:s/></text:p>
          </table:table-cell>
          <table:table-cell office:value-type="float" office:value="29808" table:formula="of:=[.V4]+[.W4]" table:style-name="ce4">
            <text:p>29,808<text:s/></text:p>
          </table:table-cell>
          <table:table-cell office:value-type="float" office:value="18236" table:style-name="ce4">
            <text:p>18,236<text:s/></text:p>
          </table:table-cell>
          <table:table-cell office:value-type="float" office:value="11572" table:style-name="ce4">
            <text:p>11,572<text:s/></text:p>
          </table:table-cell>
          <table:table-cell office:value-type="float" office:value="11824" table:formula="of:=[.Y4]+[.Z4]" table:style-name="ce4">
            <text:p>11,824<text:s/></text:p>
          </table:table-cell>
          <table:table-cell office:value-type="float" office:value="7337" table:style-name="ce4">
            <text:p>7,337<text:s/></text:p>
          </table:table-cell>
          <table:table-cell office:value-type="float" office:value="4487" table:style-name="ce4">
            <text:p>4,487<text:s/></text:p>
          </table:table-cell>
          <table:table-cell office:value-type="float" office:value="10549" table:formula="of:=[.AB4]+[.AC4]" table:style-name="ce4">
            <text:p>10,549<text:s/></text:p>
          </table:table-cell>
          <table:table-cell office:value-type="float" office:value="6071" table:style-name="ce4">
            <text:p>6,071<text:s/></text:p>
          </table:table-cell>
          <table:table-cell office:value-type="float" office:value="4478" table:style-name="ce4">
            <text:p>4,478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澳門 Macao</text:p>
          </table:table-cell>
          <table:table-cell office:value-type="float" office:value="54537" table:formula="of:=[.D5]+[.E5]" table:style-name="ce4">
            <text:p>54,537<text:s/></text:p>
          </table:table-cell>
          <table:table-cell office:value-type="float" office:value="31763" table:formula="of:=[.G5]+[.J5]+[.M5]+[.P5]+[.S5]+[.V5]+[.Y5]+[.AB5]" table:style-name="ce4">
            <text:p>31,763<text:s/></text:p>
          </table:table-cell>
          <table:table-cell office:value-type="float" office:value="22774" table:formula="of:=[.H5]+[.K5]+[.N5]+[.Q5]+[.T5]+[.W5]+[.Z5]+[.AC5]" table:style-name="ce4">
            <text:p>22,774<text:s/></text:p>
          </table:table-cell>
          <table:table-cell office:value-type="float" office:value="4126" table:formula="of:=[.G5]+[.H5]" table:style-name="ce4">
            <text:p>4,126<text:s/></text:p>
          </table:table-cell>
          <table:table-cell office:value-type="float" office:value="2140" table:style-name="ce4">
            <text:p>2,140<text:s/></text:p>
          </table:table-cell>
          <table:table-cell office:value-type="float" office:value="1986" table:style-name="ce4">
            <text:p>1,986<text:s/></text:p>
          </table:table-cell>
          <table:table-cell office:value-type="float" office:value="2049" table:formula="of:=[.J5]+[.K5]" table:style-name="ce4">
            <text:p>2,049<text:s/></text:p>
          </table:table-cell>
          <table:table-cell office:value-type="float" office:value="1052" table:style-name="ce4">
            <text:p>1,052<text:s/></text:p>
          </table:table-cell>
          <table:table-cell office:value-type="float" office:value="997" table:style-name="ce4">
            <text:p>997<text:s/></text:p>
          </table:table-cell>
          <table:table-cell office:value-type="float" office:value="7067" table:formula="of:=[.M5]+[.N5]" table:style-name="ce4">
            <text:p>7,067<text:s/></text:p>
          </table:table-cell>
          <table:table-cell office:value-type="float" office:value="3086" table:style-name="ce4">
            <text:p>3,086<text:s/></text:p>
          </table:table-cell>
          <table:table-cell office:value-type="float" office:value="3981" table:style-name="ce4">
            <text:p>3,981<text:s/></text:p>
          </table:table-cell>
          <table:table-cell office:value-type="float" office:value="10400" table:formula="of:=[.P5]+[.Q5]" table:style-name="ce4">
            <text:p>10,400<text:s/></text:p>
          </table:table-cell>
          <table:table-cell office:value-type="float" office:value="5418" table:style-name="ce4">
            <text:p>5,418<text:s/></text:p>
          </table:table-cell>
          <table:table-cell office:value-type="float" office:value="4982" table:style-name="ce4">
            <text:p>4,982<text:s/></text:p>
          </table:table-cell>
          <table:table-cell office:value-type="float" office:value="11893" table:formula="of:=[.S5]+[.T5]" table:style-name="ce4">
            <text:p>11,893<text:s/></text:p>
          </table:table-cell>
          <table:table-cell office:value-type="float" office:value="7539" table:style-name="ce4">
            <text:p>7,539<text:s/></text:p>
          </table:table-cell>
          <table:table-cell office:value-type="float" office:value="4354" table:style-name="ce4">
            <text:p>4,354<text:s/></text:p>
          </table:table-cell>
          <table:table-cell office:value-type="float" office:value="10652" table:formula="of:=[.V5]+[.W5]" table:style-name="ce4">
            <text:p>10,652<text:s/></text:p>
          </table:table-cell>
          <table:table-cell office:value-type="float" office:value="7015" table:style-name="ce4">
            <text:p>7,015<text:s/></text:p>
          </table:table-cell>
          <table:table-cell office:value-type="float" office:value="3637" table:style-name="ce4">
            <text:p>3,637<text:s/></text:p>
          </table:table-cell>
          <table:table-cell office:value-type="float" office:value="4464" table:formula="of:=[.Y5]+[.Z5]" table:style-name="ce4">
            <text:p>4,464<text:s/></text:p>
          </table:table-cell>
          <table:table-cell office:value-type="float" office:value="3051" table:style-name="ce4">
            <text:p>3,051<text:s/></text:p>
          </table:table-cell>
          <table:table-cell office:value-type="float" office:value="1413" table:style-name="ce4">
            <text:p>1,413<text:s/></text:p>
          </table:table-cell>
          <table:table-cell office:value-type="float" office:value="3886" table:formula="of:=[.AB5]+[.AC5]" table:style-name="ce4">
            <text:p>3,886<text:s/></text:p>
          </table:table-cell>
          <table:table-cell office:value-type="float" office:value="2462" table:style-name="ce4">
            <text:p>2,462<text:s/></text:p>
          </table:table-cell>
          <table:table-cell office:value-type="float" office:value="1424" table:style-name="ce4">
            <text:p>1,424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大陸 Mainland China</text:p>
          </table:table-cell>
          <table:table-cell office:value-type="float" office:value="414634" table:formula="of:=[.D6]+[.E6]" table:style-name="ce4">
            <text:p>414,634<text:s/></text:p>
          </table:table-cell>
          <table:table-cell office:value-type="float" office:value="263328" table:formula="of:=[.G6]+[.J6]+[.M6]+[.P6]+[.S6]+[.V6]+[.Y6]+[.AB6]" table:style-name="ce4">
            <text:p>263,328<text:s/></text:p>
          </table:table-cell>
          <table:table-cell office:value-type="float" office:value="151306" table:formula="of:=[.H6]+[.K6]+[.N6]+[.Q6]+[.T6]+[.W6]+[.Z6]+[.AC6]" table:style-name="ce4">
            <text:p>151,306<text:s/></text:p>
          </table:table-cell>
          <table:table-cell office:value-type="float" office:value="30312" table:formula="of:=[.G6]+[.H6]" table:style-name="ce4">
            <text:p>30,312<text:s/></text:p>
          </table:table-cell>
          <table:table-cell office:value-type="float" office:value="15945" table:style-name="ce4">
            <text:p>15,945<text:s/></text:p>
          </table:table-cell>
          <table:table-cell office:value-type="float" office:value="14367" table:style-name="ce4">
            <text:p>14,367<text:s/></text:p>
          </table:table-cell>
          <table:table-cell office:value-type="float" office:value="17837" table:formula="of:=[.J6]+[.K6]" table:style-name="ce4">
            <text:p>17,837<text:s/></text:p>
          </table:table-cell>
          <table:table-cell office:value-type="float" office:value="8875" table:style-name="ce4">
            <text:p>8,875<text:s/></text:p>
          </table:table-cell>
          <table:table-cell office:value-type="float" office:value="8962" table:style-name="ce4">
            <text:p>8,962<text:s/></text:p>
          </table:table-cell>
          <table:table-cell office:value-type="float" office:value="40969" table:formula="of:=[.M6]+[.N6]" table:style-name="ce4">
            <text:p>40,969<text:s/></text:p>
          </table:table-cell>
          <table:table-cell office:value-type="float" office:value="21540" table:style-name="ce4">
            <text:p>21,540<text:s/></text:p>
          </table:table-cell>
          <table:table-cell office:value-type="float" office:value="19429" table:style-name="ce4">
            <text:p>19,429<text:s/></text:p>
          </table:table-cell>
          <table:table-cell office:value-type="float" office:value="68385" table:formula="of:=[.P6]+[.Q6]" table:style-name="ce4">
            <text:p>68,385<text:s/></text:p>
          </table:table-cell>
          <table:table-cell office:value-type="float" office:value="43926" table:style-name="ce4">
            <text:p>43,926<text:s/></text:p>
          </table:table-cell>
          <table:table-cell office:value-type="float" office:value="24459" table:style-name="ce4">
            <text:p>24,459<text:s/></text:p>
          </table:table-cell>
          <table:table-cell office:value-type="float" office:value="105869" table:formula="of:=[.S6]+[.T6]" table:style-name="ce4">
            <text:p>105,869<text:s/></text:p>
          </table:table-cell>
          <table:table-cell office:value-type="float" office:value="70579" table:style-name="ce4">
            <text:p>70,579<text:s/></text:p>
          </table:table-cell>
          <table:table-cell office:value-type="float" office:value="35290" table:style-name="ce4">
            <text:p>35,290<text:s/></text:p>
          </table:table-cell>
          <table:table-cell office:value-type="float" office:value="90437" table:formula="of:=[.V6]+[.W6]" table:style-name="ce4">
            <text:p>90,437<text:s/></text:p>
          </table:table-cell>
          <table:table-cell office:value-type="float" office:value="60992" table:style-name="ce4">
            <text:p>60,992<text:s/></text:p>
          </table:table-cell>
          <table:table-cell office:value-type="float" office:value="29445" table:style-name="ce4">
            <text:p>29,445<text:s/></text:p>
          </table:table-cell>
          <table:table-cell office:value-type="float" office:value="33658" table:formula="of:=[.Y6]+[.Z6]" table:style-name="ce4">
            <text:p>33,658<text:s/></text:p>
          </table:table-cell>
          <table:table-cell office:value-type="float" office:value="23448" table:style-name="ce4">
            <text:p>23,448<text:s/></text:p>
          </table:table-cell>
          <table:table-cell office:value-type="float" office:value="10210" table:style-name="ce4">
            <text:p>10,210<text:s/></text:p>
          </table:table-cell>
          <table:table-cell office:value-type="float" office:value="27167" table:formula="of:=[.AB6]+[.AC6]" table:style-name="ce4">
            <text:p>27,167<text:s/></text:p>
          </table:table-cell>
          <table:table-cell office:value-type="float" office:value="18023" table:style-name="ce4">
            <text:p>18,023<text:s/></text:p>
          </table:table-cell>
          <table:table-cell office:value-type="float" office:value="9144" table:style-name="ce4">
            <text:p>9,144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日本 Japan</text:p>
          </table:table-cell>
          <table:table-cell office:value-type="float" office:value="697981" table:formula="of:=[.D7]+[.E7]" table:style-name="ce4">
            <text:p>697,981<text:s/></text:p>
          </table:table-cell>
          <table:table-cell office:value-type="float" office:value="319339" table:formula="of:=[.G7]+[.J7]+[.M7]+[.P7]+[.S7]+[.V7]+[.Y7]+[.AB7]" table:style-name="ce4">
            <text:p>319,339<text:s/></text:p>
          </table:table-cell>
          <table:table-cell office:value-type="float" office:value="378642" table:formula="of:=[.H7]+[.K7]+[.N7]+[.Q7]+[.T7]+[.W7]+[.Z7]+[.AC7]" table:style-name="ce4">
            <text:p>378,642<text:s/></text:p>
          </table:table-cell>
          <table:table-cell office:value-type="float" office:value="79494" table:formula="of:=[.G7]+[.H7]" table:style-name="ce4">
            <text:p>79,494<text:s/></text:p>
          </table:table-cell>
          <table:table-cell office:value-type="float" office:value="41509" table:style-name="ce4">
            <text:p>41,509<text:s/></text:p>
          </table:table-cell>
          <table:table-cell office:value-type="float" office:value="37985" table:style-name="ce4">
            <text:p>37,985<text:s/></text:p>
          </table:table-cell>
          <table:table-cell office:value-type="float" office:value="43414" table:formula="of:=[.J7]+[.K7]" table:style-name="ce4">
            <text:p>43,414<text:s/></text:p>
          </table:table-cell>
          <table:table-cell office:value-type="float" office:value="21905" table:style-name="ce4">
            <text:p>21,905<text:s/></text:p>
          </table:table-cell>
          <table:table-cell office:value-type="float" office:value="21509" table:style-name="ce4">
            <text:p>21,509<text:s/></text:p>
          </table:table-cell>
          <table:table-cell office:value-type="float" office:value="123763" table:formula="of:=[.M7]+[.N7]" table:style-name="ce4">
            <text:p>123,763<text:s/></text:p>
          </table:table-cell>
          <table:table-cell office:value-type="float" office:value="55247" table:style-name="ce4">
            <text:p>55,247<text:s/></text:p>
          </table:table-cell>
          <table:table-cell office:value-type="float" office:value="68516" table:style-name="ce4">
            <text:p>68,516<text:s/></text:p>
          </table:table-cell>
          <table:table-cell office:value-type="float" office:value="146965" table:formula="of:=[.P7]+[.Q7]" table:style-name="ce4">
            <text:p>146,965<text:s/></text:p>
          </table:table-cell>
          <table:table-cell office:value-type="float" office:value="67141" table:style-name="ce4">
            <text:p>67,141<text:s/></text:p>
          </table:table-cell>
          <table:table-cell office:value-type="float" office:value="79824" table:style-name="ce4">
            <text:p>79,824<text:s/></text:p>
          </table:table-cell>
          <table:table-cell office:value-type="float" office:value="144894" table:formula="of:=[.S7]+[.T7]" table:style-name="ce4">
            <text:p>144,894<text:s/></text:p>
          </table:table-cell>
          <table:table-cell office:value-type="float" office:value="65052" table:style-name="ce4">
            <text:p>65,052<text:s/></text:p>
          </table:table-cell>
          <table:table-cell office:value-type="float" office:value="79842" table:style-name="ce4">
            <text:p>79,842<text:s/></text:p>
          </table:table-cell>
          <table:table-cell office:value-type="float" office:value="89300" table:formula="of:=[.V7]+[.W7]" table:style-name="ce4">
            <text:p>89,300<text:s/></text:p>
          </table:table-cell>
          <table:table-cell office:value-type="float" office:value="38436" table:style-name="ce4">
            <text:p>38,436<text:s/></text:p>
          </table:table-cell>
          <table:table-cell office:value-type="float" office:value="50864" table:style-name="ce4">
            <text:p>50,864<text:s/></text:p>
          </table:table-cell>
          <table:table-cell office:value-type="float" office:value="34012" table:formula="of:=[.Y7]+[.Z7]" table:style-name="ce4">
            <text:p>34,012<text:s/></text:p>
          </table:table-cell>
          <table:table-cell office:value-type="float" office:value="14353" table:style-name="ce4">
            <text:p>14,353<text:s/></text:p>
          </table:table-cell>
          <table:table-cell office:value-type="float" office:value="19659" table:style-name="ce4">
            <text:p>19,659<text:s/></text:p>
          </table:table-cell>
          <table:table-cell office:value-type="float" office:value="36139" table:formula="of:=[.AB7]+[.AC7]" table:style-name="ce4">
            <text:p>36,139<text:s/></text:p>
          </table:table-cell>
          <table:table-cell office:value-type="float" office:value="15696" table:style-name="ce4">
            <text:p>15,696<text:s/></text:p>
          </table:table-cell>
          <table:table-cell office:value-type="float" office:value="20443" table:style-name="ce4">
            <text:p>20,443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韓國 Korea,Republic of</text:p>
          </table:table-cell>
          <table:table-cell office:value-type="float" office:value="163953" table:formula="of:=[.D8]+[.E8]" table:style-name="ce4">
            <text:p>163,953<text:s/></text:p>
          </table:table-cell>
          <table:table-cell office:value-type="float" office:value="62460" table:formula="of:=[.G8]+[.J8]+[.M8]+[.P8]+[.S8]+[.V8]+[.Y8]+[.AB8]" table:style-name="ce4">
            <text:p>62,460<text:s/></text:p>
          </table:table-cell>
          <table:table-cell office:value-type="float" office:value="101493" table:formula="of:=[.H8]+[.K8]+[.N8]+[.Q8]+[.T8]+[.W8]+[.Z8]+[.AC8]" table:style-name="ce4">
            <text:p>101,493<text:s/></text:p>
          </table:table-cell>
          <table:table-cell office:value-type="float" office:value="17371" table:formula="of:=[.G8]+[.H8]" table:style-name="ce4">
            <text:p>17,371<text:s/></text:p>
          </table:table-cell>
          <table:table-cell office:value-type="float" office:value="8809" table:style-name="ce4">
            <text:p>8,809<text:s/></text:p>
          </table:table-cell>
          <table:table-cell office:value-type="float" office:value="8562" table:style-name="ce4">
            <text:p>8,562<text:s/></text:p>
          </table:table-cell>
          <table:table-cell office:value-type="float" office:value="14391" table:formula="of:=[.J8]+[.K8]" table:style-name="ce4">
            <text:p>14,391<text:s/></text:p>
          </table:table-cell>
          <table:table-cell office:value-type="float" office:value="6059" table:style-name="ce4">
            <text:p>6,059<text:s/></text:p>
          </table:table-cell>
          <table:table-cell office:value-type="float" office:value="8332" table:style-name="ce4">
            <text:p>8,332<text:s/></text:p>
          </table:table-cell>
          <table:table-cell office:value-type="float" office:value="34976" table:formula="of:=[.M8]+[.N8]" table:style-name="ce4">
            <text:p>34,976<text:s/></text:p>
          </table:table-cell>
          <table:table-cell office:value-type="float" office:value="11078" table:style-name="ce4">
            <text:p>11,078<text:s/></text:p>
          </table:table-cell>
          <table:table-cell office:value-type="float" office:value="23898" table:style-name="ce4">
            <text:p>23,898<text:s/></text:p>
          </table:table-cell>
          <table:table-cell office:value-type="float" office:value="31788" table:formula="of:=[.P8]+[.Q8]" table:style-name="ce4">
            <text:p>31,788<text:s/></text:p>
          </table:table-cell>
          <table:table-cell office:value-type="float" office:value="11178" table:style-name="ce4">
            <text:p>11,178<text:s/></text:p>
          </table:table-cell>
          <table:table-cell office:value-type="float" office:value="20610" table:style-name="ce4">
            <text:p>20,610<text:s/></text:p>
          </table:table-cell>
          <table:table-cell office:value-type="float" office:value="35201" table:formula="of:=[.S8]+[.T8]" table:style-name="ce4">
            <text:p>35,201<text:s/></text:p>
          </table:table-cell>
          <table:table-cell office:value-type="float" office:value="13343" table:style-name="ce4">
            <text:p>13,343<text:s/></text:p>
          </table:table-cell>
          <table:table-cell office:value-type="float" office:value="21858" table:style-name="ce4">
            <text:p>21,858<text:s/></text:p>
          </table:table-cell>
          <table:table-cell office:value-type="float" office:value="18818" table:formula="of:=[.V8]+[.W8]" table:style-name="ce4">
            <text:p>18,818<text:s/></text:p>
          </table:table-cell>
          <table:table-cell office:value-type="float" office:value="7590" table:style-name="ce4">
            <text:p>7,590<text:s/></text:p>
          </table:table-cell>
          <table:table-cell office:value-type="float" office:value="11228" table:style-name="ce4">
            <text:p>11,228<text:s/></text:p>
          </table:table-cell>
          <table:table-cell office:value-type="float" office:value="5835" table:formula="of:=[.Y8]+[.Z8]" table:style-name="ce4">
            <text:p>5,835<text:s/></text:p>
          </table:table-cell>
          <table:table-cell office:value-type="float" office:value="2240" table:style-name="ce4">
            <text:p>2,240<text:s/></text:p>
          </table:table-cell>
          <table:table-cell office:value-type="float" office:value="3595" table:style-name="ce4">
            <text:p>3,595<text:s/></text:p>
          </table:table-cell>
          <table:table-cell office:value-type="float" office:value="5573" table:formula="of:=[.AB8]+[.AC8]" table:style-name="ce4">
            <text:p>5,573<text:s/></text:p>
          </table:table-cell>
          <table:table-cell office:value-type="float" office:value="2163" table:style-name="ce4">
            <text:p>2,163<text:s/></text:p>
          </table:table-cell>
          <table:table-cell office:value-type="float" office:value="3410" table:style-name="ce4">
            <text:p>3,41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新加坡 Singapore</text:p>
          </table:table-cell>
          <table:table-cell office:value-type="float" office:value="65674" table:formula="of:=[.D9]+[.E9]" table:style-name="ce4">
            <text:p>65,674<text:s/></text:p>
          </table:table-cell>
          <table:table-cell office:value-type="float" office:value="29158" table:formula="of:=[.G9]+[.J9]+[.M9]+[.P9]+[.S9]+[.V9]+[.Y9]+[.AB9]" table:style-name="ce4">
            <text:p>29,158<text:s/></text:p>
          </table:table-cell>
          <table:table-cell office:value-type="float" office:value="36516" table:formula="of:=[.H9]+[.K9]+[.N9]+[.Q9]+[.T9]+[.W9]+[.Z9]+[.AC9]" table:style-name="ce4">
            <text:p>36,516<text:s/></text:p>
          </table:table-cell>
          <table:table-cell office:value-type="float" office:value="6539" table:formula="of:=[.G9]+[.H9]" table:style-name="ce4">
            <text:p>6,539<text:s/></text:p>
          </table:table-cell>
          <table:table-cell office:value-type="float" office:value="3518" table:style-name="ce4">
            <text:p>3,518<text:s/></text:p>
          </table:table-cell>
          <table:table-cell office:value-type="float" office:value="3021" table:style-name="ce4">
            <text:p>3,021<text:s/></text:p>
          </table:table-cell>
          <table:table-cell office:value-type="float" office:value="3291" table:formula="of:=[.J9]+[.K9]" table:style-name="ce4">
            <text:p>3,291<text:s/></text:p>
          </table:table-cell>
          <table:table-cell office:value-type="float" office:value="1572" table:style-name="ce4">
            <text:p>1,572<text:s/></text:p>
          </table:table-cell>
          <table:table-cell office:value-type="float" office:value="1719" table:style-name="ce4">
            <text:p>1,719<text:s/></text:p>
          </table:table-cell>
          <table:table-cell office:value-type="float" office:value="12182" table:formula="of:=[.M9]+[.N9]" table:style-name="ce4">
            <text:p>12,182<text:s/></text:p>
          </table:table-cell>
          <table:table-cell office:value-type="float" office:value="4349" table:style-name="ce4">
            <text:p>4,349<text:s/></text:p>
          </table:table-cell>
          <table:table-cell office:value-type="float" office:value="7833" table:style-name="ce4">
            <text:p>7,833<text:s/></text:p>
          </table:table-cell>
          <table:table-cell office:value-type="float" office:value="13554" table:formula="of:=[.P9]+[.Q9]" table:style-name="ce4">
            <text:p>13,554<text:s/></text:p>
          </table:table-cell>
          <table:table-cell office:value-type="float" office:value="5777" table:style-name="ce4">
            <text:p>5,777<text:s/></text:p>
          </table:table-cell>
          <table:table-cell office:value-type="float" office:value="7777" table:style-name="ce4">
            <text:p>7,777<text:s/></text:p>
          </table:table-cell>
          <table:table-cell office:value-type="float" office:value="12798" table:formula="of:=[.S9]+[.T9]" table:style-name="ce4">
            <text:p>12,798<text:s/></text:p>
          </table:table-cell>
          <table:table-cell office:value-type="float" office:value="6017" table:style-name="ce4">
            <text:p>6,017<text:s/></text:p>
          </table:table-cell>
          <table:table-cell office:value-type="float" office:value="6781" table:style-name="ce4">
            <text:p>6,781<text:s/></text:p>
          </table:table-cell>
          <table:table-cell office:value-type="float" office:value="9211" table:formula="of:=[.V9]+[.W9]" table:style-name="ce4">
            <text:p>9,211<text:s/></text:p>
          </table:table-cell>
          <table:table-cell office:value-type="float" office:value="4190" table:style-name="ce4">
            <text:p>4,190<text:s/></text:p>
          </table:table-cell>
          <table:table-cell office:value-type="float" office:value="5021" table:style-name="ce4">
            <text:p>5,021<text:s/></text:p>
          </table:table-cell>
          <table:table-cell office:value-type="float" office:value="3805" table:formula="of:=[.Y9]+[.Z9]" table:style-name="ce4">
            <text:p>3,805<text:s/></text:p>
          </table:table-cell>
          <table:table-cell office:value-type="float" office:value="1742" table:style-name="ce4">
            <text:p>1,742<text:s/></text:p>
          </table:table-cell>
          <table:table-cell office:value-type="float" office:value="2063" table:style-name="ce4">
            <text:p>2,063<text:s/></text:p>
          </table:table-cell>
          <table:table-cell office:value-type="float" office:value="4294" table:formula="of:=[.AB9]+[.AC9]" table:style-name="ce4">
            <text:p>4,294<text:s/></text:p>
          </table:table-cell>
          <table:table-cell office:value-type="float" office:value="1993" table:style-name="ce4">
            <text:p>1,993<text:s/></text:p>
          </table:table-cell>
          <table:table-cell office:value-type="float" office:value="2301" table:style-name="ce4">
            <text:p>2,301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馬來西亞 Malaysia</text:p>
          </table:table-cell>
          <table:table-cell office:value-type="float" office:value="49913" table:formula="of:=[.D10]+[.E10]" table:style-name="ce4">
            <text:p>49,913<text:s/></text:p>
          </table:table-cell>
          <table:table-cell office:value-type="float" office:value="24969" table:formula="of:=[.G10]+[.J10]+[.M10]+[.P10]+[.S10]+[.V10]+[.Y10]+[.AB10]" table:style-name="ce4">
            <text:p>24,969<text:s/></text:p>
          </table:table-cell>
          <table:table-cell office:value-type="float" office:value="24944" table:formula="of:=[.H10]+[.K10]+[.N10]+[.Q10]+[.T10]+[.W10]+[.Z10]+[.AC10]" table:style-name="ce4">
            <text:p>24,944<text:s/></text:p>
          </table:table-cell>
          <table:table-cell office:value-type="float" office:value="4313" table:formula="of:=[.G10]+[.H10]" table:style-name="ce4">
            <text:p>4,313<text:s/></text:p>
          </table:table-cell>
          <table:table-cell office:value-type="float" office:value="2285" table:style-name="ce4">
            <text:p>2,285<text:s/></text:p>
          </table:table-cell>
          <table:table-cell office:value-type="float" office:value="2028" table:style-name="ce4">
            <text:p>2,028<text:s/></text:p>
          </table:table-cell>
          <table:table-cell office:value-type="float" office:value="2546" table:formula="of:=[.J10]+[.K10]" table:style-name="ce4">
            <text:p>2,546<text:s/></text:p>
          </table:table-cell>
          <table:table-cell office:value-type="float" office:value="1283" table:style-name="ce4">
            <text:p>1,283<text:s/></text:p>
          </table:table-cell>
          <table:table-cell office:value-type="float" office:value="1263" table:style-name="ce4">
            <text:p>1,263<text:s/></text:p>
          </table:table-cell>
          <table:table-cell office:value-type="float" office:value="8376" table:formula="of:=[.M10]+[.N10]" table:style-name="ce4">
            <text:p>8,376<text:s/></text:p>
          </table:table-cell>
          <table:table-cell office:value-type="float" office:value="3938" table:style-name="ce4">
            <text:p>3,938<text:s/></text:p>
          </table:table-cell>
          <table:table-cell office:value-type="float" office:value="4438" table:style-name="ce4">
            <text:p>4,438<text:s/></text:p>
          </table:table-cell>
          <table:table-cell office:value-type="float" office:value="9329" table:formula="of:=[.P10]+[.Q10]" table:style-name="ce4">
            <text:p>9,329<text:s/></text:p>
          </table:table-cell>
          <table:table-cell office:value-type="float" office:value="4729" table:style-name="ce4">
            <text:p>4,729<text:s/></text:p>
          </table:table-cell>
          <table:table-cell office:value-type="float" office:value="4600" table:style-name="ce4">
            <text:p>4,600<text:s/></text:p>
          </table:table-cell>
          <table:table-cell office:value-type="float" office:value="9900" table:formula="of:=[.S10]+[.T10]" table:style-name="ce4">
            <text:p>9,900<text:s/></text:p>
          </table:table-cell>
          <table:table-cell office:value-type="float" office:value="4960" table:style-name="ce4">
            <text:p>4,960<text:s/></text:p>
          </table:table-cell>
          <table:table-cell office:value-type="float" office:value="4940" table:style-name="ce4">
            <text:p>4,940<text:s/></text:p>
          </table:table-cell>
          <table:table-cell office:value-type="float" office:value="8362" table:formula="of:=[.V10]+[.W10]" table:style-name="ce4">
            <text:p>8,362<text:s/></text:p>
          </table:table-cell>
          <table:table-cell office:value-type="float" office:value="4158" table:style-name="ce4">
            <text:p>4,158<text:s/></text:p>
          </table:table-cell>
          <table:table-cell office:value-type="float" office:value="4204" table:style-name="ce4">
            <text:p>4,204<text:s/></text:p>
          </table:table-cell>
          <table:table-cell office:value-type="float" office:value="3455" table:formula="of:=[.Y10]+[.Z10]" table:style-name="ce4">
            <text:p>3,455<text:s/></text:p>
          </table:table-cell>
          <table:table-cell office:value-type="float" office:value="1793" table:style-name="ce4">
            <text:p>1,793<text:s/></text:p>
          </table:table-cell>
          <table:table-cell office:value-type="float" office:value="1662" table:style-name="ce4">
            <text:p>1,662<text:s/></text:p>
          </table:table-cell>
          <table:table-cell office:value-type="float" office:value="3632" table:formula="of:=[.AB10]+[.AC10]" table:style-name="ce4">
            <text:p>3,632<text:s/></text:p>
          </table:table-cell>
          <table:table-cell office:value-type="float" office:value="1823" table:style-name="ce4">
            <text:p>1,823<text:s/></text:p>
          </table:table-cell>
          <table:table-cell office:value-type="float" office:value="1809" table:style-name="ce4">
            <text:p>1,809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泰國 Thailand</text:p>
          </table:table-cell>
          <table:table-cell office:value-type="float" office:value="127693" table:formula="of:=[.D11]+[.E11]" table:style-name="ce4">
            <text:p>127,693<text:s/></text:p>
          </table:table-cell>
          <table:table-cell office:value-type="float" office:value="61657" table:formula="of:=[.G11]+[.J11]+[.M11]+[.P11]+[.S11]+[.V11]+[.Y11]+[.AB11]" table:style-name="ce4">
            <text:p>61,657<text:s/></text:p>
          </table:table-cell>
          <table:table-cell office:value-type="float" office:value="66036" table:formula="of:=[.H11]+[.K11]+[.N11]+[.Q11]+[.T11]+[.W11]+[.Z11]+[.AC11]" table:style-name="ce4">
            <text:p>66,036<text:s/></text:p>
          </table:table-cell>
          <table:table-cell office:value-type="float" office:value="9731" table:formula="of:=[.G11]+[.H11]" table:style-name="ce4">
            <text:p>9,731<text:s/></text:p>
          </table:table-cell>
          <table:table-cell office:value-type="float" office:value="5088" table:style-name="ce4">
            <text:p>5,088<text:s/></text:p>
          </table:table-cell>
          <table:table-cell office:value-type="float" office:value="4643" table:style-name="ce4">
            <text:p>4,643<text:s/></text:p>
          </table:table-cell>
          <table:table-cell office:value-type="float" office:value="6458" table:formula="of:=[.J11]+[.K11]" table:style-name="ce4">
            <text:p>6,458<text:s/></text:p>
          </table:table-cell>
          <table:table-cell office:value-type="float" office:value="3113" table:style-name="ce4">
            <text:p>3,113<text:s/></text:p>
          </table:table-cell>
          <table:table-cell office:value-type="float" office:value="3345" table:style-name="ce4">
            <text:p>3,345<text:s/></text:p>
          </table:table-cell>
          <table:table-cell office:value-type="float" office:value="25385" table:formula="of:=[.M11]+[.N11]" table:style-name="ce4">
            <text:p>25,385<text:s/></text:p>
          </table:table-cell>
          <table:table-cell office:value-type="float" office:value="11261" table:style-name="ce4">
            <text:p>11,261<text:s/></text:p>
          </table:table-cell>
          <table:table-cell office:value-type="float" office:value="14124" table:style-name="ce4">
            <text:p>14,124<text:s/></text:p>
          </table:table-cell>
          <table:table-cell office:value-type="float" office:value="26296" table:formula="of:=[.P11]+[.Q11]" table:style-name="ce4">
            <text:p>26,296<text:s/></text:p>
          </table:table-cell>
          <table:table-cell office:value-type="float" office:value="12884" table:style-name="ce4">
            <text:p>12,884<text:s/></text:p>
          </table:table-cell>
          <table:table-cell office:value-type="float" office:value="13412" table:style-name="ce4">
            <text:p>13,412<text:s/></text:p>
          </table:table-cell>
          <table:table-cell office:value-type="float" office:value="25528" table:formula="of:=[.S11]+[.T11]" table:style-name="ce4">
            <text:p>25,528<text:s/></text:p>
          </table:table-cell>
          <table:table-cell office:value-type="float" office:value="12517" table:style-name="ce4">
            <text:p>12,517<text:s/></text:p>
          </table:table-cell>
          <table:table-cell office:value-type="float" office:value="13011" table:style-name="ce4">
            <text:p>13,011<text:s/></text:p>
          </table:table-cell>
          <table:table-cell office:value-type="float" office:value="18783" table:formula="of:=[.V11]+[.W11]" table:style-name="ce4">
            <text:p>18,783<text:s/></text:p>
          </table:table-cell>
          <table:table-cell office:value-type="float" office:value="9286" table:style-name="ce4">
            <text:p>9,286<text:s/></text:p>
          </table:table-cell>
          <table:table-cell office:value-type="float" office:value="9497" table:style-name="ce4">
            <text:p>9,497<text:s/></text:p>
          </table:table-cell>
          <table:table-cell office:value-type="float" office:value="7673" table:formula="of:=[.Y11]+[.Z11]" table:style-name="ce4">
            <text:p>7,673<text:s/></text:p>
          </table:table-cell>
          <table:table-cell office:value-type="float" office:value="3678" table:style-name="ce4">
            <text:p>3,678<text:s/></text:p>
          </table:table-cell>
          <table:table-cell office:value-type="float" office:value="3995" table:style-name="ce4">
            <text:p>3,995<text:s/></text:p>
          </table:table-cell>
          <table:table-cell office:value-type="float" office:value="7839" table:formula="of:=[.AB11]+[.AC11]" table:style-name="ce4">
            <text:p>7,839<text:s/></text:p>
          </table:table-cell>
          <table:table-cell office:value-type="float" office:value="3830" table:style-name="ce4">
            <text:p>3,830<text:s/></text:p>
          </table:table-cell>
          <table:table-cell office:value-type="float" office:value="4009" table:style-name="ce4">
            <text:p>4,009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菲律賓 Philippines</text:p>
          </table:table-cell>
          <table:table-cell office:value-type="float" office:value="49093" table:formula="of:=[.D12]+[.E12]" table:style-name="ce4">
            <text:p>49,093<text:s/></text:p>
          </table:table-cell>
          <table:table-cell office:value-type="float" office:value="26135" table:formula="of:=[.G12]+[.J12]+[.M12]+[.P12]+[.S12]+[.V12]+[.Y12]+[.AB12]" table:style-name="ce4">
            <text:p>26,135<text:s/></text:p>
          </table:table-cell>
          <table:table-cell office:value-type="float" office:value="22958" table:formula="of:=[.H12]+[.K12]+[.N12]+[.Q12]+[.T12]+[.W12]+[.Z12]+[.AC12]" table:style-name="ce4">
            <text:p>22,958<text:s/></text:p>
          </table:table-cell>
          <table:table-cell office:value-type="float" office:value="3353" table:formula="of:=[.G12]+[.H12]" table:style-name="ce4">
            <text:p>3,353<text:s/></text:p>
          </table:table-cell>
          <table:table-cell office:value-type="float" office:value="1796" table:style-name="ce4">
            <text:p>1,796<text:s/></text:p>
          </table:table-cell>
          <table:table-cell office:value-type="float" office:value="1557" table:style-name="ce4">
            <text:p>1,557<text:s/></text:p>
          </table:table-cell>
          <table:table-cell office:value-type="float" office:value="2433" table:formula="of:=[.J12]+[.K12]" table:style-name="ce4">
            <text:p>2,433<text:s/></text:p>
          </table:table-cell>
          <table:table-cell office:value-type="float" office:value="1261" table:style-name="ce4">
            <text:p>1,261<text:s/></text:p>
          </table:table-cell>
          <table:table-cell office:value-type="float" office:value="1172" table:style-name="ce4">
            <text:p>1,172<text:s/></text:p>
          </table:table-cell>
          <table:table-cell office:value-type="float" office:value="12109" table:formula="of:=[.M12]+[.N12]" table:style-name="ce4">
            <text:p>12,109<text:s/></text:p>
          </table:table-cell>
          <table:table-cell office:value-type="float" office:value="5566" table:style-name="ce4">
            <text:p>5,566<text:s/></text:p>
          </table:table-cell>
          <table:table-cell office:value-type="float" office:value="6543" table:style-name="ce4">
            <text:p>6,543<text:s/></text:p>
          </table:table-cell>
          <table:table-cell office:value-type="float" office:value="11309" table:formula="of:=[.P12]+[.Q12]" table:style-name="ce4">
            <text:p>11,309<text:s/></text:p>
          </table:table-cell>
          <table:table-cell office:value-type="float" office:value="6246" table:style-name="ce4">
            <text:p>6,246<text:s/></text:p>
          </table:table-cell>
          <table:table-cell office:value-type="float" office:value="5063" table:style-name="ce4">
            <text:p>5,063<text:s/></text:p>
          </table:table-cell>
          <table:table-cell office:value-type="float" office:value="8930" table:formula="of:=[.S12]+[.T12]" table:style-name="ce4">
            <text:p>8,930<text:s/></text:p>
          </table:table-cell>
          <table:table-cell office:value-type="float" office:value="4971" table:style-name="ce4">
            <text:p>4,971<text:s/></text:p>
          </table:table-cell>
          <table:table-cell office:value-type="float" office:value="3959" table:style-name="ce4">
            <text:p>3,959<text:s/></text:p>
          </table:table-cell>
          <table:table-cell office:value-type="float" office:value="6449" table:formula="of:=[.V12]+[.W12]" table:style-name="ce4">
            <text:p>6,449<text:s/></text:p>
          </table:table-cell>
          <table:table-cell office:value-type="float" office:value="3666" table:style-name="ce4">
            <text:p>3,666<text:s/></text:p>
          </table:table-cell>
          <table:table-cell office:value-type="float" office:value="2783" table:style-name="ce4">
            <text:p>2,783<text:s/></text:p>
          </table:table-cell>
          <table:table-cell office:value-type="float" office:value="2342" table:formula="of:=[.Y12]+[.Z12]" table:style-name="ce4">
            <text:p>2,342<text:s/></text:p>
          </table:table-cell>
          <table:table-cell office:value-type="float" office:value="1364" table:style-name="ce4">
            <text:p>1,364<text:s/></text:p>
          </table:table-cell>
          <table:table-cell office:value-type="float" office:value="978" table:style-name="ce4">
            <text:p>978<text:s/></text:p>
          </table:table-cell>
          <table:table-cell office:value-type="float" office:value="2168" table:formula="of:=[.AB12]+[.AC12]" table:style-name="ce4">
            <text:p>2,168<text:s/></text:p>
          </table:table-cell>
          <table:table-cell office:value-type="float" office:value="1265" table:style-name="ce4">
            <text:p>1,265<text:s/></text:p>
          </table:table-cell>
          <table:table-cell office:value-type="float" office:value="903" table:style-name="ce4">
            <text:p>903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印尼 Indonesia</text:p>
          </table:table-cell>
          <table:table-cell office:value-type="float" office:value="30237" table:formula="of:=[.D13]+[.E13]" table:style-name="ce4">
            <text:p>30,237<text:s/></text:p>
          </table:table-cell>
          <table:table-cell office:value-type="float" office:value="15402" table:formula="of:=[.G13]+[.J13]+[.M13]+[.P13]+[.S13]+[.V13]+[.Y13]+[.AB13]" table:style-name="ce4">
            <text:p>15,402<text:s/></text:p>
          </table:table-cell>
          <table:table-cell office:value-type="float" office:value="14835" table:formula="of:=[.H13]+[.K13]+[.N13]+[.Q13]+[.T13]+[.W13]+[.Z13]+[.AC13]" table:style-name="ce4">
            <text:p>14,835<text:s/></text:p>
          </table:table-cell>
          <table:table-cell office:value-type="float" office:value="2653" table:formula="of:=[.G13]+[.H13]" table:style-name="ce4">
            <text:p>2,653<text:s/></text:p>
          </table:table-cell>
          <table:table-cell office:value-type="float" office:value="1420" table:style-name="ce4">
            <text:p>1,420<text:s/></text:p>
          </table:table-cell>
          <table:table-cell office:value-type="float" office:value="1233" table:style-name="ce4">
            <text:p>1,233<text:s/></text:p>
          </table:table-cell>
          <table:table-cell office:value-type="float" office:value="1557" table:formula="of:=[.J13]+[.K13]" table:style-name="ce4">
            <text:p>1,557<text:s/></text:p>
          </table:table-cell>
          <table:table-cell office:value-type="float" office:value="740" table:style-name="ce4">
            <text:p>740<text:s/></text:p>
          </table:table-cell>
          <table:table-cell office:value-type="float" office:value="817" table:style-name="ce4">
            <text:p>817<text:s/></text:p>
          </table:table-cell>
          <table:table-cell office:value-type="float" office:value="4194" table:formula="of:=[.M13]+[.N13]" table:style-name="ce4">
            <text:p>4,194<text:s/></text:p>
          </table:table-cell>
          <table:table-cell office:value-type="float" office:value="1863" table:style-name="ce4">
            <text:p>1,863<text:s/></text:p>
          </table:table-cell>
          <table:table-cell office:value-type="float" office:value="2331" table:style-name="ce4">
            <text:p>2,331<text:s/></text:p>
          </table:table-cell>
          <table:table-cell office:value-type="float" office:value="6596" table:formula="of:=[.P13]+[.Q13]" table:style-name="ce4">
            <text:p>6,596<text:s/></text:p>
          </table:table-cell>
          <table:table-cell office:value-type="float" office:value="3342" table:style-name="ce4">
            <text:p>3,342<text:s/></text:p>
          </table:table-cell>
          <table:table-cell office:value-type="float" office:value="3254" table:style-name="ce4">
            <text:p>3,254<text:s/></text:p>
          </table:table-cell>
          <table:table-cell office:value-type="float" office:value="6926" table:formula="of:=[.S13]+[.T13]" table:style-name="ce4">
            <text:p>6,926<text:s/></text:p>
          </table:table-cell>
          <table:table-cell office:value-type="float" office:value="3351" table:style-name="ce4">
            <text:p>3,351<text:s/></text:p>
          </table:table-cell>
          <table:table-cell office:value-type="float" office:value="3575" table:style-name="ce4">
            <text:p>3,575<text:s/></text:p>
          </table:table-cell>
          <table:table-cell office:value-type="float" office:value="4581" table:formula="of:=[.V13]+[.W13]" table:style-name="ce4">
            <text:p>4,581<text:s/></text:p>
          </table:table-cell>
          <table:table-cell office:value-type="float" office:value="2547" table:style-name="ce4">
            <text:p>2,547<text:s/></text:p>
          </table:table-cell>
          <table:table-cell office:value-type="float" office:value="2034" table:style-name="ce4">
            <text:p>2,034<text:s/></text:p>
          </table:table-cell>
          <table:table-cell office:value-type="float" office:value="1828" table:formula="of:=[.Y13]+[.Z13]" table:style-name="ce4">
            <text:p>1,828<text:s/></text:p>
          </table:table-cell>
          <table:table-cell office:value-type="float" office:value="1101" table:style-name="ce4">
            <text:p>1,101<text:s/></text:p>
          </table:table-cell>
          <table:table-cell office:value-type="float" office:value="727" table:style-name="ce4">
            <text:p>727<text:s/></text:p>
          </table:table-cell>
          <table:table-cell office:value-type="float" office:value="1902" table:formula="of:=[.AB13]+[.AC13]" table:style-name="ce4">
            <text:p>1,902<text:s/></text:p>
          </table:table-cell>
          <table:table-cell office:value-type="float" office:value="1038" table:style-name="ce4">
            <text:p>1,038<text:s/></text:p>
          </table:table-cell>
          <table:table-cell office:value-type="float" office:value="864" table:style-name="ce4">
            <text:p>864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汶淶 Brunei</text:p>
          </table:table-cell>
          <table:table-cell office:value-type="float" office:value="1594" table:formula="of:=[.D14]+[.E14]" table:style-name="ce4">
            <text:p>1,594<text:s/></text:p>
          </table:table-cell>
          <table:table-cell office:value-type="float" office:value="730" table:formula="of:=[.G14]+[.J14]+[.M14]+[.P14]+[.S14]+[.V14]+[.Y14]+[.AB14]" table:style-name="ce4">
            <text:p>730<text:s/></text:p>
          </table:table-cell>
          <table:table-cell office:value-type="float" office:value="864" table:formula="of:=[.H14]+[.K14]+[.N14]+[.Q14]+[.T14]+[.W14]+[.Z14]+[.AC14]" table:style-name="ce4">
            <text:p>864<text:s/></text:p>
          </table:table-cell>
          <table:table-cell office:value-type="float" office:value="73" table:formula="of:=[.G14]+[.H14]" table:style-name="ce4">
            <text:p>73<text:s/></text:p>
          </table:table-cell>
          <table:table-cell office:value-type="float" office:value="34" table:style-name="ce4">
            <text:p>34<text:s/></text:p>
          </table:table-cell>
          <table:table-cell office:value-type="float" office:value="39" table:style-name="ce4">
            <text:p>39<text:s/></text:p>
          </table:table-cell>
          <table:table-cell office:value-type="float" office:value="87" table:formula="of:=[.J14]+[.K14]" table:style-name="ce4">
            <text:p>87<text:s/></text:p>
          </table:table-cell>
          <table:table-cell office:value-type="float" office:value="51" table:style-name="ce4">
            <text:p>51<text:s/></text:p>
          </table:table-cell>
          <table:table-cell office:value-type="float" office:value="36" table:style-name="ce4">
            <text:p>36<text:s/></text:p>
          </table:table-cell>
          <table:table-cell office:value-type="float" office:value="171" table:formula="of:=[.M14]+[.N14]" table:style-name="ce4">
            <text:p>171<text:s/></text:p>
          </table:table-cell>
          <table:table-cell office:value-type="float" office:value="70" table:style-name="ce4">
            <text:p>70<text:s/></text:p>
          </table:table-cell>
          <table:table-cell office:value-type="float" office:value="101" table:style-name="ce4">
            <text:p>101<text:s/></text:p>
          </table:table-cell>
          <table:table-cell office:value-type="float" office:value="187" table:formula="of:=[.P14]+[.Q14]" table:style-name="ce4">
            <text:p>187<text:s/></text:p>
          </table:table-cell>
          <table:table-cell office:value-type="float" office:value="89" table:style-name="ce4">
            <text:p>89<text:s/></text:p>
          </table:table-cell>
          <table:table-cell office:value-type="float" office:value="98" table:style-name="ce4">
            <text:p>98<text:s/></text:p>
          </table:table-cell>
          <table:table-cell office:value-type="float" office:value="236" table:formula="of:=[.S14]+[.T14]" table:style-name="ce4">
            <text:p>236<text:s/></text:p>
          </table:table-cell>
          <table:table-cell office:value-type="float" office:value="101" table:style-name="ce4">
            <text:p>101<text:s/></text:p>
          </table:table-cell>
          <table:table-cell office:value-type="float" office:value="135" table:style-name="ce4">
            <text:p>135<text:s/></text:p>
          </table:table-cell>
          <table:table-cell office:value-type="float" office:value="300" table:formula="of:=[.V14]+[.W14]" table:style-name="ce4">
            <text:p>300<text:s/></text:p>
          </table:table-cell>
          <table:table-cell office:value-type="float" office:value="130" table:style-name="ce4">
            <text:p>130<text:s/></text:p>
          </table:table-cell>
          <table:table-cell office:value-type="float" office:value="170" table:style-name="ce4">
            <text:p>170<text:s/></text:p>
          </table:table-cell>
          <table:table-cell office:value-type="float" office:value="222" table:formula="of:=[.Y14]+[.Z14]" table:style-name="ce4">
            <text:p>222<text:s/></text:p>
          </table:table-cell>
          <table:table-cell office:value-type="float" office:value="94" table:style-name="ce4">
            <text:p>94<text:s/></text:p>
          </table:table-cell>
          <table:table-cell office:value-type="float" office:value="128" table:style-name="ce4">
            <text:p>128<text:s/></text:p>
          </table:table-cell>
          <table:table-cell office:value-type="float" office:value="318" table:formula="of:=[.AB14]+[.AC14]" table:style-name="ce4">
            <text:p>318<text:s/></text:p>
          </table:table-cell>
          <table:table-cell office:value-type="float" office:value="161" table:style-name="ce4">
            <text:p>161<text:s/></text:p>
          </table:table-cell>
          <table:table-cell office:value-type="float" office:value="157" table:style-name="ce4">
            <text:p>157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越南 Vietnam</text:p>
          </table:table-cell>
          <table:table-cell office:value-type="float" office:value="158286" table:formula="of:=[.D15]+[.E15]" table:style-name="ce4">
            <text:p>158,286<text:s/></text:p>
          </table:table-cell>
          <table:table-cell office:value-type="float" office:value="86220" table:formula="of:=[.G15]+[.J15]+[.M15]+[.P15]+[.S15]+[.V15]+[.Y15]+[.AB15]" table:style-name="ce4">
            <text:p>86,220<text:s/></text:p>
          </table:table-cell>
          <table:table-cell office:value-type="float" office:value="72066" table:formula="of:=[.H15]+[.K15]+[.N15]+[.Q15]+[.T15]+[.W15]+[.Z15]+[.AC15]" table:style-name="ce4">
            <text:p>72,066<text:s/></text:p>
          </table:table-cell>
          <table:table-cell office:value-type="float" office:value="12008" table:formula="of:=[.G15]+[.H15]" table:style-name="ce4">
            <text:p>12,008<text:s/></text:p>
          </table:table-cell>
          <table:table-cell office:value-type="float" office:value="6246" table:style-name="ce4">
            <text:p>6,246<text:s/></text:p>
          </table:table-cell>
          <table:table-cell office:value-type="float" office:value="5762" table:style-name="ce4">
            <text:p>5,762<text:s/></text:p>
          </table:table-cell>
          <table:table-cell office:value-type="float" office:value="8261" table:formula="of:=[.J15]+[.K15]" table:style-name="ce4">
            <text:p>8,261<text:s/></text:p>
          </table:table-cell>
          <table:table-cell office:value-type="float" office:value="4046" table:style-name="ce4">
            <text:p>4,046<text:s/></text:p>
          </table:table-cell>
          <table:table-cell office:value-type="float" office:value="4215" table:style-name="ce4">
            <text:p>4,215<text:s/></text:p>
          </table:table-cell>
          <table:table-cell office:value-type="float" office:value="16667" table:formula="of:=[.M15]+[.N15]" table:style-name="ce4">
            <text:p>16,667<text:s/></text:p>
          </table:table-cell>
          <table:table-cell office:value-type="float" office:value="8413" table:style-name="ce4">
            <text:p>8,413<text:s/></text:p>
          </table:table-cell>
          <table:table-cell office:value-type="float" office:value="8254" table:style-name="ce4">
            <text:p>8,254<text:s/></text:p>
          </table:table-cell>
          <table:table-cell office:value-type="float" office:value="34579" table:formula="of:=[.P15]+[.Q15]" table:style-name="ce4">
            <text:p>34,579<text:s/></text:p>
          </table:table-cell>
          <table:table-cell office:value-type="float" office:value="16957" table:style-name="ce4">
            <text:p>16,957<text:s/></text:p>
          </table:table-cell>
          <table:table-cell office:value-type="float" office:value="17622" table:style-name="ce4">
            <text:p>17,622<text:s/></text:p>
          </table:table-cell>
          <table:table-cell office:value-type="float" office:value="35627" table:formula="of:=[.S15]+[.T15]" table:style-name="ce4">
            <text:p>35,627<text:s/></text:p>
          </table:table-cell>
          <table:table-cell office:value-type="float" office:value="19575" table:style-name="ce4">
            <text:p>19,575<text:s/></text:p>
          </table:table-cell>
          <table:table-cell office:value-type="float" office:value="16052" table:style-name="ce4">
            <text:p>16,052<text:s/></text:p>
          </table:table-cell>
          <table:table-cell office:value-type="float" office:value="28205" table:formula="of:=[.V15]+[.W15]" table:style-name="ce4">
            <text:p>28,205<text:s/></text:p>
          </table:table-cell>
          <table:table-cell office:value-type="float" office:value="17384" table:style-name="ce4">
            <text:p>17,384<text:s/></text:p>
          </table:table-cell>
          <table:table-cell office:value-type="float" office:value="10821" table:style-name="ce4">
            <text:p>10,821<text:s/></text:p>
          </table:table-cell>
          <table:table-cell office:value-type="float" office:value="11981" table:formula="of:=[.Y15]+[.Z15]" table:style-name="ce4">
            <text:p>11,981<text:s/></text:p>
          </table:table-cell>
          <table:table-cell office:value-type="float" office:value="7381" table:style-name="ce4">
            <text:p>7,381<text:s/></text:p>
          </table:table-cell>
          <table:table-cell office:value-type="float" office:value="4600" table:style-name="ce4">
            <text:p>4,600<text:s/></text:p>
          </table:table-cell>
          <table:table-cell office:value-type="float" office:value="10958" table:formula="of:=[.AB15]+[.AC15]" table:style-name="ce4">
            <text:p>10,958<text:s/></text:p>
          </table:table-cell>
          <table:table-cell office:value-type="float" office:value="6218" table:style-name="ce4">
            <text:p>6,218<text:s/></text:p>
          </table:table-cell>
          <table:table-cell office:value-type="float" office:value="4740" table:style-name="ce4">
            <text:p>4,74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緬甸 Myanmar</text:p>
          </table:table-cell>
          <table:table-cell office:value-type="float" office:value="5374" table:formula="of:=[.D16]+[.E16]" table:style-name="ce4">
            <text:p>5,374<text:s/></text:p>
          </table:table-cell>
          <table:table-cell office:value-type="float" office:value="3059" table:formula="of:=[.G16]+[.J16]+[.M16]+[.P16]+[.S16]+[.V16]+[.Y16]+[.AB16]" table:style-name="ce4">
            <text:p>3,059<text:s/></text:p>
          </table:table-cell>
          <table:table-cell office:value-type="float" office:value="2315" table:formula="of:=[.H16]+[.K16]+[.N16]+[.Q16]+[.T16]+[.W16]+[.Z16]+[.AC16]" table:style-name="ce4">
            <text:p>2,315<text:s/></text:p>
          </table:table-cell>
          <table:table-cell office:value-type="float" office:value="344" table:formula="of:=[.G16]+[.H16]" table:style-name="ce4">
            <text:p>344<text:s/></text:p>
          </table:table-cell>
          <table:table-cell office:value-type="float" office:value="187" table:style-name="ce4">
            <text:p>187<text:s/></text:p>
          </table:table-cell>
          <table:table-cell office:value-type="float" office:value="157" table:style-name="ce4">
            <text:p>157<text:s/></text:p>
          </table:table-cell>
          <table:table-cell office:value-type="float" office:value="141" table:formula="of:=[.J16]+[.K16]" table:style-name="ce4">
            <text:p>141<text:s/></text:p>
          </table:table-cell>
          <table:table-cell office:value-type="float" office:value="71" table:style-name="ce4">
            <text:p>71<text:s/></text:p>
          </table:table-cell>
          <table:table-cell office:value-type="float" office:value="70" table:style-name="ce4">
            <text:p>70<text:s/></text:p>
          </table:table-cell>
          <table:table-cell office:value-type="float" office:value="473" table:formula="of:=[.M16]+[.N16]" table:style-name="ce4">
            <text:p>473<text:s/></text:p>
          </table:table-cell>
          <table:table-cell office:value-type="float" office:value="272" table:style-name="ce4">
            <text:p>272<text:s/></text:p>
          </table:table-cell>
          <table:table-cell office:value-type="float" office:value="201" table:style-name="ce4">
            <text:p>201<text:s/></text:p>
          </table:table-cell>
          <table:table-cell office:value-type="float" office:value="924" table:formula="of:=[.P16]+[.Q16]" table:style-name="ce4">
            <text:p>924<text:s/></text:p>
          </table:table-cell>
          <table:table-cell office:value-type="float" office:value="573" table:style-name="ce4">
            <text:p>573<text:s/></text:p>
          </table:table-cell>
          <table:table-cell office:value-type="float" office:value="351" table:style-name="ce4">
            <text:p>351<text:s/></text:p>
          </table:table-cell>
          <table:table-cell office:value-type="float" office:value="1095" table:formula="of:=[.S16]+[.T16]" table:style-name="ce4">
            <text:p>1,095<text:s/></text:p>
          </table:table-cell>
          <table:table-cell office:value-type="float" office:value="591" table:style-name="ce4">
            <text:p>591<text:s/></text:p>
          </table:table-cell>
          <table:table-cell office:value-type="float" office:value="504" table:style-name="ce4">
            <text:p>504<text:s/></text:p>
          </table:table-cell>
          <table:table-cell office:value-type="float" office:value="1209" table:formula="of:=[.V16]+[.W16]" table:style-name="ce4">
            <text:p>1,209<text:s/></text:p>
          </table:table-cell>
          <table:table-cell office:value-type="float" office:value="695" table:style-name="ce4">
            <text:p>695<text:s/></text:p>
          </table:table-cell>
          <table:table-cell office:value-type="float" office:value="514" table:style-name="ce4">
            <text:p>514<text:s/></text:p>
          </table:table-cell>
          <table:table-cell office:value-type="float" office:value="570" table:formula="of:=[.Y16]+[.Z16]" table:style-name="ce4">
            <text:p>570<text:s/></text:p>
          </table:table-cell>
          <table:table-cell office:value-type="float" office:value="320" table:style-name="ce4">
            <text:p>320<text:s/></text:p>
          </table:table-cell>
          <table:table-cell office:value-type="float" office:value="250" table:style-name="ce4">
            <text:p>250<text:s/></text:p>
          </table:table-cell>
          <table:table-cell office:value-type="float" office:value="618" table:formula="of:=[.AB16]+[.AC16]" table:style-name="ce4">
            <text:p>618<text:s/></text:p>
          </table:table-cell>
          <table:table-cell office:value-type="float" office:value="350" table:style-name="ce4">
            <text:p>350<text:s/></text:p>
          </table:table-cell>
          <table:table-cell office:value-type="float" office:value="268" table:style-name="ce4">
            <text:p>268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柬埔寨 Cambodia</text:p>
          </table:table-cell>
          <table:table-cell office:value-type="float" office:value="16157" table:formula="of:=[.D17]+[.E17]" table:style-name="ce4">
            <text:p>16,157<text:s/></text:p>
          </table:table-cell>
          <table:table-cell office:value-type="float" office:value="9376" table:formula="of:=[.G17]+[.J17]+[.M17]+[.P17]+[.S17]+[.V17]+[.Y17]+[.AB17]" table:style-name="ce4">
            <text:p>9,376<text:s/></text:p>
          </table:table-cell>
          <table:table-cell office:value-type="float" office:value="6781" table:formula="of:=[.H17]+[.K17]+[.N17]+[.Q17]+[.T17]+[.W17]+[.Z17]+[.AC17]" table:style-name="ce4">
            <text:p>6,781<text:s/></text:p>
          </table:table-cell>
          <table:table-cell office:value-type="float" office:value="480" table:formula="of:=[.G17]+[.H17]" table:style-name="ce4">
            <text:p>480<text:s/></text:p>
          </table:table-cell>
          <table:table-cell office:value-type="float" office:value="269" table:style-name="ce4">
            <text:p>269<text:s/></text:p>
          </table:table-cell>
          <table:table-cell office:value-type="float" office:value="211" table:style-name="ce4">
            <text:p>211<text:s/></text:p>
          </table:table-cell>
          <table:table-cell office:value-type="float" office:value="513" table:formula="of:=[.J17]+[.K17]" table:style-name="ce4">
            <text:p>513<text:s/></text:p>
          </table:table-cell>
          <table:table-cell office:value-type="float" office:value="258" table:style-name="ce4">
            <text:p>258<text:s/></text:p>
          </table:table-cell>
          <table:table-cell office:value-type="float" office:value="255" table:style-name="ce4">
            <text:p>255<text:s/></text:p>
          </table:table-cell>
          <table:table-cell office:value-type="float" office:value="2507" table:formula="of:=[.M17]+[.N17]" table:style-name="ce4">
            <text:p>2,507<text:s/></text:p>
          </table:table-cell>
          <table:table-cell office:value-type="float" office:value="1356" table:style-name="ce4">
            <text:p>1,356<text:s/></text:p>
          </table:table-cell>
          <table:table-cell office:value-type="float" office:value="1151" table:style-name="ce4">
            <text:p>1,151<text:s/></text:p>
          </table:table-cell>
          <table:table-cell office:value-type="float" office:value="3344" table:formula="of:=[.P17]+[.Q17]" table:style-name="ce4">
            <text:p>3,344<text:s/></text:p>
          </table:table-cell>
          <table:table-cell office:value-type="float" office:value="1977" table:style-name="ce4">
            <text:p>1,977<text:s/></text:p>
          </table:table-cell>
          <table:table-cell office:value-type="float" office:value="1367" table:style-name="ce4">
            <text:p>1,367<text:s/></text:p>
          </table:table-cell>
          <table:table-cell office:value-type="float" office:value="3328" table:formula="of:=[.S17]+[.T17]" table:style-name="ce4">
            <text:p>3,328<text:s/></text:p>
          </table:table-cell>
          <table:table-cell office:value-type="float" office:value="1909" table:style-name="ce4">
            <text:p>1,909<text:s/></text:p>
          </table:table-cell>
          <table:table-cell office:value-type="float" office:value="1419" table:style-name="ce4">
            <text:p>1,419<text:s/></text:p>
          </table:table-cell>
          <table:table-cell office:value-type="float" office:value="3315" table:formula="of:=[.V17]+[.W17]" table:style-name="ce4">
            <text:p>3,315<text:s/></text:p>
          </table:table-cell>
          <table:table-cell office:value-type="float" office:value="1949" table:style-name="ce4">
            <text:p>1,949<text:s/></text:p>
          </table:table-cell>
          <table:table-cell office:value-type="float" office:value="1366" table:style-name="ce4">
            <text:p>1,366<text:s/></text:p>
          </table:table-cell>
          <table:table-cell office:value-type="float" office:value="1452" table:formula="of:=[.Y17]+[.Z17]" table:style-name="ce4">
            <text:p>1,452<text:s/></text:p>
          </table:table-cell>
          <table:table-cell office:value-type="float" office:value="916" table:style-name="ce4">
            <text:p>916<text:s/></text:p>
          </table:table-cell>
          <table:table-cell office:value-type="float" office:value="536" table:style-name="ce4">
            <text:p>536<text:s/></text:p>
          </table:table-cell>
          <table:table-cell office:value-type="float" office:value="1218" table:formula="of:=[.AB17]+[.AC17]" table:style-name="ce4">
            <text:p>1,218<text:s/></text:p>
          </table:table-cell>
          <table:table-cell office:value-type="float" office:value="742" table:style-name="ce4">
            <text:p>742<text:s/></text:p>
          </table:table-cell>
          <table:table-cell office:value-type="float" office:value="476" table:style-name="ce4">
            <text:p>476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阿拉伯聯合大公國 United Arab Emirates</text:p>
          </table:table-cell>
          <table:table-cell office:value-type="float" office:value="26801" table:formula="of:=[.D18]+[.E18]" table:style-name="ce4">
            <text:p>26,801<text:s/></text:p>
          </table:table-cell>
          <table:table-cell office:value-type="float" office:value="11282" table:formula="of:=[.G18]+[.J18]+[.M18]+[.P18]+[.S18]+[.V18]+[.Y18]+[.AB18]" table:style-name="ce4">
            <text:p>11,282<text:s/></text:p>
          </table:table-cell>
          <table:table-cell office:value-type="float" office:value="15519" table:formula="of:=[.H18]+[.K18]+[.N18]+[.Q18]+[.T18]+[.W18]+[.Z18]+[.AC18]" table:style-name="ce4">
            <text:p>15,519<text:s/></text:p>
          </table:table-cell>
          <table:table-cell office:value-type="float" office:value="764" table:formula="of:=[.G18]+[.H18]" table:style-name="ce4">
            <text:p>764<text:s/></text:p>
          </table:table-cell>
          <table:table-cell office:value-type="float" office:value="387" table:style-name="ce4">
            <text:p>387<text:s/></text:p>
          </table:table-cell>
          <table:table-cell office:value-type="float" office:value="377" table:style-name="ce4">
            <text:p>377<text:s/></text:p>
          </table:table-cell>
          <table:table-cell office:value-type="float" office:value="852" table:formula="of:=[.J18]+[.K18]" table:style-name="ce4">
            <text:p>852<text:s/></text:p>
          </table:table-cell>
          <table:table-cell office:value-type="float" office:value="434" table:style-name="ce4">
            <text:p>434<text:s/></text:p>
          </table:table-cell>
          <table:table-cell office:value-type="float" office:value="418" table:style-name="ce4">
            <text:p>418<text:s/></text:p>
          </table:table-cell>
          <table:table-cell office:value-type="float" office:value="5684" table:formula="of:=[.M18]+[.N18]" table:style-name="ce4">
            <text:p>5,684<text:s/></text:p>
          </table:table-cell>
          <table:table-cell office:value-type="float" office:value="2410" table:style-name="ce4">
            <text:p>2,410<text:s/></text:p>
          </table:table-cell>
          <table:table-cell office:value-type="float" office:value="3274" table:style-name="ce4">
            <text:p>3,274<text:s/></text:p>
          </table:table-cell>
          <table:table-cell office:value-type="float" office:value="5667" table:formula="of:=[.P18]+[.Q18]" table:style-name="ce4">
            <text:p>5,667<text:s/></text:p>
          </table:table-cell>
          <table:table-cell office:value-type="float" office:value="2447" table:style-name="ce4">
            <text:p>2,447<text:s/></text:p>
          </table:table-cell>
          <table:table-cell office:value-type="float" office:value="3220" table:style-name="ce4">
            <text:p>3,220<text:s/></text:p>
          </table:table-cell>
          <table:table-cell office:value-type="float" office:value="4416" table:formula="of:=[.S18]+[.T18]" table:style-name="ce4">
            <text:p>4,416<text:s/></text:p>
          </table:table-cell>
          <table:table-cell office:value-type="float" office:value="1765" table:style-name="ce4">
            <text:p>1,765<text:s/></text:p>
          </table:table-cell>
          <table:table-cell office:value-type="float" office:value="2651" table:style-name="ce4">
            <text:p>2,651<text:s/></text:p>
          </table:table-cell>
          <table:table-cell office:value-type="float" office:value="4939" table:formula="of:=[.V18]+[.W18]" table:style-name="ce4">
            <text:p>4,939<text:s/></text:p>
          </table:table-cell>
          <table:table-cell office:value-type="float" office:value="1833" table:style-name="ce4">
            <text:p>1,833<text:s/></text:p>
          </table:table-cell>
          <table:table-cell office:value-type="float" office:value="3106" table:style-name="ce4">
            <text:p>3,106<text:s/></text:p>
          </table:table-cell>
          <table:table-cell office:value-type="float" office:value="2378" table:formula="of:=[.Y18]+[.Z18]" table:style-name="ce4">
            <text:p>2,378<text:s/></text:p>
          </table:table-cell>
          <table:table-cell office:value-type="float" office:value="1012" table:style-name="ce4">
            <text:p>1,012<text:s/></text:p>
          </table:table-cell>
          <table:table-cell office:value-type="float" office:value="1366" table:style-name="ce4">
            <text:p>1,366<text:s/></text:p>
          </table:table-cell>
          <table:table-cell office:value-type="float" office:value="2101" table:formula="of:=[.AB18]+[.AC18]" table:style-name="ce4">
            <text:p>2,101<text:s/></text:p>
          </table:table-cell>
          <table:table-cell office:value-type="float" office:value="994" table:style-name="ce4">
            <text:p>994<text:s/></text:p>
          </table:table-cell>
          <table:table-cell office:value-type="float" office:value="1107" table:style-name="ce4">
            <text:p>1,107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土耳其 Turkey</text:p>
          </table:table-cell>
          <table:table-cell office:value-type="float" office:value="15662" table:formula="of:=[.D19]+[.E19]" table:style-name="ce4">
            <text:p>15,662<text:s/></text:p>
          </table:table-cell>
          <table:table-cell office:value-type="float" office:value="6535" table:formula="of:=[.G19]+[.J19]+[.M19]+[.P19]+[.S19]+[.V19]+[.Y19]+[.AB19]" table:style-name="ce4">
            <text:p>6,535<text:s/></text:p>
          </table:table-cell>
          <table:table-cell office:value-type="float" office:value="9127" table:formula="of:=[.H19]+[.K19]+[.N19]+[.Q19]+[.T19]+[.W19]+[.Z19]+[.AC19]" table:style-name="ce4">
            <text:p>9,127<text:s/></text:p>
          </table:table-cell>
          <table:table-cell office:value-type="float" office:value="352" table:formula="of:=[.G19]+[.H19]" table:style-name="ce4">
            <text:p>352<text:s/></text:p>
          </table:table-cell>
          <table:table-cell office:value-type="float" office:value="177" table:style-name="ce4">
            <text:p>177<text:s/></text:p>
          </table:table-cell>
          <table:table-cell office:value-type="float" office:value="175" table:style-name="ce4">
            <text:p>175<text:s/></text:p>
          </table:table-cell>
          <table:table-cell office:value-type="float" office:value="415" table:formula="of:=[.J19]+[.K19]" table:style-name="ce4">
            <text:p>415<text:s/></text:p>
          </table:table-cell>
          <table:table-cell office:value-type="float" office:value="208" table:style-name="ce4">
            <text:p>208<text:s/></text:p>
          </table:table-cell>
          <table:table-cell office:value-type="float" office:value="207" table:style-name="ce4">
            <text:p>207<text:s/></text:p>
          </table:table-cell>
          <table:table-cell office:value-type="float" office:value="2854" table:formula="of:=[.M19]+[.N19]" table:style-name="ce4">
            <text:p>2,854<text:s/></text:p>
          </table:table-cell>
          <table:table-cell office:value-type="float" office:value="1241" table:style-name="ce4">
            <text:p>1,241<text:s/></text:p>
          </table:table-cell>
          <table:table-cell office:value-type="float" office:value="1613" table:style-name="ce4">
            <text:p>1,613<text:s/></text:p>
          </table:table-cell>
          <table:table-cell office:value-type="float" office:value="3217" table:formula="of:=[.P19]+[.Q19]" table:style-name="ce4">
            <text:p>3,217<text:s/></text:p>
          </table:table-cell>
          <table:table-cell office:value-type="float" office:value="1386" table:style-name="ce4">
            <text:p>1,386<text:s/></text:p>
          </table:table-cell>
          <table:table-cell office:value-type="float" office:value="1831" table:style-name="ce4">
            <text:p>1,831<text:s/></text:p>
          </table:table-cell>
          <table:table-cell office:value-type="float" office:value="2820" table:formula="of:=[.S19]+[.T19]" table:style-name="ce4">
            <text:p>2,820<text:s/></text:p>
          </table:table-cell>
          <table:table-cell office:value-type="float" office:value="1099" table:style-name="ce4">
            <text:p>1,099<text:s/></text:p>
          </table:table-cell>
          <table:table-cell office:value-type="float" office:value="1721" table:style-name="ce4">
            <text:p>1,721<text:s/></text:p>
          </table:table-cell>
          <table:table-cell office:value-type="float" office:value="3143" table:formula="of:=[.V19]+[.W19]" table:style-name="ce4">
            <text:p>3,143<text:s/></text:p>
          </table:table-cell>
          <table:table-cell office:value-type="float" office:value="1127" table:style-name="ce4">
            <text:p>1,127<text:s/></text:p>
          </table:table-cell>
          <table:table-cell office:value-type="float" office:value="2016" table:style-name="ce4">
            <text:p>2,016<text:s/></text:p>
          </table:table-cell>
          <table:table-cell office:value-type="float" office:value="1592" table:formula="of:=[.Y19]+[.Z19]" table:style-name="ce4">
            <text:p>1,592<text:s/></text:p>
          </table:table-cell>
          <table:table-cell office:value-type="float" office:value="680" table:style-name="ce4">
            <text:p>680<text:s/></text:p>
          </table:table-cell>
          <table:table-cell office:value-type="float" office:value="912" table:style-name="ce4">
            <text:p>912<text:s/></text:p>
          </table:table-cell>
          <table:table-cell office:value-type="float" office:value="1269" table:formula="of:=[.AB19]+[.AC19]" table:style-name="ce4">
            <text:p>1,269<text:s/></text:p>
          </table:table-cell>
          <table:table-cell office:value-type="float" office:value="617" table:style-name="ce4">
            <text:p>617<text:s/></text:p>
          </table:table-cell>
          <table:table-cell office:value-type="float" office:value="652" table:style-name="ce4">
            <text:p>652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亞洲其他地區 Others</text:p>
          </table:table-cell>
          <table:table-cell office:value-type="float" office:value="2925" table:formula="of:=[.C21]-[.C4]-[.C5]-[.C6]-[.C7]-[.C8]-[.C9]-[.C10]-[.C11]-[.C12]-[.C13]-[.C14]-[.C15]-[.C16]-[.C17]-[.C18]-[.C19]" table:style-name="ce4">
            <text:p>2,925<text:s/></text:p>
          </table:table-cell>
          <table:table-cell office:value-type="float" office:value="1406" table:formula="of:=[.G20]+[.J20]+[.M20]+[.P20]+[.S20]+[.V20]+[.Y20]+[.AB20]" table:style-name="ce4">
            <text:p>1,406<text:s/></text:p>
          </table:table-cell>
          <table:table-cell office:value-type="float" office:value="1519" table:formula="of:=[.H20]+[.K20]+[.N20]+[.Q20]+[.T20]+[.W20]+[.Z20]+[.AC20]" table:style-name="ce4">
            <text:p>1,519<text:s/></text:p>
          </table:table-cell>
          <table:table-cell office:value-type="float" office:value="40" table:formula="of:=[.F21]-[.F4]-[.F5]-[.F6]-[.F7]-[.F8]-[.F9]-[.F10]-[.F11]-[.F12]-[.F13]-[.F14]-[.F15]-[.F16]-[.F17]-[.F18]-[.F19]" table:style-name="ce4">
            <text:p>40<text:s/></text:p>
          </table:table-cell>
          <table:table-cell office:value-type="float" office:value="22" table:formula="of:=[.G21]-[.G4]-[.G5]-[.G6]-[.G7]-[.G8]-[.G9]-[.G10]-[.G11]-[.G12]-[.G13]-[.G14]-[.G15]-[.G16]-[.G17]-[.G18]-[.G19]" table:style-name="ce4">
            <text:p>22<text:s/></text:p>
          </table:table-cell>
          <table:table-cell office:value-type="float" office:value="18" table:formula="of:=[.H21]-[.H4]-[.H5]-[.H6]-[.H7]-[.H8]-[.H9]-[.H10]-[.H11]-[.H12]-[.H13]-[.H14]-[.H15]-[.H16]-[.H17]-[.H18]-[.H19]" table:style-name="ce4">
            <text:p>18<text:s/></text:p>
          </table:table-cell>
          <table:table-cell office:value-type="float" office:value="49" table:formula="of:=[.I21]-[.I4]-[.I5]-[.I6]-[.I7]-[.I8]-[.I9]-[.I10]-[.I11]-[.I12]-[.I13]-[.I14]-[.I15]-[.I16]-[.I17]-[.I18]-[.I19]" table:style-name="ce4">
            <text:p>49<text:s/></text:p>
          </table:table-cell>
          <table:table-cell office:value-type="float" office:value="26" table:formula="of:=[.J21]-[.J4]-[.J5]-[.J6]-[.J7]-[.J8]-[.J9]-[.J10]-[.J11]-[.J12]-[.J13]-[.J14]-[.J15]-[.J16]-[.J17]-[.J18]-[.J19]" table:style-name="ce4">
            <text:p>26<text:s/></text:p>
          </table:table-cell>
          <table:table-cell office:value-type="float" office:value="23" table:formula="of:=[.K21]-[.K4]-[.K5]-[.K6]-[.K7]-[.K8]-[.K9]-[.K10]-[.K11]-[.K12]-[.K13]-[.K14]-[.K15]-[.K16]-[.K17]-[.K18]-[.K19]" table:style-name="ce4">
            <text:p>23<text:s/></text:p>
          </table:table-cell>
          <table:table-cell office:value-type="float" office:value="299" table:formula="of:=[.L21]-[.L4]-[.L5]-[.L6]-[.L7]-[.L8]-[.L9]-[.L10]-[.L11]-[.L12]-[.L13]-[.L14]-[.L15]-[.L16]-[.L17]-[.L18]-[.L19]" table:style-name="ce4">
            <text:p>299<text:s/></text:p>
          </table:table-cell>
          <table:table-cell office:value-type="float" office:value="156" table:formula="of:=[.M21]-[.M4]-[.M5]-[.M6]-[.M7]-[.M8]-[.M9]-[.M10]-[.M11]-[.M12]-[.M13]-[.M14]-[.M15]-[.M16]-[.M17]-[.M18]-[.M19]" table:style-name="ce4">
            <text:p>156<text:s/></text:p>
          </table:table-cell>
          <table:table-cell office:value-type="float" office:value="143" table:formula="of:=[.N21]-[.N4]-[.N5]-[.N6]-[.N7]-[.N8]-[.N9]-[.N10]-[.N11]-[.N12]-[.N13]-[.N14]-[.N15]-[.N16]-[.N17]-[.N18]-[.N19]" table:style-name="ce4">
            <text:p>143<text:s/></text:p>
          </table:table-cell>
          <table:table-cell office:value-type="float" office:value="450" table:formula="of:=[.O21]-[.O4]-[.O5]-[.O6]-[.O7]-[.O8]-[.O9]-[.O10]-[.O11]-[.O12]-[.O13]-[.O14]-[.O15]-[.O16]-[.O17]-[.O18]-[.O19]" table:style-name="ce4">
            <text:p>450<text:s/></text:p>
          </table:table-cell>
          <table:table-cell office:value-type="float" office:value="257" table:formula="of:=[.P21]-[.P4]-[.P5]-[.P6]-[.P7]-[.P8]-[.P9]-[.P10]-[.P11]-[.P12]-[.P13]-[.P14]-[.P15]-[.P16]-[.P17]-[.P18]-[.P19]" table:style-name="ce4">
            <text:p>257<text:s/></text:p>
          </table:table-cell>
          <table:table-cell office:value-type="float" office:value="193" table:formula="of:=[.Q21]-[.Q4]-[.Q5]-[.Q6]-[.Q7]-[.Q8]-[.Q9]-[.Q10]-[.Q11]-[.Q12]-[.Q13]-[.Q14]-[.Q15]-[.Q16]-[.Q17]-[.Q18]-[.Q19]" table:style-name="ce4">
            <text:p>193<text:s/></text:p>
          </table:table-cell>
          <table:table-cell office:value-type="float" office:value="593" table:formula="of:=[.R21]-[.R4]-[.R5]-[.R6]-[.R7]-[.R8]-[.R9]-[.R10]-[.R11]-[.R12]-[.R13]-[.R14]-[.R15]-[.R16]-[.R17]-[.R18]-[.R19]" table:style-name="ce4">
            <text:p>593<text:s/></text:p>
          </table:table-cell>
          <table:table-cell office:value-type="float" office:value="287" table:formula="of:=[.S21]-[.S4]-[.S5]-[.S6]-[.S7]-[.S8]-[.S9]-[.S10]-[.S11]-[.S12]-[.S13]-[.S14]-[.S15]-[.S16]-[.S17]-[.S18]-[.S19]" table:style-name="ce4">
            <text:p>287<text:s/></text:p>
          </table:table-cell>
          <table:table-cell office:value-type="float" office:value="306" table:formula="of:=[.T21]-[.T4]-[.T5]-[.T6]-[.T7]-[.T8]-[.T9]-[.T10]-[.T11]-[.T12]-[.T13]-[.T14]-[.T15]-[.T16]-[.T17]-[.T18]-[.T19]" table:style-name="ce4">
            <text:p>306<text:s/></text:p>
          </table:table-cell>
          <table:table-cell office:value-type="float" office:value="692" table:formula="of:=[.U21]-[.U4]-[.U5]-[.U6]-[.U7]-[.U8]-[.U9]-[.U10]-[.U11]-[.U12]-[.U13]-[.U14]-[.U15]-[.U16]-[.U17]-[.U18]-[.U19]" table:style-name="ce4">
            <text:p>692<text:s/></text:p>
          </table:table-cell>
          <table:table-cell office:value-type="float" office:value="296" table:formula="of:=[.V21]-[.V4]-[.V5]-[.V6]-[.V7]-[.V8]-[.V9]-[.V10]-[.V11]-[.V12]-[.V13]-[.V14]-[.V15]-[.V16]-[.V17]-[.V18]-[.V19]" table:style-name="ce4">
            <text:p>296<text:s/></text:p>
          </table:table-cell>
          <table:table-cell office:value-type="float" office:value="396" table:formula="of:=[.W21]-[.W4]-[.W5]-[.W6]-[.W7]-[.W8]-[.W9]-[.W10]-[.W11]-[.W12]-[.W13]-[.W14]-[.W15]-[.W16]-[.W17]-[.W18]-[.W19]" table:style-name="ce4">
            <text:p>396<text:s/></text:p>
          </table:table-cell>
          <table:table-cell office:value-type="float" office:value="422" table:formula="of:=[.X21]-[.X4]-[.X5]-[.X6]-[.X7]-[.X8]-[.X9]-[.X10]-[.X11]-[.X12]-[.X13]-[.X14]-[.X15]-[.X16]-[.X17]-[.X18]-[.X19]" table:style-name="ce4">
            <text:p>422<text:s/></text:p>
          </table:table-cell>
          <table:table-cell office:value-type="float" office:value="174" table:formula="of:=[.Y21]-[.Y4]-[.Y5]-[.Y6]-[.Y7]-[.Y8]-[.Y9]-[.Y10]-[.Y11]-[.Y12]-[.Y13]-[.Y14]-[.Y15]-[.Y16]-[.Y17]-[.Y18]-[.Y19]" table:style-name="ce4">
            <text:p>174<text:s/></text:p>
          </table:table-cell>
          <table:table-cell office:value-type="float" office:value="248" table:formula="of:=[.Z21]-[.Z4]-[.Z5]-[.Z6]-[.Z7]-[.Z8]-[.Z9]-[.Z10]-[.Z11]-[.Z12]-[.Z13]-[.Z14]-[.Z15]-[.Z16]-[.Z17]-[.Z18]-[.Z19]" table:style-name="ce4">
            <text:p>248<text:s/></text:p>
          </table:table-cell>
          <table:table-cell office:value-type="float" office:value="380" table:formula="of:=[.AA21]-[.AA4]-[.AA5]-[.AA6]-[.AA7]-[.AA8]-[.AA9]-[.AA10]-[.AA11]-[.AA12]-[.AA13]-[.AA14]-[.AA15]-[.AA16]-[.AA17]-[.AA18]-[.AA19]" table:style-name="ce4">
            <text:p>380<text:s/></text:p>
          </table:table-cell>
          <table:table-cell office:value-type="float" office:value="188" table:formula="of:=[.AB21]-[.AB4]-[.AB5]-[.AB6]-[.AB7]-[.AB8]-[.AB9]-[.AB10]-[.AB11]-[.AB12]-[.AB13]-[.AB14]-[.AB15]-[.AB16]-[.AB17]-[.AB18]-[.AB19]" table:style-name="ce4">
            <text:p>188<text:s/></text:p>
          </table:table-cell>
          <table:table-cell office:value-type="float" office:value="192" table:formula="of:=[.AC21]-[.AC4]-[.AC5]-[.AC6]-[.AC7]-[.AC8]-[.AC9]-[.AC10]-[.AC11]-[.AC12]-[.AC13]-[.AC14]-[.AC15]-[.AC16]-[.AC17]-[.AC18]-[.AC19]" table:style-name="ce4">
            <text:p>192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亞洲合計 Total</text:p>
          </table:table-cell>
          <table:table-cell office:value-type="float" office:value="2038522" table:formula="of:=[.D21]+[.E21]" table:style-name="ce4">
            <text:p>2,038,522<text:s/></text:p>
          </table:table-cell>
          <table:table-cell office:value-type="float" office:value="1040800" table:formula="of:=[.G21]+[.J21]+[.M21]+[.P21]+[.S21]+[.V21]+[.Y21]+[.AB21]" table:style-name="ce4">
            <text:p>1,040,800<text:s/></text:p>
          </table:table-cell>
          <table:table-cell office:value-type="float" office:value="997722" table:formula="of:=[.H21]+[.K21]+[.N21]+[.Q21]+[.T21]+[.W21]+[.Z21]+[.AC21]" table:style-name="ce4">
            <text:p>997,722<text:s/></text:p>
          </table:table-cell>
          <table:table-cell office:value-type="float" office:value="182035" table:formula="of:=[.G21]+[.H21]" table:style-name="ce4">
            <text:p>182,035<text:s/></text:p>
          </table:table-cell>
          <table:table-cell office:value-type="float" office:value="95051" table:style-name="ce4">
            <text:p>95,051<text:s/></text:p>
          </table:table-cell>
          <table:table-cell office:value-type="float" office:value="86984" table:style-name="ce4">
            <text:p>86,984<text:s/></text:p>
          </table:table-cell>
          <table:table-cell office:value-type="float" office:value="110401" table:formula="of:=[.J21]+[.K21]" table:style-name="ce4">
            <text:p>110,401<text:s/></text:p>
          </table:table-cell>
          <table:table-cell office:value-type="float" office:value="53956" table:style-name="ce4">
            <text:p>53,956<text:s/></text:p>
          </table:table-cell>
          <table:table-cell office:value-type="float" office:value="56445" table:style-name="ce4">
            <text:p>56,445<text:s/></text:p>
          </table:table-cell>
          <table:table-cell office:value-type="float" office:value="317819" table:formula="of:=[.M21]+[.N21]" table:style-name="ce4">
            <text:p>317,819<text:s/></text:p>
          </table:table-cell>
          <table:table-cell office:value-type="float" office:value="140982" table:style-name="ce4">
            <text:p>140,982<text:s/></text:p>
          </table:table-cell>
          <table:table-cell office:value-type="float" office:value="176837" table:style-name="ce4">
            <text:p>176,837<text:s/></text:p>
          </table:table-cell>
          <table:table-cell office:value-type="float" office:value="404784" table:formula="of:=[.P21]+[.Q21]" table:style-name="ce4">
            <text:p>404,784<text:s/></text:p>
          </table:table-cell>
          <table:table-cell office:value-type="float" office:value="200518" table:style-name="ce4">
            <text:p>200,518<text:s/></text:p>
          </table:table-cell>
          <table:table-cell office:value-type="float" office:value="204266" table:style-name="ce4">
            <text:p>204,266<text:s/></text:p>
          </table:table-cell>
          <table:table-cell office:value-type="float" office:value="447755" table:formula="of:=[.S21]+[.T21]" table:style-name="ce4">
            <text:p>447,755<text:s/></text:p>
          </table:table-cell>
          <table:table-cell office:value-type="float" office:value="236445" table:style-name="ce4">
            <text:p>236,445<text:s/></text:p>
          </table:table-cell>
          <table:table-cell office:value-type="float" office:value="211310" table:style-name="ce4">
            <text:p>211,310<text:s/></text:p>
          </table:table-cell>
          <table:table-cell office:value-type="float" office:value="328204" table:formula="of:=[.V21]+[.W21]" table:style-name="ce4">
            <text:p>328,204<text:s/></text:p>
          </table:table-cell>
          <table:table-cell office:value-type="float" office:value="179530" table:style-name="ce4">
            <text:p>179,530<text:s/></text:p>
          </table:table-cell>
          <table:table-cell office:value-type="float" office:value="148674" table:style-name="ce4">
            <text:p>148,674<text:s/></text:p>
          </table:table-cell>
          <table:table-cell office:value-type="float" office:value="127513" table:formula="of:=[.Y21]+[.Z21]" table:style-name="ce4">
            <text:p>127,513<text:s/></text:p>
          </table:table-cell>
          <table:table-cell office:value-type="float" office:value="70684" table:style-name="ce4">
            <text:p>70,684<text:s/></text:p>
          </table:table-cell>
          <table:table-cell office:value-type="float" office:value="56829" table:style-name="ce4">
            <text:p>56,829<text:s/></text:p>
          </table:table-cell>
          <table:table-cell office:value-type="float" office:value="120011" table:formula="of:=[.AB21]+[.AC21]" table:style-name="ce4">
            <text:p>120,011<text:s/></text:p>
          </table:table-cell>
          <table:table-cell office:value-type="float" office:value="63634" table:style-name="ce4">
            <text:p>63,634<text:s/></text:p>
          </table:table-cell>
          <table:table-cell office:value-type="float" office:value="56377" table:style-name="ce4">
            <text:p>56,377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office:value-type="string" table:number-columns-spanned="1" table:number-rows-spanned="4" table:style-name="ce28">
            <text:p>美洲地區</text:p>
          </table:table-cell>
          <table:table-cell office:value-type="string" table:style-name="ce3">
            <text:p>美國 United States of America</text:p>
          </table:table-cell>
          <table:table-cell office:value-type="float" office:value="143975" table:formula="of:=[.D22]+[.E22]" table:style-name="ce4">
            <text:p>143,975<text:s/></text:p>
          </table:table-cell>
          <table:table-cell office:value-type="float" office:value="67666" table:formula="of:=[.G22]+[.J22]+[.M22]+[.P22]+[.S22]+[.V22]+[.Y22]+[.AB22]" table:style-name="ce4">
            <text:p>67,666<text:s/></text:p>
          </table:table-cell>
          <table:table-cell office:value-type="float" office:value="76309" table:formula="of:=[.H22]+[.K22]+[.N22]+[.Q22]+[.T22]+[.W22]+[.Z22]+[.AC22]" table:style-name="ce4">
            <text:p>76,309<text:s/></text:p>
          </table:table-cell>
          <table:table-cell office:value-type="float" office:value="6695" table:formula="of:=[.G22]+[.H22]" table:style-name="ce4">
            <text:p>6,695<text:s/></text:p>
          </table:table-cell>
          <table:table-cell office:value-type="float" office:value="3388" table:style-name="ce4">
            <text:p>3,388<text:s/></text:p>
          </table:table-cell>
          <table:table-cell office:value-type="float" office:value="3307" table:style-name="ce4">
            <text:p>3,307<text:s/></text:p>
          </table:table-cell>
          <table:table-cell office:value-type="float" office:value="5589" table:formula="of:=[.J22]+[.K22]" table:style-name="ce4">
            <text:p>5,589<text:s/></text:p>
          </table:table-cell>
          <table:table-cell office:value-type="float" office:value="2879" table:style-name="ce4">
            <text:p>2,879<text:s/></text:p>
          </table:table-cell>
          <table:table-cell office:value-type="float" office:value="2710" table:style-name="ce4">
            <text:p>2,710<text:s/></text:p>
          </table:table-cell>
          <table:table-cell office:value-type="float" office:value="23830" table:formula="of:=[.M22]+[.N22]" table:style-name="ce4">
            <text:p>23,830<text:s/></text:p>
          </table:table-cell>
          <table:table-cell office:value-type="float" office:value="11016" table:style-name="ce4">
            <text:p>11,016<text:s/></text:p>
          </table:table-cell>
          <table:table-cell office:value-type="float" office:value="12814" table:style-name="ce4">
            <text:p>12,814<text:s/></text:p>
          </table:table-cell>
          <table:table-cell office:value-type="float" office:value="24338" table:formula="of:=[.P22]+[.Q22]" table:style-name="ce4">
            <text:p>24,338<text:s/></text:p>
          </table:table-cell>
          <table:table-cell office:value-type="float" office:value="11311" table:style-name="ce4">
            <text:p>11,311<text:s/></text:p>
          </table:table-cell>
          <table:table-cell office:value-type="float" office:value="13027" table:style-name="ce4">
            <text:p>13,027<text:s/></text:p>
          </table:table-cell>
          <table:table-cell office:value-type="float" office:value="22552" table:formula="of:=[.S22]+[.T22]" table:style-name="ce4">
            <text:p>22,552<text:s/></text:p>
          </table:table-cell>
          <table:table-cell office:value-type="float" office:value="11206" table:style-name="ce4">
            <text:p>11,206<text:s/></text:p>
          </table:table-cell>
          <table:table-cell office:value-type="float" office:value="11346" table:style-name="ce4">
            <text:p>11,346<text:s/></text:p>
          </table:table-cell>
          <table:table-cell office:value-type="float" office:value="22370" table:formula="of:=[.V22]+[.W22]" table:style-name="ce4">
            <text:p>22,370<text:s/></text:p>
          </table:table-cell>
          <table:table-cell office:value-type="float" office:value="9871" table:style-name="ce4">
            <text:p>9,871<text:s/></text:p>
          </table:table-cell>
          <table:table-cell office:value-type="float" office:value="12499" table:style-name="ce4">
            <text:p>12,499<text:s/></text:p>
          </table:table-cell>
          <table:table-cell office:value-type="float" office:value="15315" table:formula="of:=[.Y22]+[.Z22]" table:style-name="ce4">
            <text:p>15,315<text:s/></text:p>
          </table:table-cell>
          <table:table-cell office:value-type="float" office:value="6629" table:style-name="ce4">
            <text:p>6,629<text:s/></text:p>
          </table:table-cell>
          <table:table-cell office:value-type="float" office:value="8686" table:style-name="ce4">
            <text:p>8,686<text:s/></text:p>
          </table:table-cell>
          <table:table-cell office:value-type="float" office:value="23286" table:formula="of:=[.AB22]+[.AC22]" table:style-name="ce4">
            <text:p>23,286<text:s/></text:p>
          </table:table-cell>
          <table:table-cell office:value-type="float" office:value="11366" table:style-name="ce4">
            <text:p>11,366<text:s/></text:p>
          </table:table-cell>
          <table:table-cell office:value-type="float" office:value="11920" table:style-name="ce4">
            <text:p>11,92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加拿大 Canada</text:p>
          </table:table-cell>
          <table:table-cell office:value-type="float" office:value="31756" table:formula="of:=[.D23]+[.E23]" table:style-name="ce4">
            <text:p>31,756<text:s/></text:p>
          </table:table-cell>
          <table:table-cell office:value-type="float" office:value="13607" table:formula="of:=[.G23]+[.J23]+[.M23]+[.P23]+[.S23]+[.V23]+[.Y23]+[.AB23]" table:style-name="ce4">
            <text:p>13,607<text:s/></text:p>
          </table:table-cell>
          <table:table-cell office:value-type="float" office:value="18149" table:formula="of:=[.H23]+[.K23]+[.N23]+[.Q23]+[.T23]+[.W23]+[.Z23]+[.AC23]" table:style-name="ce4">
            <text:p>18,149<text:s/></text:p>
          </table:table-cell>
          <table:table-cell office:value-type="float" office:value="1539" table:formula="of:=[.G23]+[.H23]" table:style-name="ce4">
            <text:p>1,539<text:s/></text:p>
          </table:table-cell>
          <table:table-cell office:value-type="float" office:value="808" table:style-name="ce4">
            <text:p>808<text:s/></text:p>
          </table:table-cell>
          <table:table-cell office:value-type="float" office:value="731" table:style-name="ce4">
            <text:p>731<text:s/></text:p>
          </table:table-cell>
          <table:table-cell office:value-type="float" office:value="1781" table:formula="of:=[.J23]+[.K23]" table:style-name="ce4">
            <text:p>1,781<text:s/></text:p>
          </table:table-cell>
          <table:table-cell office:value-type="float" office:value="903" table:style-name="ce4">
            <text:p>903<text:s/></text:p>
          </table:table-cell>
          <table:table-cell office:value-type="float" office:value="878" table:style-name="ce4">
            <text:p>878<text:s/></text:p>
          </table:table-cell>
          <table:table-cell office:value-type="float" office:value="5058" table:formula="of:=[.M23]+[.N23]" table:style-name="ce4">
            <text:p>5,058<text:s/></text:p>
          </table:table-cell>
          <table:table-cell office:value-type="float" office:value="2202" table:style-name="ce4">
            <text:p>2,202<text:s/></text:p>
          </table:table-cell>
          <table:table-cell office:value-type="float" office:value="2856" table:style-name="ce4">
            <text:p>2,856<text:s/></text:p>
          </table:table-cell>
          <table:table-cell office:value-type="float" office:value="4524" table:formula="of:=[.P23]+[.Q23]" table:style-name="ce4">
            <text:p>4,524<text:s/></text:p>
          </table:table-cell>
          <table:table-cell office:value-type="float" office:value="1835" table:style-name="ce4">
            <text:p>1,835<text:s/></text:p>
          </table:table-cell>
          <table:table-cell office:value-type="float" office:value="2689" table:style-name="ce4">
            <text:p>2,689<text:s/></text:p>
          </table:table-cell>
          <table:table-cell office:value-type="float" office:value="4351" table:formula="of:=[.S23]+[.T23]" table:style-name="ce4">
            <text:p>4,351<text:s/></text:p>
          </table:table-cell>
          <table:table-cell office:value-type="float" office:value="1657" table:style-name="ce4">
            <text:p>1,657<text:s/></text:p>
          </table:table-cell>
          <table:table-cell office:value-type="float" office:value="2694" table:style-name="ce4">
            <text:p>2,694<text:s/></text:p>
          </table:table-cell>
          <table:table-cell office:value-type="float" office:value="5650" table:formula="of:=[.V23]+[.W23]" table:style-name="ce4">
            <text:p>5,650<text:s/></text:p>
          </table:table-cell>
          <table:table-cell office:value-type="float" office:value="2125" table:style-name="ce4">
            <text:p>2,125<text:s/></text:p>
          </table:table-cell>
          <table:table-cell office:value-type="float" office:value="3525" table:style-name="ce4">
            <text:p>3,525<text:s/></text:p>
          </table:table-cell>
          <table:table-cell office:value-type="float" office:value="3678" table:formula="of:=[.Y23]+[.Z23]" table:style-name="ce4">
            <text:p>3,678<text:s/></text:p>
          </table:table-cell>
          <table:table-cell office:value-type="float" office:value="1497" table:style-name="ce4">
            <text:p>1,497<text:s/></text:p>
          </table:table-cell>
          <table:table-cell office:value-type="float" office:value="2181" table:style-name="ce4">
            <text:p>2,181<text:s/></text:p>
          </table:table-cell>
          <table:table-cell office:value-type="float" office:value="5175" table:formula="of:=[.AB23]+[.AC23]" table:style-name="ce4">
            <text:p>5,175<text:s/></text:p>
          </table:table-cell>
          <table:table-cell office:value-type="float" office:value="2580" table:style-name="ce4">
            <text:p>2,580<text:s/></text:p>
          </table:table-cell>
          <table:table-cell office:value-type="float" office:value="2595" table:style-name="ce4">
            <text:p>2,595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美洲其他地區 Others</text:p>
          </table:table-cell>
          <table:table-cell office:value-type="float" office:value="5" table:formula="of:=[.C25]-[.C22]-[.C23]" table:style-name="ce4">
            <text:p>5<text:s/></text:p>
          </table:table-cell>
          <table:table-cell office:value-type="float" office:value="3" table:formula="of:=[.G24]+[.J24]+[.M24]+[.P24]+[.S24]+[.V24]+[.Y24]+[.AB24]" table:style-name="ce4">
            <text:p>3<text:s/></text:p>
          </table:table-cell>
          <table:table-cell office:value-type="float" office:value="2" table:formula="of:=[.H24]+[.K24]+[.N24]+[.Q24]+[.T24]+[.W24]+[.Z24]+[.AC24]" table:style-name="ce4">
            <text:p>2<text:s/></text:p>
          </table:table-cell>
          <table:table-cell office:value-type="float" office:value="0" table:formula="of:=[.F25]-[.F22]-[.F23]" table:style-name="ce4">
            <text:p>0<text:s/></text:p>
          </table:table-cell>
          <table:table-cell office:value-type="float" office:value="0" table:formula="of:=[.G25]-[.G22]-[.G23]" table:style-name="ce4">
            <text:p>0<text:s/></text:p>
          </table:table-cell>
          <table:table-cell office:value-type="float" office:value="0" table:formula="of:=[.H25]-[.H22]-[.H23]" table:style-name="ce4">
            <text:p>0<text:s/></text:p>
          </table:table-cell>
          <table:table-cell office:value-type="float" office:value="0" table:formula="of:=[.I25]-[.I22]-[.I23]" table:style-name="ce4">
            <text:p>0<text:s/></text:p>
          </table:table-cell>
          <table:table-cell office:value-type="float" office:value="0" table:formula="of:=[.J25]-[.J22]-[.J23]" table:style-name="ce4">
            <text:p>0<text:s/></text:p>
          </table:table-cell>
          <table:table-cell office:value-type="float" office:value="0" table:formula="of:=[.K25]-[.K22]-[.K23]" table:style-name="ce4">
            <text:p>0<text:s/></text:p>
          </table:table-cell>
          <table:table-cell office:value-type="float" office:value="2" table:formula="of:=[.L25]-[.L22]-[.L23]" table:style-name="ce4">
            <text:p>2<text:s/></text:p>
          </table:table-cell>
          <table:table-cell office:value-type="float" office:value="1" table:formula="of:=[.M25]-[.M22]-[.M23]" table:style-name="ce4">
            <text:p>1<text:s/></text:p>
          </table:table-cell>
          <table:table-cell office:value-type="float" office:value="1" table:formula="of:=[.N25]-[.N22]-[.N23]" table:style-name="ce4">
            <text:p>1<text:s/></text:p>
          </table:table-cell>
          <table:table-cell office:value-type="float" office:value="0" table:formula="of:=[.O25]-[.O22]-[.O23]" table:style-name="ce4">
            <text:p>0<text:s/></text:p>
          </table:table-cell>
          <table:table-cell office:value-type="float" office:value="0" table:formula="of:=[.P25]-[.P22]-[.P23]" table:style-name="ce4">
            <text:p>0<text:s/></text:p>
          </table:table-cell>
          <table:table-cell office:value-type="float" office:value="0" table:formula="of:=[.Q25]-[.Q22]-[.Q23]" table:style-name="ce4">
            <text:p>0<text:s/></text:p>
          </table:table-cell>
          <table:table-cell office:value-type="float" office:value="1" table:formula="of:=[.R25]-[.R22]-[.R23]" table:style-name="ce4">
            <text:p>1<text:s/></text:p>
          </table:table-cell>
          <table:table-cell office:value-type="float" office:value="1" table:formula="of:=[.S25]-[.S22]-[.S23]" table:style-name="ce4">
            <text:p>1<text:s/></text:p>
          </table:table-cell>
          <table:table-cell office:value-type="float" office:value="0" table:formula="of:=[.T25]-[.T22]-[.T23]" table:style-name="ce4">
            <text:p>0<text:s/></text:p>
          </table:table-cell>
          <table:table-cell office:value-type="float" office:value="1" table:formula="of:=[.U25]-[.U22]-[.U23]" table:style-name="ce4">
            <text:p>1<text:s/></text:p>
          </table:table-cell>
          <table:table-cell office:value-type="float" office:value="0" table:formula="of:=[.V25]-[.V22]-[.V23]" table:style-name="ce4">
            <text:p>0<text:s/></text:p>
          </table:table-cell>
          <table:table-cell office:value-type="float" office:value="1" table:formula="of:=[.W25]-[.W22]-[.W23]" table:style-name="ce4">
            <text:p>1<text:s/></text:p>
          </table:table-cell>
          <table:table-cell office:value-type="float" office:value="1" table:formula="of:=[.X25]-[.X22]-[.X23]" table:style-name="ce4">
            <text:p>1<text:s/></text:p>
          </table:table-cell>
          <table:table-cell office:value-type="float" office:value="1" table:formula="of:=[.Y25]-[.Y22]-[.Y23]" table:style-name="ce4">
            <text:p>1<text:s/></text:p>
          </table:table-cell>
          <table:table-cell office:value-type="float" office:value="0" table:formula="of:=[.Z25]-[.Z22]-[.Z23]" table:style-name="ce4">
            <text:p>0<text:s/></text:p>
          </table:table-cell>
          <table:table-cell office:value-type="float" office:value="0" table:formula="of:=[.AA25]-[.AA22]-[.AA23]" table:style-name="ce4">
            <text:p>0<text:s/></text:p>
          </table:table-cell>
          <table:table-cell office:value-type="float" office:value="0" table:formula="of:=[.AB25]-[.AB22]-[.AB23]" table:style-name="ce4">
            <text:p>0<text:s/></text:p>
          </table:table-cell>
          <table:table-cell office:value-type="float" office:value="0" table:formula="of:=[.AC25]-[.AC22]-[.AC23]" table:style-name="ce4">
            <text:p>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美洲合計 Total</text:p>
          </table:table-cell>
          <table:table-cell office:value-type="float" office:value="175736" table:formula="of:=[.D25]+[.E25]" table:style-name="ce4">
            <text:p>175,736<text:s/></text:p>
          </table:table-cell>
          <table:table-cell office:value-type="float" office:value="81276" table:formula="of:=[.G25]+[.J25]+[.M25]+[.P25]+[.S25]+[.V25]+[.Y25]+[.AB25]" table:style-name="ce4">
            <text:p>81,276<text:s/></text:p>
          </table:table-cell>
          <table:table-cell office:value-type="float" office:value="94460" table:formula="of:=[.H25]+[.K25]+[.N25]+[.Q25]+[.T25]+[.W25]+[.Z25]+[.AC25]" table:style-name="ce4">
            <text:p>94,460<text:s/></text:p>
          </table:table-cell>
          <table:table-cell office:value-type="float" office:value="8234" table:formula="of:=[.G25]+[.H25]" table:style-name="ce4">
            <text:p>8,234<text:s/></text:p>
          </table:table-cell>
          <table:table-cell office:value-type="float" office:value="4196" table:style-name="ce4">
            <text:p>4,196<text:s/></text:p>
          </table:table-cell>
          <table:table-cell office:value-type="float" office:value="4038" table:style-name="ce4">
            <text:p>4,038<text:s/></text:p>
          </table:table-cell>
          <table:table-cell office:value-type="float" office:value="7370" table:formula="of:=[.J25]+[.K25]" table:style-name="ce4">
            <text:p>7,370<text:s/></text:p>
          </table:table-cell>
          <table:table-cell office:value-type="float" office:value="3782" table:style-name="ce4">
            <text:p>3,782<text:s/></text:p>
          </table:table-cell>
          <table:table-cell office:value-type="float" office:value="3588" table:style-name="ce4">
            <text:p>3,588<text:s/></text:p>
          </table:table-cell>
          <table:table-cell office:value-type="float" office:value="28890" table:formula="of:=[.M25]+[.N25]" table:style-name="ce4">
            <text:p>28,890<text:s/></text:p>
          </table:table-cell>
          <table:table-cell office:value-type="float" office:value="13219" table:style-name="ce4">
            <text:p>13,219<text:s/></text:p>
          </table:table-cell>
          <table:table-cell office:value-type="float" office:value="15671" table:style-name="ce4">
            <text:p>15,671<text:s/></text:p>
          </table:table-cell>
          <table:table-cell office:value-type="float" office:value="28862" table:formula="of:=[.P25]+[.Q25]" table:style-name="ce4">
            <text:p>28,862<text:s/></text:p>
          </table:table-cell>
          <table:table-cell office:value-type="float" office:value="13146" table:style-name="ce4">
            <text:p>13,146<text:s/></text:p>
          </table:table-cell>
          <table:table-cell office:value-type="float" office:value="15716" table:style-name="ce4">
            <text:p>15,716<text:s/></text:p>
          </table:table-cell>
          <table:table-cell office:value-type="float" office:value="26904" table:formula="of:=[.S25]+[.T25]" table:style-name="ce4">
            <text:p>26,904<text:s/></text:p>
          </table:table-cell>
          <table:table-cell office:value-type="float" office:value="12864" table:style-name="ce4">
            <text:p>12,864<text:s/></text:p>
          </table:table-cell>
          <table:table-cell office:value-type="float" office:value="14040" table:style-name="ce4">
            <text:p>14,040<text:s/></text:p>
          </table:table-cell>
          <table:table-cell office:value-type="float" office:value="28021" table:formula="of:=[.V25]+[.W25]" table:style-name="ce4">
            <text:p>28,021<text:s/></text:p>
          </table:table-cell>
          <table:table-cell office:value-type="float" office:value="11996" table:style-name="ce4">
            <text:p>11,996<text:s/></text:p>
          </table:table-cell>
          <table:table-cell office:value-type="float" office:value="16025" table:style-name="ce4">
            <text:p>16,025<text:s/></text:p>
          </table:table-cell>
          <table:table-cell office:value-type="float" office:value="18994" table:formula="of:=[.Y25]+[.Z25]" table:style-name="ce4">
            <text:p>18,994<text:s/></text:p>
          </table:table-cell>
          <table:table-cell office:value-type="float" office:value="8127" table:style-name="ce4">
            <text:p>8,127<text:s/></text:p>
          </table:table-cell>
          <table:table-cell office:value-type="float" office:value="10867" table:style-name="ce4">
            <text:p>10,867<text:s/></text:p>
          </table:table-cell>
          <table:table-cell office:value-type="float" office:value="28461" table:formula="of:=[.AB25]+[.AC25]" table:style-name="ce4">
            <text:p>28,461<text:s/></text:p>
          </table:table-cell>
          <table:table-cell office:value-type="float" office:value="13946" table:style-name="ce4">
            <text:p>13,946<text:s/></text:p>
          </table:table-cell>
          <table:table-cell office:value-type="float" office:value="14515" table:style-name="ce4">
            <text:p>14,515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office:value-type="string" table:number-columns-spanned="1" table:number-rows-spanned="9" table:style-name="ce28">
            <text:p>歐洲地區</text:p>
          </table:table-cell>
          <table:table-cell office:value-type="string" table:style-name="ce3">
            <text:p>法國 France</text:p>
          </table:table-cell>
          <table:table-cell office:value-type="float" office:value="12801" table:formula="of:=[.D26]+[.E26]" table:style-name="ce4">
            <text:p>12,801<text:s/></text:p>
          </table:table-cell>
          <table:table-cell office:value-type="float" office:value="5017" table:formula="of:=[.G26]+[.J26]+[.M26]+[.P26]+[.S26]+[.V26]+[.Y26]+[.AB26]" table:style-name="ce4">
            <text:p>5,017<text:s/></text:p>
          </table:table-cell>
          <table:table-cell office:value-type="float" office:value="7784" table:formula="of:=[.H26]+[.K26]+[.N26]+[.Q26]+[.T26]+[.W26]+[.Z26]+[.AC26]" table:style-name="ce4">
            <text:p>7,784<text:s/></text:p>
          </table:table-cell>
          <table:table-cell office:value-type="float" office:value="556" table:formula="of:=[.G26]+[.H26]" table:style-name="ce4">
            <text:p>556<text:s/></text:p>
          </table:table-cell>
          <table:table-cell office:value-type="float" office:value="276" table:style-name="ce4">
            <text:p>276<text:s/></text:p>
          </table:table-cell>
          <table:table-cell office:value-type="float" office:value="280" table:style-name="ce4">
            <text:p>280<text:s/></text:p>
          </table:table-cell>
          <table:table-cell office:value-type="float" office:value="542" table:formula="of:=[.J26]+[.K26]" table:style-name="ce4">
            <text:p>542<text:s/></text:p>
          </table:table-cell>
          <table:table-cell office:value-type="float" office:value="265" table:style-name="ce4">
            <text:p>265<text:s/></text:p>
          </table:table-cell>
          <table:table-cell office:value-type="float" office:value="277" table:style-name="ce4">
            <text:p>277<text:s/></text:p>
          </table:table-cell>
          <table:table-cell office:value-type="float" office:value="2699" table:formula="of:=[.M26]+[.N26]" table:style-name="ce4">
            <text:p>2,699<text:s/></text:p>
          </table:table-cell>
          <table:table-cell office:value-type="float" office:value="963" table:style-name="ce4">
            <text:p>963<text:s/></text:p>
          </table:table-cell>
          <table:table-cell office:value-type="float" office:value="1736" table:style-name="ce4">
            <text:p>1,736<text:s/></text:p>
          </table:table-cell>
          <table:table-cell office:value-type="float" office:value="3074" table:formula="of:=[.P26]+[.Q26]" table:style-name="ce4">
            <text:p>3,074<text:s/></text:p>
          </table:table-cell>
          <table:table-cell office:value-type="float" office:value="1113" table:style-name="ce4">
            <text:p>1,113<text:s/></text:p>
          </table:table-cell>
          <table:table-cell office:value-type="float" office:value="1961" table:style-name="ce4">
            <text:p>1,961<text:s/></text:p>
          </table:table-cell>
          <table:table-cell office:value-type="float" office:value="2542" table:formula="of:=[.S26]+[.T26]" table:style-name="ce4">
            <text:p>2,542<text:s/></text:p>
          </table:table-cell>
          <table:table-cell office:value-type="float" office:value="1005" table:style-name="ce4">
            <text:p>1,005<text:s/></text:p>
          </table:table-cell>
          <table:table-cell office:value-type="float" office:value="1537" table:style-name="ce4">
            <text:p>1,537<text:s/></text:p>
          </table:table-cell>
          <table:table-cell office:value-type="float" office:value="2164" table:formula="of:=[.V26]+[.W26]" table:style-name="ce4">
            <text:p>2,164<text:s/></text:p>
          </table:table-cell>
          <table:table-cell office:value-type="float" office:value="865" table:style-name="ce4">
            <text:p>865<text:s/></text:p>
          </table:table-cell>
          <table:table-cell office:value-type="float" office:value="1299" table:style-name="ce4">
            <text:p>1,299<text:s/></text:p>
          </table:table-cell>
          <table:table-cell office:value-type="float" office:value="689" table:formula="of:=[.Y26]+[.Z26]" table:style-name="ce4">
            <text:p>689<text:s/></text:p>
          </table:table-cell>
          <table:table-cell office:value-type="float" office:value="298" table:style-name="ce4">
            <text:p>298<text:s/></text:p>
          </table:table-cell>
          <table:table-cell office:value-type="float" office:value="391" table:style-name="ce4">
            <text:p>391<text:s/></text:p>
          </table:table-cell>
          <table:table-cell office:value-type="float" office:value="535" table:formula="of:=[.AB26]+[.AC26]" table:style-name="ce4">
            <text:p>535<text:s/></text:p>
          </table:table-cell>
          <table:table-cell office:value-type="float" office:value="232" table:style-name="ce4">
            <text:p>232<text:s/></text:p>
          </table:table-cell>
          <table:table-cell office:value-type="float" office:value="303" table:style-name="ce4">
            <text:p>303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德國 Germany</text:p>
          </table:table-cell>
          <table:table-cell office:value-type="float" office:value="12328" table:formula="of:=[.D27]+[.E27]" table:style-name="ce4">
            <text:p>12,328<text:s/></text:p>
          </table:table-cell>
          <table:table-cell office:value-type="float" office:value="5458" table:formula="of:=[.G27]+[.J27]+[.M27]+[.P27]+[.S27]+[.V27]+[.Y27]+[.AB27]" table:style-name="ce4">
            <text:p>5,458<text:s/></text:p>
          </table:table-cell>
          <table:table-cell office:value-type="float" office:value="6870" table:formula="of:=[.H27]+[.K27]+[.N27]+[.Q27]+[.T27]+[.W27]+[.Z27]+[.AC27]" table:style-name="ce4">
            <text:p>6,870<text:s/></text:p>
          </table:table-cell>
          <table:table-cell office:value-type="float" office:value="442" table:formula="of:=[.G27]+[.H27]" table:style-name="ce4">
            <text:p>442<text:s/></text:p>
          </table:table-cell>
          <table:table-cell office:value-type="float" office:value="231" table:style-name="ce4">
            <text:p>231<text:s/></text:p>
          </table:table-cell>
          <table:table-cell office:value-type="float" office:value="211" table:style-name="ce4">
            <text:p>211<text:s/></text:p>
          </table:table-cell>
          <table:table-cell office:value-type="float" office:value="465" table:formula="of:=[.J27]+[.K27]" table:style-name="ce4">
            <text:p>465<text:s/></text:p>
          </table:table-cell>
          <table:table-cell office:value-type="float" office:value="220" table:style-name="ce4">
            <text:p>220<text:s/></text:p>
          </table:table-cell>
          <table:table-cell office:value-type="float" office:value="245" table:style-name="ce4">
            <text:p>245<text:s/></text:p>
          </table:table-cell>
          <table:table-cell office:value-type="float" office:value="3376" table:formula="of:=[.M27]+[.N27]" table:style-name="ce4">
            <text:p>3,376<text:s/></text:p>
          </table:table-cell>
          <table:table-cell office:value-type="float" office:value="1344" table:style-name="ce4">
            <text:p>1,344<text:s/></text:p>
          </table:table-cell>
          <table:table-cell office:value-type="float" office:value="2032" table:style-name="ce4">
            <text:p>2,032<text:s/></text:p>
          </table:table-cell>
          <table:table-cell office:value-type="float" office:value="3018" table:formula="of:=[.P27]+[.Q27]" table:style-name="ce4">
            <text:p>3,018<text:s/></text:p>
          </table:table-cell>
          <table:table-cell office:value-type="float" office:value="1326" table:style-name="ce4">
            <text:p>1,326<text:s/></text:p>
          </table:table-cell>
          <table:table-cell office:value-type="float" office:value="1692" table:style-name="ce4">
            <text:p>1,692<text:s/></text:p>
          </table:table-cell>
          <table:table-cell office:value-type="float" office:value="2182" table:formula="of:=[.S27]+[.T27]" table:style-name="ce4">
            <text:p>2,182<text:s/></text:p>
          </table:table-cell>
          <table:table-cell office:value-type="float" office:value="1005" table:style-name="ce4">
            <text:p>1,005<text:s/></text:p>
          </table:table-cell>
          <table:table-cell office:value-type="float" office:value="1177" table:style-name="ce4">
            <text:p>1,177<text:s/></text:p>
          </table:table-cell>
          <table:table-cell office:value-type="float" office:value="1828" table:formula="of:=[.V27]+[.W27]" table:style-name="ce4">
            <text:p>1,828<text:s/></text:p>
          </table:table-cell>
          <table:table-cell office:value-type="float" office:value="837" table:style-name="ce4">
            <text:p>837<text:s/></text:p>
          </table:table-cell>
          <table:table-cell office:value-type="float" office:value="991" table:style-name="ce4">
            <text:p>991<text:s/></text:p>
          </table:table-cell>
          <table:table-cell office:value-type="float" office:value="602" table:formula="of:=[.Y27]+[.Z27]" table:style-name="ce4">
            <text:p>602<text:s/></text:p>
          </table:table-cell>
          <table:table-cell office:value-type="float" office:value="278" table:style-name="ce4">
            <text:p>278<text:s/></text:p>
          </table:table-cell>
          <table:table-cell office:value-type="float" office:value="324" table:style-name="ce4">
            <text:p>324<text:s/></text:p>
          </table:table-cell>
          <table:table-cell office:value-type="float" office:value="415" table:formula="of:=[.AB27]+[.AC27]" table:style-name="ce4">
            <text:p>415<text:s/></text:p>
          </table:table-cell>
          <table:table-cell office:value-type="float" office:value="217" table:style-name="ce4">
            <text:p>217<text:s/></text:p>
          </table:table-cell>
          <table:table-cell office:value-type="float" office:value="198" table:style-name="ce4">
            <text:p>198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義大利 Italy</text:p>
          </table:table-cell>
          <table:table-cell office:value-type="float" office:value="2505" table:formula="of:=[.D28]+[.E28]" table:style-name="ce4">
            <text:p>2,505<text:s/></text:p>
          </table:table-cell>
          <table:table-cell office:value-type="float" office:value="1078" table:formula="of:=[.G28]+[.J28]+[.M28]+[.P28]+[.S28]+[.V28]+[.Y28]+[.AB28]" table:style-name="ce4">
            <text:p>1,078<text:s/></text:p>
          </table:table-cell>
          <table:table-cell office:value-type="float" office:value="1427" table:formula="of:=[.H28]+[.K28]+[.N28]+[.Q28]+[.T28]+[.W28]+[.Z28]+[.AC28]" table:style-name="ce4">
            <text:p>1,427<text:s/></text:p>
          </table:table-cell>
          <table:table-cell office:value-type="float" office:value="118" table:formula="of:=[.G28]+[.H28]" table:style-name="ce4">
            <text:p>118<text:s/></text:p>
          </table:table-cell>
          <table:table-cell office:value-type="float" office:value="74" table:style-name="ce4">
            <text:p>74<text:s/></text:p>
          </table:table-cell>
          <table:table-cell office:value-type="float" office:value="44" table:style-name="ce4">
            <text:p>44<text:s/></text:p>
          </table:table-cell>
          <table:table-cell office:value-type="float" office:value="116" table:formula="of:=[.J28]+[.K28]" table:style-name="ce4">
            <text:p>116<text:s/></text:p>
          </table:table-cell>
          <table:table-cell office:value-type="float" office:value="62" table:style-name="ce4">
            <text:p>62<text:s/></text:p>
          </table:table-cell>
          <table:table-cell office:value-type="float" office:value="54" table:style-name="ce4">
            <text:p>54<text:s/></text:p>
          </table:table-cell>
          <table:table-cell office:value-type="float" office:value="385" table:formula="of:=[.M28]+[.N28]" table:style-name="ce4">
            <text:p>385<text:s/></text:p>
          </table:table-cell>
          <table:table-cell office:value-type="float" office:value="139" table:style-name="ce4">
            <text:p>139<text:s/></text:p>
          </table:table-cell>
          <table:table-cell office:value-type="float" office:value="246" table:style-name="ce4">
            <text:p>246<text:s/></text:p>
          </table:table-cell>
          <table:table-cell office:value-type="float" office:value="568" table:formula="of:=[.P28]+[.Q28]" table:style-name="ce4">
            <text:p>568<text:s/></text:p>
          </table:table-cell>
          <table:table-cell office:value-type="float" office:value="248" table:style-name="ce4">
            <text:p>248<text:s/></text:p>
          </table:table-cell>
          <table:table-cell office:value-type="float" office:value="320" table:style-name="ce4">
            <text:p>320<text:s/></text:p>
          </table:table-cell>
          <table:table-cell office:value-type="float" office:value="513" table:formula="of:=[.S28]+[.T28]" table:style-name="ce4">
            <text:p>513<text:s/></text:p>
          </table:table-cell>
          <table:table-cell office:value-type="float" office:value="207" table:style-name="ce4">
            <text:p>207<text:s/></text:p>
          </table:table-cell>
          <table:table-cell office:value-type="float" office:value="306" table:style-name="ce4">
            <text:p>306<text:s/></text:p>
          </table:table-cell>
          <table:table-cell office:value-type="float" office:value="488" table:formula="of:=[.V28]+[.W28]" table:style-name="ce4">
            <text:p>488<text:s/></text:p>
          </table:table-cell>
          <table:table-cell office:value-type="float" office:value="208" table:style-name="ce4">
            <text:p>208<text:s/></text:p>
          </table:table-cell>
          <table:table-cell office:value-type="float" office:value="280" table:style-name="ce4">
            <text:p>280<text:s/></text:p>
          </table:table-cell>
          <table:table-cell office:value-type="float" office:value="177" table:formula="of:=[.Y28]+[.Z28]" table:style-name="ce4">
            <text:p>177<text:s/></text:p>
          </table:table-cell>
          <table:table-cell office:value-type="float" office:value="71" table:style-name="ce4">
            <text:p>71<text:s/></text:p>
          </table:table-cell>
          <table:table-cell office:value-type="float" office:value="106" table:style-name="ce4">
            <text:p>106<text:s/></text:p>
          </table:table-cell>
          <table:table-cell office:value-type="float" office:value="140" table:formula="of:=[.AB28]+[.AC28]" table:style-name="ce4">
            <text:p>140<text:s/></text:p>
          </table:table-cell>
          <table:table-cell office:value-type="float" office:value="69" table:style-name="ce4">
            <text:p>69<text:s/></text:p>
          </table:table-cell>
          <table:table-cell office:value-type="float" office:value="71" table:style-name="ce4">
            <text:p>71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荷蘭 Netherlands</text:p>
          </table:table-cell>
          <table:table-cell office:value-type="float" office:value="11363" table:formula="of:=[.D29]+[.E29]" table:style-name="ce4">
            <text:p>11,363<text:s/></text:p>
          </table:table-cell>
          <table:table-cell office:value-type="float" office:value="4895" table:formula="of:=[.G29]+[.J29]+[.M29]+[.P29]+[.S29]+[.V29]+[.Y29]+[.AB29]" table:style-name="ce4">
            <text:p>4,895<text:s/></text:p>
          </table:table-cell>
          <table:table-cell office:value-type="float" office:value="6468" table:formula="of:=[.H29]+[.K29]+[.N29]+[.Q29]+[.T29]+[.W29]+[.Z29]+[.AC29]" table:style-name="ce4">
            <text:p>6,468<text:s/></text:p>
          </table:table-cell>
          <table:table-cell office:value-type="float" office:value="532" table:formula="of:=[.G29]+[.H29]" table:style-name="ce4">
            <text:p>532<text:s/></text:p>
          </table:table-cell>
          <table:table-cell office:value-type="float" office:value="258" table:style-name="ce4">
            <text:p>258<text:s/></text:p>
          </table:table-cell>
          <table:table-cell office:value-type="float" office:value="274" table:style-name="ce4">
            <text:p>274<text:s/></text:p>
          </table:table-cell>
          <table:table-cell office:value-type="float" office:value="422" table:formula="of:=[.J29]+[.K29]" table:style-name="ce4">
            <text:p>422<text:s/></text:p>
          </table:table-cell>
          <table:table-cell office:value-type="float" office:value="199" table:style-name="ce4">
            <text:p>199<text:s/></text:p>
          </table:table-cell>
          <table:table-cell office:value-type="float" office:value="223" table:style-name="ce4">
            <text:p>223<text:s/></text:p>
          </table:table-cell>
          <table:table-cell office:value-type="float" office:value="2734" table:formula="of:=[.M29]+[.N29]" table:style-name="ce4">
            <text:p>2,734<text:s/></text:p>
          </table:table-cell>
          <table:table-cell office:value-type="float" office:value="1078" table:style-name="ce4">
            <text:p>1,078<text:s/></text:p>
          </table:table-cell>
          <table:table-cell office:value-type="float" office:value="1656" table:style-name="ce4">
            <text:p>1,656<text:s/></text:p>
          </table:table-cell>
          <table:table-cell office:value-type="float" office:value="2890" table:formula="of:=[.P29]+[.Q29]" table:style-name="ce4">
            <text:p>2,890<text:s/></text:p>
          </table:table-cell>
          <table:table-cell office:value-type="float" office:value="1271" table:style-name="ce4">
            <text:p>1,271<text:s/></text:p>
          </table:table-cell>
          <table:table-cell office:value-type="float" office:value="1619" table:style-name="ce4">
            <text:p>1,619<text:s/></text:p>
          </table:table-cell>
          <table:table-cell office:value-type="float" office:value="2055" table:formula="of:=[.S29]+[.T29]" table:style-name="ce4">
            <text:p>2,055<text:s/></text:p>
          </table:table-cell>
          <table:table-cell office:value-type="float" office:value="919" table:style-name="ce4">
            <text:p>919<text:s/></text:p>
          </table:table-cell>
          <table:table-cell office:value-type="float" office:value="1136" table:style-name="ce4">
            <text:p>1,136<text:s/></text:p>
          </table:table-cell>
          <table:table-cell office:value-type="float" office:value="1709" table:formula="of:=[.V29]+[.W29]" table:style-name="ce4">
            <text:p>1,709<text:s/></text:p>
          </table:table-cell>
          <table:table-cell office:value-type="float" office:value="708" table:style-name="ce4">
            <text:p>708<text:s/></text:p>
          </table:table-cell>
          <table:table-cell office:value-type="float" office:value="1001" table:style-name="ce4">
            <text:p>1,001<text:s/></text:p>
          </table:table-cell>
          <table:table-cell office:value-type="float" office:value="611" table:formula="of:=[.Y29]+[.Z29]" table:style-name="ce4">
            <text:p>611<text:s/></text:p>
          </table:table-cell>
          <table:table-cell office:value-type="float" office:value="268" table:style-name="ce4">
            <text:p>268<text:s/></text:p>
          </table:table-cell>
          <table:table-cell office:value-type="float" office:value="343" table:style-name="ce4">
            <text:p>343<text:s/></text:p>
          </table:table-cell>
          <table:table-cell office:value-type="float" office:value="410" table:formula="of:=[.AB29]+[.AC29]" table:style-name="ce4">
            <text:p>410<text:s/></text:p>
          </table:table-cell>
          <table:table-cell office:value-type="float" office:value="194" table:style-name="ce4">
            <text:p>194<text:s/></text:p>
          </table:table-cell>
          <table:table-cell office:value-type="float" office:value="216" table:style-name="ce4">
            <text:p>216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瑞士 Switzerland</text:p>
          </table:table-cell>
          <table:table-cell office:value-type="float" office:value="19" table:formula="of:=[.D30]+[.E30]" table:style-name="ce4">
            <text:p>19<text:s/></text:p>
          </table:table-cell>
          <table:table-cell office:value-type="float" office:value="9" table:formula="of:=[.G30]+[.J30]+[.M30]+[.P30]+[.S30]+[.V30]+[.Y30]+[.AB30]" table:style-name="ce4">
            <text:p>9<text:s/></text:p>
          </table:table-cell>
          <table:table-cell office:value-type="float" office:value="10" table:formula="of:=[.H30]+[.K30]+[.N30]+[.Q30]+[.T30]+[.W30]+[.Z30]+[.AC30]" table:style-name="ce4">
            <text:p>10<text:s/></text:p>
          </table:table-cell>
          <table:table-cell office:value-type="float" office:value="0" table:formula="of:=[.G30]+[.H30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2" table:formula="of:=[.J30]+[.K30]" table:style-name="ce4">
            <text:p>2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7" table:formula="of:=[.M30]+[.N30]" table:style-name="ce4">
            <text:p>7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4" table:style-name="ce4">
            <text:p>4<text:s/></text:p>
          </table:table-cell>
          <table:table-cell office:value-type="float" office:value="5" table:formula="of:=[.P30]+[.Q30]" table:style-name="ce4">
            <text:p>5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3" table:formula="of:=[.S30]+[.T30]" table:style-name="ce4">
            <text:p>3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2" table:formula="of:=[.V30]+[.W30]" table:style-name="ce4">
            <text:p>2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0" table:formula="of:=[.Y30]+[.Z30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formula="of:=[.AB30]+[.AC30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英國 United Kingdom</text:p>
          </table:table-cell>
          <table:table-cell office:value-type="float" office:value="9340" table:formula="of:=[.D31]+[.E31]" table:style-name="ce4">
            <text:p>9,340<text:s/></text:p>
          </table:table-cell>
          <table:table-cell office:value-type="float" office:value="3526" table:formula="of:=[.G31]+[.J31]+[.M31]+[.P31]+[.S31]+[.V31]+[.Y31]+[.AB31]" table:style-name="ce4">
            <text:p>3,526<text:s/></text:p>
          </table:table-cell>
          <table:table-cell office:value-type="float" office:value="5814" table:formula="of:=[.H31]+[.K31]+[.N31]+[.Q31]+[.T31]+[.W31]+[.Z31]+[.AC31]" table:style-name="ce4">
            <text:p>5,814<text:s/></text:p>
          </table:table-cell>
          <table:table-cell office:value-type="float" office:value="448" table:formula="of:=[.G31]+[.H31]" table:style-name="ce4">
            <text:p>448<text:s/></text:p>
          </table:table-cell>
          <table:table-cell office:value-type="float" office:value="234" table:style-name="ce4">
            <text:p>234<text:s/></text:p>
          </table:table-cell>
          <table:table-cell office:value-type="float" office:value="214" table:style-name="ce4">
            <text:p>214<text:s/></text:p>
          </table:table-cell>
          <table:table-cell office:value-type="float" office:value="697" table:formula="of:=[.J31]+[.K31]" table:style-name="ce4">
            <text:p>697<text:s/></text:p>
          </table:table-cell>
          <table:table-cell office:value-type="float" office:value="320" table:style-name="ce4">
            <text:p>320<text:s/></text:p>
          </table:table-cell>
          <table:table-cell office:value-type="float" office:value="377" table:style-name="ce4">
            <text:p>377<text:s/></text:p>
          </table:table-cell>
          <table:table-cell office:value-type="float" office:value="3246" table:formula="of:=[.M31]+[.N31]" table:style-name="ce4">
            <text:p>3,246<text:s/></text:p>
          </table:table-cell>
          <table:table-cell office:value-type="float" office:value="1188" table:style-name="ce4">
            <text:p>1,188<text:s/></text:p>
          </table:table-cell>
          <table:table-cell office:value-type="float" office:value="2058" table:style-name="ce4">
            <text:p>2,058<text:s/></text:p>
          </table:table-cell>
          <table:table-cell office:value-type="float" office:value="1926" table:formula="of:=[.P31]+[.Q31]" table:style-name="ce4">
            <text:p>1,926<text:s/></text:p>
          </table:table-cell>
          <table:table-cell office:value-type="float" office:value="667" table:style-name="ce4">
            <text:p>667<text:s/></text:p>
          </table:table-cell>
          <table:table-cell office:value-type="float" office:value="1259" table:style-name="ce4">
            <text:p>1,259<text:s/></text:p>
          </table:table-cell>
          <table:table-cell office:value-type="float" office:value="1283" table:formula="of:=[.S31]+[.T31]" table:style-name="ce4">
            <text:p>1,283<text:s/></text:p>
          </table:table-cell>
          <table:table-cell office:value-type="float" office:value="459" table:style-name="ce4">
            <text:p>459<text:s/></text:p>
          </table:table-cell>
          <table:table-cell office:value-type="float" office:value="824" table:style-name="ce4">
            <text:p>824<text:s/></text:p>
          </table:table-cell>
          <table:table-cell office:value-type="float" office:value="1108" table:formula="of:=[.V31]+[.W31]" table:style-name="ce4">
            <text:p>1,108<text:s/></text:p>
          </table:table-cell>
          <table:table-cell office:value-type="float" office:value="402" table:style-name="ce4">
            <text:p>402<text:s/></text:p>
          </table:table-cell>
          <table:table-cell office:value-type="float" office:value="706" table:style-name="ce4">
            <text:p>706<text:s/></text:p>
          </table:table-cell>
          <table:table-cell office:value-type="float" office:value="361" table:formula="of:=[.Y31]+[.Z31]" table:style-name="ce4">
            <text:p>361<text:s/></text:p>
          </table:table-cell>
          <table:table-cell office:value-type="float" office:value="137" table:style-name="ce4">
            <text:p>137<text:s/></text:p>
          </table:table-cell>
          <table:table-cell office:value-type="float" office:value="224" table:style-name="ce4">
            <text:p>224<text:s/></text:p>
          </table:table-cell>
          <table:table-cell office:value-type="float" office:value="271" table:formula="of:=[.AB31]+[.AC31]" table:style-name="ce4">
            <text:p>271<text:s/></text:p>
          </table:table-cell>
          <table:table-cell office:value-type="float" office:value="119" table:style-name="ce4">
            <text:p>119<text:s/></text:p>
          </table:table-cell>
          <table:table-cell office:value-type="float" office:value="152" table:style-name="ce4">
            <text:p>152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奧地利 Austria</text:p>
          </table:table-cell>
          <table:table-cell office:value-type="float" office:value="10937" table:formula="of:=[.D32]+[.E32]" table:style-name="ce4">
            <text:p>10,937<text:s/></text:p>
          </table:table-cell>
          <table:table-cell office:value-type="float" office:value="4433" table:formula="of:=[.G32]+[.J32]+[.M32]+[.P32]+[.S32]+[.V32]+[.Y32]+[.AB32]" table:style-name="ce4">
            <text:p>4,433<text:s/></text:p>
          </table:table-cell>
          <table:table-cell office:value-type="float" office:value="6504" table:formula="of:=[.H32]+[.K32]+[.N32]+[.Q32]+[.T32]+[.W32]+[.Z32]+[.AC32]" table:style-name="ce4">
            <text:p>6,504<text:s/></text:p>
          </table:table-cell>
          <table:table-cell office:value-type="float" office:value="306" table:formula="of:=[.G32]+[.H32]" table:style-name="ce4">
            <text:p>306<text:s/></text:p>
          </table:table-cell>
          <table:table-cell office:value-type="float" office:value="167" table:style-name="ce4">
            <text:p>167<text:s/></text:p>
          </table:table-cell>
          <table:table-cell office:value-type="float" office:value="139" table:style-name="ce4">
            <text:p>139<text:s/></text:p>
          </table:table-cell>
          <table:table-cell office:value-type="float" office:value="450" table:formula="of:=[.J32]+[.K32]" table:style-name="ce4">
            <text:p>450<text:s/></text:p>
          </table:table-cell>
          <table:table-cell office:value-type="float" office:value="192" table:style-name="ce4">
            <text:p>192<text:s/></text:p>
          </table:table-cell>
          <table:table-cell office:value-type="float" office:value="258" table:style-name="ce4">
            <text:p>258<text:s/></text:p>
          </table:table-cell>
          <table:table-cell office:value-type="float" office:value="1833" table:formula="of:=[.M32]+[.N32]" table:style-name="ce4">
            <text:p>1,833<text:s/></text:p>
          </table:table-cell>
          <table:table-cell office:value-type="float" office:value="737" table:style-name="ce4">
            <text:p>737<text:s/></text:p>
          </table:table-cell>
          <table:table-cell office:value-type="float" office:value="1096" table:style-name="ce4">
            <text:p>1,096<text:s/></text:p>
          </table:table-cell>
          <table:table-cell office:value-type="float" office:value="2181" table:formula="of:=[.P32]+[.Q32]" table:style-name="ce4">
            <text:p>2,181<text:s/></text:p>
          </table:table-cell>
          <table:table-cell office:value-type="float" office:value="942" table:style-name="ce4">
            <text:p>942<text:s/></text:p>
          </table:table-cell>
          <table:table-cell office:value-type="float" office:value="1239" table:style-name="ce4">
            <text:p>1,239<text:s/></text:p>
          </table:table-cell>
          <table:table-cell office:value-type="float" office:value="2111" table:formula="of:=[.S32]+[.T32]" table:style-name="ce4">
            <text:p>2,111<text:s/></text:p>
          </table:table-cell>
          <table:table-cell office:value-type="float" office:value="773" table:style-name="ce4">
            <text:p>773<text:s/></text:p>
          </table:table-cell>
          <table:table-cell office:value-type="float" office:value="1338" table:style-name="ce4">
            <text:p>1,338<text:s/></text:p>
          </table:table-cell>
          <table:table-cell office:value-type="float" office:value="2485" table:formula="of:=[.V32]+[.W32]" table:style-name="ce4">
            <text:p>2,485<text:s/></text:p>
          </table:table-cell>
          <table:table-cell office:value-type="float" office:value="929" table:style-name="ce4">
            <text:p>929<text:s/></text:p>
          </table:table-cell>
          <table:table-cell office:value-type="float" office:value="1556" table:style-name="ce4">
            <text:p>1,556<text:s/></text:p>
          </table:table-cell>
          <table:table-cell office:value-type="float" office:value="939" table:formula="of:=[.Y32]+[.Z32]" table:style-name="ce4">
            <text:p>939<text:s/></text:p>
          </table:table-cell>
          <table:table-cell office:value-type="float" office:value="396" table:style-name="ce4">
            <text:p>396<text:s/></text:p>
          </table:table-cell>
          <table:table-cell office:value-type="float" office:value="543" table:style-name="ce4">
            <text:p>543<text:s/></text:p>
          </table:table-cell>
          <table:table-cell office:value-type="float" office:value="632" table:formula="of:=[.AB32]+[.AC32]" table:style-name="ce4">
            <text:p>632<text:s/></text:p>
          </table:table-cell>
          <table:table-cell office:value-type="float" office:value="297" table:style-name="ce4">
            <text:p>297<text:s/></text:p>
          </table:table-cell>
          <table:table-cell office:value-type="float" office:value="335" table:style-name="ce4">
            <text:p>335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歐洲其他地區 Others</text:p>
          </table:table-cell>
          <table:table-cell office:value-type="float" office:value="480" table:formula="of:=[.C34]-[.C26]-[.C27]-[.C28]-[.C29]-[.C30]-[.C31]-[.C32]" table:style-name="ce4">
            <text:p>480<text:s/></text:p>
          </table:table-cell>
          <table:table-cell office:value-type="float" office:value="290" table:formula="of:=[.G33]+[.J33]+[.M33]+[.P33]+[.S33]+[.V33]+[.Y33]+[.AB33]" table:style-name="ce4">
            <text:p>290<text:s/></text:p>
          </table:table-cell>
          <table:table-cell office:value-type="float" office:value="190" table:formula="of:=[.H33]+[.K33]+[.N33]+[.Q33]+[.T33]+[.W33]+[.Z33]+[.AC33]" table:style-name="ce4">
            <text:p>190<text:s/></text:p>
          </table:table-cell>
          <table:table-cell office:value-type="float" office:value="2" table:formula="of:=[.F34]-[.F26]-[.F27]-[.F28]-[.F29]-[.F30]-[.F31]-[.F32]" table:style-name="ce4">
            <text:p>2<text:s/></text:p>
          </table:table-cell>
          <table:table-cell office:value-type="float" office:value="1" table:formula="of:=[.G34]-[.G26]-[.G27]-[.G28]-[.G29]-[.G30]-[.G31]-[.G32]" table:style-name="ce4">
            <text:p>1<text:s/></text:p>
          </table:table-cell>
          <table:table-cell office:value-type="float" office:value="1" table:formula="of:=[.H34]-[.H26]-[.H27]-[.H28]-[.H29]-[.H30]-[.H31]-[.H32]" table:style-name="ce4">
            <text:p>1<text:s/></text:p>
          </table:table-cell>
          <table:table-cell office:value-type="float" office:value="42" table:formula="of:=[.I34]-[.I26]-[.I27]-[.I28]-[.I29]-[.I30]-[.I31]-[.I32]" table:style-name="ce4">
            <text:p>42<text:s/></text:p>
          </table:table-cell>
          <table:table-cell office:value-type="float" office:value="22" table:formula="of:=[.J34]-[.J26]-[.J27]-[.J28]-[.J29]-[.J30]-[.J31]-[.J32]" table:style-name="ce4">
            <text:p>22<text:s/></text:p>
          </table:table-cell>
          <table:table-cell office:value-type="float" office:value="20" table:formula="of:=[.K34]-[.K26]-[.K27]-[.K28]-[.K29]-[.K30]-[.K31]-[.K32]" table:style-name="ce4">
            <text:p>20<text:s/></text:p>
          </table:table-cell>
          <table:table-cell office:value-type="float" office:value="369" table:formula="of:=[.L34]-[.L26]-[.L27]-[.L28]-[.L29]-[.L30]-[.L31]-[.L32]" table:style-name="ce4">
            <text:p>369<text:s/></text:p>
          </table:table-cell>
          <table:table-cell office:value-type="float" office:value="228" table:formula="of:=[.M34]-[.M26]-[.M27]-[.M28]-[.M29]-[.M30]-[.M31]-[.M32]" table:style-name="ce4">
            <text:p>228<text:s/></text:p>
          </table:table-cell>
          <table:table-cell office:value-type="float" office:value="141" table:formula="of:=[.N34]-[.N26]-[.N27]-[.N28]-[.N29]-[.N30]-[.N31]-[.N32]" table:style-name="ce4">
            <text:p>141<text:s/></text:p>
          </table:table-cell>
          <table:table-cell office:value-type="float" office:value="47" table:formula="of:=[.O34]-[.O26]-[.O27]-[.O28]-[.O29]-[.O30]-[.O31]-[.O32]" table:style-name="ce4">
            <text:p>47<text:s/></text:p>
          </table:table-cell>
          <table:table-cell office:value-type="float" office:value="31" table:formula="of:=[.P34]-[.P26]-[.P27]-[.P28]-[.P29]-[.P30]-[.P31]-[.P32]" table:style-name="ce4">
            <text:p>31<text:s/></text:p>
          </table:table-cell>
          <table:table-cell office:value-type="float" office:value="16" table:formula="of:=[.Q34]-[.Q26]-[.Q27]-[.Q28]-[.Q29]-[.Q30]-[.Q31]-[.Q32]" table:style-name="ce4">
            <text:p>16<text:s/></text:p>
          </table:table-cell>
          <table:table-cell office:value-type="float" office:value="12" table:formula="of:=[.R34]-[.R26]-[.R27]-[.R28]-[.R29]-[.R30]-[.R31]-[.R32]" table:style-name="ce4">
            <text:p>12<text:s/></text:p>
          </table:table-cell>
          <table:table-cell office:value-type="float" office:value="4" table:formula="of:=[.S34]-[.S26]-[.S27]-[.S28]-[.S29]-[.S30]-[.S31]-[.S32]" table:style-name="ce4">
            <text:p>4<text:s/></text:p>
          </table:table-cell>
          <table:table-cell office:value-type="float" office:value="8" table:formula="of:=[.T34]-[.T26]-[.T27]-[.T28]-[.T29]-[.T30]-[.T31]-[.T32]" table:style-name="ce4">
            <text:p>8<text:s/></text:p>
          </table:table-cell>
          <table:table-cell office:value-type="float" office:value="6" table:formula="of:=[.U34]-[.U26]-[.U27]-[.U28]-[.U29]-[.U30]-[.U31]-[.U32]" table:style-name="ce4">
            <text:p>6<text:s/></text:p>
          </table:table-cell>
          <table:table-cell office:value-type="float" office:value="4" table:formula="of:=[.V34]-[.V26]-[.V27]-[.V28]-[.V29]-[.V30]-[.V31]-[.V32]" table:style-name="ce4">
            <text:p>4<text:s/></text:p>
          </table:table-cell>
          <table:table-cell office:value-type="float" office:value="2" table:formula="of:=[.W34]-[.W26]-[.W27]-[.W28]-[.W29]-[.W30]-[.W31]-[.W32]" table:style-name="ce4">
            <text:p>2<text:s/></text:p>
          </table:table-cell>
          <table:table-cell office:value-type="float" office:value="1" table:formula="of:=[.X34]-[.X26]-[.X27]-[.X28]-[.X29]-[.X30]-[.X31]-[.X32]" table:style-name="ce4">
            <text:p>1<text:s/></text:p>
          </table:table-cell>
          <table:table-cell office:value-type="float" office:value="0" table:formula="of:=[.Y34]-[.Y26]-[.Y27]-[.Y28]-[.Y29]-[.Y30]-[.Y31]-[.Y32]" table:style-name="ce4">
            <text:p>0<text:s/></text:p>
          </table:table-cell>
          <table:table-cell office:value-type="float" office:value="1" table:formula="of:=[.Z34]-[.Z26]-[.Z27]-[.Z28]-[.Z29]-[.Z30]-[.Z31]-[.Z32]" table:style-name="ce4">
            <text:p>1<text:s/></text:p>
          </table:table-cell>
          <table:table-cell office:value-type="float" office:value="1" table:formula="of:=[.AA34]-[.AA26]-[.AA27]-[.AA28]-[.AA29]-[.AA30]-[.AA31]-[.AA32]" table:style-name="ce4">
            <text:p>1<text:s/></text:p>
          </table:table-cell>
          <table:table-cell office:value-type="float" office:value="0" table:formula="of:=[.AB34]-[.AB26]-[.AB27]-[.AB28]-[.AB29]-[.AB30]-[.AB31]-[.AB32]" table:style-name="ce4">
            <text:p>0<text:s/></text:p>
          </table:table-cell>
          <table:table-cell office:value-type="float" office:value="1" table:formula="of:=[.AC34]-[.AC26]-[.AC27]-[.AC28]-[.AC29]-[.AC30]-[.AC31]-[.AC32]" table:style-name="ce4">
            <text:p>1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歐洲合計 Total</text:p>
          </table:table-cell>
          <table:table-cell office:value-type="float" office:value="59773" table:formula="of:=[.D34]+[.E34]" table:style-name="ce4">
            <text:p>59,773<text:s/></text:p>
          </table:table-cell>
          <table:table-cell office:value-type="float" office:value="24706" table:formula="of:=[.G34]+[.J34]+[.M34]+[.P34]+[.S34]+[.V34]+[.Y34]+[.AB34]" table:style-name="ce4">
            <text:p>24,706<text:s/></text:p>
          </table:table-cell>
          <table:table-cell office:value-type="float" office:value="35067" table:formula="of:=[.H34]+[.K34]+[.N34]+[.Q34]+[.T34]+[.W34]+[.Z34]+[.AC34]" table:style-name="ce4">
            <text:p>35,067<text:s/></text:p>
          </table:table-cell>
          <table:table-cell office:value-type="float" office:value="2404" table:formula="of:=[.G34]+[.H34]" table:style-name="ce4">
            <text:p>2,404<text:s/></text:p>
          </table:table-cell>
          <table:table-cell office:value-type="float" office:value="1241" table:style-name="ce4">
            <text:p>1,241<text:s/></text:p>
          </table:table-cell>
          <table:table-cell office:value-type="float" office:value="1163" table:style-name="ce4">
            <text:p>1,163<text:s/></text:p>
          </table:table-cell>
          <table:table-cell office:value-type="float" office:value="2736" table:formula="of:=[.J34]+[.K34]" table:style-name="ce4">
            <text:p>2,736<text:s/></text:p>
          </table:table-cell>
          <table:table-cell office:value-type="float" office:value="1281" table:style-name="ce4">
            <text:p>1,281<text:s/></text:p>
          </table:table-cell>
          <table:table-cell office:value-type="float" office:value="1455" table:style-name="ce4">
            <text:p>1,455<text:s/></text:p>
          </table:table-cell>
          <table:table-cell office:value-type="float" office:value="14649" table:formula="of:=[.M34]+[.N34]" table:style-name="ce4">
            <text:p>14,649<text:s/></text:p>
          </table:table-cell>
          <table:table-cell office:value-type="float" office:value="5680" table:style-name="ce4">
            <text:p>5,680<text:s/></text:p>
          </table:table-cell>
          <table:table-cell office:value-type="float" office:value="8969" table:style-name="ce4">
            <text:p>8,969<text:s/></text:p>
          </table:table-cell>
          <table:table-cell office:value-type="float" office:value="13709" table:formula="of:=[.P34]+[.Q34]" table:style-name="ce4">
            <text:p>13,709<text:s/></text:p>
          </table:table-cell>
          <table:table-cell office:value-type="float" office:value="5601" table:style-name="ce4">
            <text:p>5,601<text:s/></text:p>
          </table:table-cell>
          <table:table-cell office:value-type="float" office:value="8108" table:style-name="ce4">
            <text:p>8,108<text:s/></text:p>
          </table:table-cell>
          <table:table-cell office:value-type="float" office:value="10701" table:formula="of:=[.S34]+[.T34]" table:style-name="ce4">
            <text:p>10,701<text:s/></text:p>
          </table:table-cell>
          <table:table-cell office:value-type="float" office:value="4373" table:style-name="ce4">
            <text:p>4,373<text:s/></text:p>
          </table:table-cell>
          <table:table-cell office:value-type="float" office:value="6328" table:style-name="ce4">
            <text:p>6,328<text:s/></text:p>
          </table:table-cell>
          <table:table-cell office:value-type="float" office:value="9790" table:formula="of:=[.V34]+[.W34]" table:style-name="ce4">
            <text:p>9,790<text:s/></text:p>
          </table:table-cell>
          <table:table-cell office:value-type="float" office:value="3954" table:style-name="ce4">
            <text:p>3,954<text:s/></text:p>
          </table:table-cell>
          <table:table-cell office:value-type="float" office:value="5836" table:style-name="ce4">
            <text:p>5,836<text:s/></text:p>
          </table:table-cell>
          <table:table-cell office:value-type="float" office:value="3380" table:formula="of:=[.Y34]+[.Z34]" table:style-name="ce4">
            <text:p>3,380<text:s/></text:p>
          </table:table-cell>
          <table:table-cell office:value-type="float" office:value="1448" table:style-name="ce4">
            <text:p>1,448<text:s/></text:p>
          </table:table-cell>
          <table:table-cell office:value-type="float" office:value="1932" table:style-name="ce4">
            <text:p>1,932<text:s/></text:p>
          </table:table-cell>
          <table:table-cell office:value-type="float" office:value="2404" table:formula="of:=[.AB34]+[.AC34]" table:style-name="ce4">
            <text:p>2,404<text:s/></text:p>
          </table:table-cell>
          <table:table-cell office:value-type="float" office:value="1128" table:style-name="ce4">
            <text:p>1,128<text:s/></text:p>
          </table:table-cell>
          <table:table-cell office:value-type="float" office:value="1276" table:style-name="ce4">
            <text:p>1,276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office:value-type="string" table:number-columns-spanned="1" table:number-rows-spanned="5" table:style-name="ce28">
            <text:p>大洋洲</text:p>
          </table:table-cell>
          <table:table-cell office:value-type="string" table:style-name="ce3">
            <text:p>澳大利亞 Australia</text:p>
          </table:table-cell>
          <table:table-cell office:value-type="float" office:value="40124" table:formula="of:=[.D35]+[.E35]" table:style-name="ce4">
            <text:p>40,124<text:s/></text:p>
          </table:table-cell>
          <table:table-cell office:value-type="float" office:value="17304" table:formula="of:=[.G35]+[.J35]+[.M35]+[.P35]+[.S35]+[.V35]+[.Y35]+[.AB35]" table:style-name="ce4">
            <text:p>17,304<text:s/></text:p>
          </table:table-cell>
          <table:table-cell office:value-type="float" office:value="22820" table:formula="of:=[.H35]+[.K35]+[.N35]+[.Q35]+[.T35]+[.W35]+[.Z35]+[.AC35]" table:style-name="ce4">
            <text:p>22,820<text:s/></text:p>
          </table:table-cell>
          <table:table-cell office:value-type="float" office:value="3772" table:formula="of:=[.G35]+[.H35]" table:style-name="ce4">
            <text:p>3,772<text:s/></text:p>
          </table:table-cell>
          <table:table-cell office:value-type="float" office:value="1995" table:style-name="ce4">
            <text:p>1,995<text:s/></text:p>
          </table:table-cell>
          <table:table-cell office:value-type="float" office:value="1777" table:style-name="ce4">
            <text:p>1,777<text:s/></text:p>
          </table:table-cell>
          <table:table-cell office:value-type="float" office:value="2214" table:formula="of:=[.J35]+[.K35]" table:style-name="ce4">
            <text:p>2,214<text:s/></text:p>
          </table:table-cell>
          <table:table-cell office:value-type="float" office:value="1124" table:style-name="ce4">
            <text:p>1,124<text:s/></text:p>
          </table:table-cell>
          <table:table-cell office:value-type="float" office:value="1090" table:style-name="ce4">
            <text:p>1,090<text:s/></text:p>
          </table:table-cell>
          <table:table-cell office:value-type="float" office:value="8668" table:formula="of:=[.M35]+[.N35]" table:style-name="ce4">
            <text:p>8,668<text:s/></text:p>
          </table:table-cell>
          <table:table-cell office:value-type="float" office:value="3634" table:style-name="ce4">
            <text:p>3,634<text:s/></text:p>
          </table:table-cell>
          <table:table-cell office:value-type="float" office:value="5034" table:style-name="ce4">
            <text:p>5,034<text:s/></text:p>
          </table:table-cell>
          <table:table-cell office:value-type="float" office:value="7796" table:formula="of:=[.P35]+[.Q35]" table:style-name="ce4">
            <text:p>7,796<text:s/></text:p>
          </table:table-cell>
          <table:table-cell office:value-type="float" office:value="3003" table:style-name="ce4">
            <text:p>3,003<text:s/></text:p>
          </table:table-cell>
          <table:table-cell office:value-type="float" office:value="4793" table:style-name="ce4">
            <text:p>4,793<text:s/></text:p>
          </table:table-cell>
          <table:table-cell office:value-type="float" office:value="6094" table:formula="of:=[.S35]+[.T35]" table:style-name="ce4">
            <text:p>6,094<text:s/></text:p>
          </table:table-cell>
          <table:table-cell office:value-type="float" office:value="2518" table:style-name="ce4">
            <text:p>2,518<text:s/></text:p>
          </table:table-cell>
          <table:table-cell office:value-type="float" office:value="3576" table:style-name="ce4">
            <text:p>3,576<text:s/></text:p>
          </table:table-cell>
          <table:table-cell office:value-type="float" office:value="4979" table:formula="of:=[.V35]+[.W35]" table:style-name="ce4">
            <text:p>4,979<text:s/></text:p>
          </table:table-cell>
          <table:table-cell office:value-type="float" office:value="2018" table:style-name="ce4">
            <text:p>2,018<text:s/></text:p>
          </table:table-cell>
          <table:table-cell office:value-type="float" office:value="2961" table:style-name="ce4">
            <text:p>2,961<text:s/></text:p>
          </table:table-cell>
          <table:table-cell office:value-type="float" office:value="2806" table:formula="of:=[.Y35]+[.Z35]" table:style-name="ce4">
            <text:p>2,806<text:s/></text:p>
          </table:table-cell>
          <table:table-cell office:value-type="float" office:value="1151" table:style-name="ce4">
            <text:p>1,151<text:s/></text:p>
          </table:table-cell>
          <table:table-cell office:value-type="float" office:value="1655" table:style-name="ce4">
            <text:p>1,655<text:s/></text:p>
          </table:table-cell>
          <table:table-cell office:value-type="float" office:value="3795" table:formula="of:=[.AB35]+[.AC35]" table:style-name="ce4">
            <text:p>3,795<text:s/></text:p>
          </table:table-cell>
          <table:table-cell office:value-type="float" office:value="1861" table:style-name="ce4">
            <text:p>1,861<text:s/></text:p>
          </table:table-cell>
          <table:table-cell office:value-type="float" office:value="1934" table:style-name="ce4">
            <text:p>1,934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紐西蘭 New Zealand</text:p>
          </table:table-cell>
          <table:table-cell office:value-type="float" office:value="9668" table:formula="of:=[.D36]+[.E36]" table:style-name="ce4">
            <text:p>9,668<text:s/></text:p>
          </table:table-cell>
          <table:table-cell office:value-type="float" office:value="4254" table:formula="of:=[.G36]+[.J36]+[.M36]+[.P36]+[.S36]+[.V36]+[.Y36]+[.AB36]" table:style-name="ce4">
            <text:p>4,254<text:s/></text:p>
          </table:table-cell>
          <table:table-cell office:value-type="float" office:value="5414" table:formula="of:=[.H36]+[.K36]+[.N36]+[.Q36]+[.T36]+[.W36]+[.Z36]+[.AC36]" table:style-name="ce4">
            <text:p>5,414<text:s/></text:p>
          </table:table-cell>
          <table:table-cell office:value-type="float" office:value="870" table:formula="of:=[.G36]+[.H36]" table:style-name="ce4">
            <text:p>870<text:s/></text:p>
          </table:table-cell>
          <table:table-cell office:value-type="float" office:value="482" table:style-name="ce4">
            <text:p>482<text:s/></text:p>
          </table:table-cell>
          <table:table-cell office:value-type="float" office:value="388" table:style-name="ce4">
            <text:p>388<text:s/></text:p>
          </table:table-cell>
          <table:table-cell office:value-type="float" office:value="460" table:formula="of:=[.J36]+[.K36]" table:style-name="ce4">
            <text:p>460<text:s/></text:p>
          </table:table-cell>
          <table:table-cell office:value-type="float" office:value="243" table:style-name="ce4">
            <text:p>243<text:s/></text:p>
          </table:table-cell>
          <table:table-cell office:value-type="float" office:value="217" table:style-name="ce4">
            <text:p>217<text:s/></text:p>
          </table:table-cell>
          <table:table-cell office:value-type="float" office:value="1250" table:formula="of:=[.M36]+[.N36]" table:style-name="ce4">
            <text:p>1,250<text:s/></text:p>
          </table:table-cell>
          <table:table-cell office:value-type="float" office:value="545" table:style-name="ce4">
            <text:p>545<text:s/></text:p>
          </table:table-cell>
          <table:table-cell office:value-type="float" office:value="705" table:style-name="ce4">
            <text:p>705<text:s/></text:p>
          </table:table-cell>
          <table:table-cell office:value-type="float" office:value="1861" table:formula="of:=[.P36]+[.Q36]" table:style-name="ce4">
            <text:p>1,861<text:s/></text:p>
          </table:table-cell>
          <table:table-cell office:value-type="float" office:value="800" table:style-name="ce4">
            <text:p>800<text:s/></text:p>
          </table:table-cell>
          <table:table-cell office:value-type="float" office:value="1061" table:style-name="ce4">
            <text:p>1,061<text:s/></text:p>
          </table:table-cell>
          <table:table-cell office:value-type="float" office:value="1378" table:formula="of:=[.S36]+[.T36]" table:style-name="ce4">
            <text:p>1,378<text:s/></text:p>
          </table:table-cell>
          <table:table-cell office:value-type="float" office:value="579" table:style-name="ce4">
            <text:p>579<text:s/></text:p>
          </table:table-cell>
          <table:table-cell office:value-type="float" office:value="799" table:style-name="ce4">
            <text:p>799<text:s/></text:p>
          </table:table-cell>
          <table:table-cell office:value-type="float" office:value="1535" table:formula="of:=[.V36]+[.W36]" table:style-name="ce4">
            <text:p>1,535<text:s/></text:p>
          </table:table-cell>
          <table:table-cell office:value-type="float" office:value="570" table:style-name="ce4">
            <text:p>570<text:s/></text:p>
          </table:table-cell>
          <table:table-cell office:value-type="float" office:value="965" table:style-name="ce4">
            <text:p>965<text:s/></text:p>
          </table:table-cell>
          <table:table-cell office:value-type="float" office:value="1017" table:formula="of:=[.Y36]+[.Z36]" table:style-name="ce4">
            <text:p>1,017<text:s/></text:p>
          </table:table-cell>
          <table:table-cell office:value-type="float" office:value="405" table:style-name="ce4">
            <text:p>405<text:s/></text:p>
          </table:table-cell>
          <table:table-cell office:value-type="float" office:value="612" table:style-name="ce4">
            <text:p>612<text:s/></text:p>
          </table:table-cell>
          <table:table-cell office:value-type="float" office:value="1297" table:formula="of:=[.AB36]+[.AC36]" table:style-name="ce4">
            <text:p>1,297<text:s/></text:p>
          </table:table-cell>
          <table:table-cell office:value-type="float" office:value="630" table:style-name="ce4">
            <text:p>630<text:s/></text:p>
          </table:table-cell>
          <table:table-cell office:value-type="float" office:value="667" table:style-name="ce4">
            <text:p>667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帛琉 Palau</text:p>
          </table:table-cell>
          <table:table-cell office:value-type="float" office:value="2628" table:formula="of:=[.D37]+[.E37]" table:style-name="ce4">
            <text:p>2,628<text:s/></text:p>
          </table:table-cell>
          <table:table-cell office:value-type="float" office:value="1325" table:formula="of:=[.G37]+[.J37]+[.M37]+[.P37]+[.S37]+[.V37]+[.Y37]+[.AB37]" table:style-name="ce4">
            <text:p>1,325<text:s/></text:p>
          </table:table-cell>
          <table:table-cell office:value-type="float" office:value="1303" table:formula="of:=[.H37]+[.K37]+[.N37]+[.Q37]+[.T37]+[.W37]+[.Z37]+[.AC37]" table:style-name="ce4">
            <text:p>1,303<text:s/></text:p>
          </table:table-cell>
          <table:table-cell office:value-type="float" office:value="203" table:formula="of:=[.G37]+[.H37]" table:style-name="ce4">
            <text:p>203<text:s/></text:p>
          </table:table-cell>
          <table:table-cell office:value-type="float" office:value="104" table:style-name="ce4">
            <text:p>104<text:s/></text:p>
          </table:table-cell>
          <table:table-cell office:value-type="float" office:value="99" table:style-name="ce4">
            <text:p>99<text:s/></text:p>
          </table:table-cell>
          <table:table-cell office:value-type="float" office:value="145" table:formula="of:=[.J37]+[.K37]" table:style-name="ce4">
            <text:p>145<text:s/></text:p>
          </table:table-cell>
          <table:table-cell office:value-type="float" office:value="74" table:style-name="ce4">
            <text:p>74<text:s/></text:p>
          </table:table-cell>
          <table:table-cell office:value-type="float" office:value="71" table:style-name="ce4">
            <text:p>71<text:s/></text:p>
          </table:table-cell>
          <table:table-cell office:value-type="float" office:value="481" table:formula="of:=[.M37]+[.N37]" table:style-name="ce4">
            <text:p>481<text:s/></text:p>
          </table:table-cell>
          <table:table-cell office:value-type="float" office:value="194" table:style-name="ce4">
            <text:p>194<text:s/></text:p>
          </table:table-cell>
          <table:table-cell office:value-type="float" office:value="287" table:style-name="ce4">
            <text:p>287<text:s/></text:p>
          </table:table-cell>
          <table:table-cell office:value-type="float" office:value="603" table:formula="of:=[.P37]+[.Q37]" table:style-name="ce4">
            <text:p>603<text:s/></text:p>
          </table:table-cell>
          <table:table-cell office:value-type="float" office:value="297" table:style-name="ce4">
            <text:p>297<text:s/></text:p>
          </table:table-cell>
          <table:table-cell office:value-type="float" office:value="306" table:style-name="ce4">
            <text:p>306<text:s/></text:p>
          </table:table-cell>
          <table:table-cell office:value-type="float" office:value="617" table:formula="of:=[.S37]+[.T37]" table:style-name="ce4">
            <text:p>617<text:s/></text:p>
          </table:table-cell>
          <table:table-cell office:value-type="float" office:value="331" table:style-name="ce4">
            <text:p>331<text:s/></text:p>
          </table:table-cell>
          <table:table-cell office:value-type="float" office:value="286" table:style-name="ce4">
            <text:p>286<text:s/></text:p>
          </table:table-cell>
          <table:table-cell office:value-type="float" office:value="390" table:formula="of:=[.V37]+[.W37]" table:style-name="ce4">
            <text:p>390<text:s/></text:p>
          </table:table-cell>
          <table:table-cell office:value-type="float" office:value="216" table:style-name="ce4">
            <text:p>216<text:s/></text:p>
          </table:table-cell>
          <table:table-cell office:value-type="float" office:value="174" table:style-name="ce4">
            <text:p>174<text:s/></text:p>
          </table:table-cell>
          <table:table-cell office:value-type="float" office:value="112" table:formula="of:=[.Y37]+[.Z37]" table:style-name="ce4">
            <text:p>112<text:s/></text:p>
          </table:table-cell>
          <table:table-cell office:value-type="float" office:value="68" table:style-name="ce4">
            <text:p>68<text:s/></text:p>
          </table:table-cell>
          <table:table-cell office:value-type="float" office:value="44" table:style-name="ce4">
            <text:p>44<text:s/></text:p>
          </table:table-cell>
          <table:table-cell office:value-type="float" office:value="77" table:formula="of:=[.AB37]+[.AC37]" table:style-name="ce4">
            <text:p>77<text:s/></text:p>
          </table:table-cell>
          <table:table-cell office:value-type="float" office:value="41" table:style-name="ce4">
            <text:p>41<text:s/></text:p>
          </table:table-cell>
          <table:table-cell office:value-type="float" office:value="36" table:style-name="ce4">
            <text:p>36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大洋洲其他地區 Others</text:p>
          </table:table-cell>
          <table:table-cell office:value-type="float" office:value="68" table:formula="of:=[.C39]-[.C35]-[.C36]-[.C37]" table:style-name="ce4">
            <text:p>68<text:s/></text:p>
          </table:table-cell>
          <table:table-cell office:value-type="float" office:value="65" table:formula="of:=[.G38]+[.J38]+[.M38]+[.P38]+[.S38]+[.V38]+[.Y38]+[.AB38]" table:style-name="ce4">
            <text:p>65<text:s/></text:p>
          </table:table-cell>
          <table:table-cell office:value-type="float" office:value="3" table:formula="of:=[.H38]+[.K38]+[.N38]+[.Q38]+[.T38]+[.W38]+[.Z38]+[.AC38]" table:style-name="ce4">
            <text:p>3<text:s/></text:p>
          </table:table-cell>
          <table:table-cell office:value-type="float" office:value="1" table:formula="of:=[.F39]-[.F35]-[.F36]-[.F37]" table:style-name="ce4">
            <text:p>1<text:s/></text:p>
          </table:table-cell>
          <table:table-cell office:value-type="float" office:value="1" table:formula="of:=[.G39]-[.G35]-[.G36]-[.G37]" table:style-name="ce4">
            <text:p>1<text:s/></text:p>
          </table:table-cell>
          <table:table-cell office:value-type="float" office:value="0" table:formula="of:=[.H39]-[.H35]-[.H36]-[.H37]" table:style-name="ce4">
            <text:p>0<text:s/></text:p>
          </table:table-cell>
          <table:table-cell office:value-type="float" office:value="1" table:formula="of:=[.I39]-[.I35]-[.I36]-[.I37]" table:style-name="ce4">
            <text:p>1<text:s/></text:p>
          </table:table-cell>
          <table:table-cell office:value-type="float" office:value="1" table:formula="of:=[.J39]-[.J35]-[.J36]-[.J37]" table:style-name="ce4">
            <text:p>1<text:s/></text:p>
          </table:table-cell>
          <table:table-cell office:value-type="float" office:value="0" table:formula="of:=[.K39]-[.K35]-[.K36]-[.K37]" table:style-name="ce4">
            <text:p>0<text:s/></text:p>
          </table:table-cell>
          <table:table-cell office:value-type="float" office:value="2" table:formula="of:=[.L39]-[.L35]-[.L36]-[.L37]" table:style-name="ce4">
            <text:p>2<text:s/></text:p>
          </table:table-cell>
          <table:table-cell office:value-type="float" office:value="2" table:formula="of:=[.M39]-[.M35]-[.M36]-[.M37]" table:style-name="ce4">
            <text:p>2<text:s/></text:p>
          </table:table-cell>
          <table:table-cell office:value-type="float" office:value="0" table:formula="of:=[.N39]-[.N35]-[.N36]-[.N37]" table:style-name="ce4">
            <text:p>0<text:s/></text:p>
          </table:table-cell>
          <table:table-cell office:value-type="float" office:value="13" table:formula="of:=[.O39]-[.O35]-[.O36]-[.O37]" table:style-name="ce4">
            <text:p>13<text:s/></text:p>
          </table:table-cell>
          <table:table-cell office:value-type="float" office:value="13" table:formula="of:=[.P39]-[.P35]-[.P36]-[.P37]" table:style-name="ce4">
            <text:p>13<text:s/></text:p>
          </table:table-cell>
          <table:table-cell office:value-type="float" office:value="0" table:formula="of:=[.Q39]-[.Q35]-[.Q36]-[.Q37]" table:style-name="ce4">
            <text:p>0<text:s/></text:p>
          </table:table-cell>
          <table:table-cell office:value-type="float" office:value="13" table:formula="of:=[.R39]-[.R35]-[.R36]-[.R37]" table:style-name="ce4">
            <text:p>13<text:s/></text:p>
          </table:table-cell>
          <table:table-cell office:value-type="float" office:value="11" table:formula="of:=[.S39]-[.S35]-[.S36]-[.S37]" table:style-name="ce4">
            <text:p>11<text:s/></text:p>
          </table:table-cell>
          <table:table-cell office:value-type="float" office:value="2" table:formula="of:=[.T39]-[.T35]-[.T36]-[.T37]" table:style-name="ce4">
            <text:p>2<text:s/></text:p>
          </table:table-cell>
          <table:table-cell office:value-type="float" office:value="20" table:formula="of:=[.U39]-[.U35]-[.U36]-[.U37]" table:style-name="ce4">
            <text:p>20<text:s/></text:p>
          </table:table-cell>
          <table:table-cell office:value-type="float" office:value="20" table:formula="of:=[.V39]-[.V35]-[.V36]-[.V37]" table:style-name="ce4">
            <text:p>20<text:s/></text:p>
          </table:table-cell>
          <table:table-cell office:value-type="float" office:value="0" table:formula="of:=[.W39]-[.W35]-[.W36]-[.W37]" table:style-name="ce4">
            <text:p>0<text:s/></text:p>
          </table:table-cell>
          <table:table-cell office:value-type="float" office:value="8" table:formula="of:=[.X39]-[.X35]-[.X36]-[.X37]" table:style-name="ce4">
            <text:p>8<text:s/></text:p>
          </table:table-cell>
          <table:table-cell office:value-type="float" office:value="8" table:formula="of:=[.Y39]-[.Y35]-[.Y36]-[.Y37]" table:style-name="ce4">
            <text:p>8<text:s/></text:p>
          </table:table-cell>
          <table:table-cell office:value-type="float" office:value="0" table:formula="of:=[.Z39]-[.Z35]-[.Z36]-[.Z37]" table:style-name="ce4">
            <text:p>0<text:s/></text:p>
          </table:table-cell>
          <table:table-cell office:value-type="float" office:value="10" table:formula="of:=[.AA39]-[.AA35]-[.AA36]-[.AA37]" table:style-name="ce4">
            <text:p>10<text:s/></text:p>
          </table:table-cell>
          <table:table-cell office:value-type="float" office:value="9" table:formula="of:=[.AB39]-[.AB35]-[.AB36]-[.AB37]" table:style-name="ce4">
            <text:p>9<text:s/></text:p>
          </table:table-cell>
          <table:table-cell office:value-type="float" office:value="1" table:formula="of:=[.AC39]-[.AC35]-[.AC36]-[.AC37]" table:style-name="ce4">
            <text:p>1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5">
            <text:p>大洋洲合計 Total</text:p>
          </table:table-cell>
          <table:table-cell office:value-type="float" office:value="52488" table:formula="of:=[.D39]+[.E39]" table:style-name="ce4">
            <text:p>52,488<text:s/></text:p>
          </table:table-cell>
          <table:table-cell office:value-type="float" office:value="22948" table:formula="of:=[.G39]+[.J39]+[.M39]+[.P39]+[.S39]+[.V39]+[.Y39]+[.AB39]" table:style-name="ce4">
            <text:p>22,948<text:s/></text:p>
          </table:table-cell>
          <table:table-cell office:value-type="float" office:value="29540" table:formula="of:=[.H39]+[.K39]+[.N39]+[.Q39]+[.T39]+[.W39]+[.Z39]+[.AC39]" table:style-name="ce4">
            <text:p>29,540<text:s/></text:p>
          </table:table-cell>
          <table:table-cell office:value-type="float" office:value="4846" table:formula="of:=[.G39]+[.H39]" table:style-name="ce4">
            <text:p>4,846<text:s/></text:p>
          </table:table-cell>
          <table:table-cell office:value-type="float" office:value="2582" table:style-name="ce4">
            <text:p>2,582<text:s/></text:p>
          </table:table-cell>
          <table:table-cell office:value-type="float" office:value="2264" table:style-name="ce4">
            <text:p>2,264<text:s/></text:p>
          </table:table-cell>
          <table:table-cell office:value-type="float" office:value="2820" table:formula="of:=[.J39]+[.K39]" table:style-name="ce4">
            <text:p>2,820<text:s/></text:p>
          </table:table-cell>
          <table:table-cell office:value-type="float" office:value="1442" table:style-name="ce4">
            <text:p>1,442<text:s/></text:p>
          </table:table-cell>
          <table:table-cell office:value-type="float" office:value="1378" table:style-name="ce4">
            <text:p>1,378<text:s/></text:p>
          </table:table-cell>
          <table:table-cell office:value-type="float" office:value="10401" table:formula="of:=[.M39]+[.N39]" table:style-name="ce4">
            <text:p>10,401<text:s/></text:p>
          </table:table-cell>
          <table:table-cell office:value-type="float" office:value="4375" table:style-name="ce4">
            <text:p>4,375<text:s/></text:p>
          </table:table-cell>
          <table:table-cell office:value-type="float" office:value="6026" table:style-name="ce4">
            <text:p>6,026<text:s/></text:p>
          </table:table-cell>
          <table:table-cell office:value-type="float" office:value="10273" table:formula="of:=[.P39]+[.Q39]" table:style-name="ce4">
            <text:p>10,273<text:s/></text:p>
          </table:table-cell>
          <table:table-cell office:value-type="float" office:value="4113" table:style-name="ce4">
            <text:p>4,113<text:s/></text:p>
          </table:table-cell>
          <table:table-cell office:value-type="float" office:value="6160" table:style-name="ce4">
            <text:p>6,160<text:s/></text:p>
          </table:table-cell>
          <table:table-cell office:value-type="float" office:value="8102" table:formula="of:=[.S39]+[.T39]" table:style-name="ce4">
            <text:p>8,102<text:s/></text:p>
          </table:table-cell>
          <table:table-cell office:value-type="float" office:value="3439" table:style-name="ce4">
            <text:p>3,439<text:s/></text:p>
          </table:table-cell>
          <table:table-cell office:value-type="float" office:value="4663" table:style-name="ce4">
            <text:p>4,663<text:s/></text:p>
          </table:table-cell>
          <table:table-cell office:value-type="float" office:value="6924" table:formula="of:=[.V39]+[.W39]" table:style-name="ce4">
            <text:p>6,924<text:s/></text:p>
          </table:table-cell>
          <table:table-cell office:value-type="float" office:value="2824" table:style-name="ce4">
            <text:p>2,824<text:s/></text:p>
          </table:table-cell>
          <table:table-cell office:value-type="float" office:value="4100" table:style-name="ce4">
            <text:p>4,100<text:s/></text:p>
          </table:table-cell>
          <table:table-cell office:value-type="float" office:value="3943" table:formula="of:=[.Y39]+[.Z39]" table:style-name="ce4">
            <text:p>3,943<text:s/></text:p>
          </table:table-cell>
          <table:table-cell office:value-type="float" office:value="1632" table:style-name="ce4">
            <text:p>1,632<text:s/></text:p>
          </table:table-cell>
          <table:table-cell office:value-type="float" office:value="2311" table:style-name="ce4">
            <text:p>2,311<text:s/></text:p>
          </table:table-cell>
          <table:table-cell office:value-type="float" office:value="5179" table:formula="of:=[.AB39]+[.AC39]" table:style-name="ce4">
            <text:p>5,179<text:s/></text:p>
          </table:table-cell>
          <table:table-cell office:value-type="float" office:value="2541" table:style-name="ce4">
            <text:p>2,541<text:s/></text:p>
          </table:table-cell>
          <table:table-cell office:value-type="float" office:value="2638" table:style-name="ce4">
            <text:p>2,638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office:value-type="string" table:number-columns-spanned="1" table:number-rows-spanned="3" table:style-name="ce28">
            <text:p>非洲地區</text:p>
          </table:table-cell>
          <table:table-cell office:value-type="string" table:style-name="ce7">
            <text:p>南非 S.Africa</text:p>
          </table:table-cell>
          <table:table-cell office:value-type="float" office:value="2" table:formula="of:=[.D40]+[.E40]" table:style-name="ce4">
            <text:p>2<text:s/></text:p>
          </table:table-cell>
          <table:table-cell office:value-type="float" office:value="0" table:formula="of:=[.G40]+[.J40]+[.M40]+[.P40]+[.S40]+[.V40]+[.Y40]+[.AB40]" table:style-name="ce4">
            <text:p>0<text:s/></text:p>
          </table:table-cell>
          <table:table-cell office:value-type="float" office:value="2" table:formula="of:=[.H40]+[.K40]+[.N40]+[.Q40]+[.T40]+[.W40]+[.Z40]+[.AC40]" table:style-name="ce4">
            <text:p>2<text:s/></text:p>
          </table:table-cell>
          <table:table-cell office:value-type="float" office:value="0" table:formula="of:=[.G40]+[.H40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formula="of:=[.J40]+[.K40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formula="of:=[.M40]+[.N40]" table:style-name="ce4">
            <text:p>1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0" table:formula="of:=[.P40]+[.Q40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formula="of:=[.S40]+[.T40]" table:style-name="ce4">
            <text:p>1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0" table:formula="of:=[.V40]+[.W40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formula="of:=[.Y40]+[.Z40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formula="of:=[.AB40]+[.AC40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7">
            <text:p>非洲其他地區 Others</text:p>
          </table:table-cell>
          <table:table-cell office:value-type="float" office:value="21" table:formula="of:=[.C42]-[.C40]" table:style-name="ce4">
            <text:p>21<text:s/></text:p>
          </table:table-cell>
          <table:table-cell office:value-type="float" office:value="15" table:formula="of:=[.G41]+[.J41]+[.M41]+[.P41]+[.S41]+[.V41]+[.Y41]+[.AB41]" table:style-name="ce4">
            <text:p>15<text:s/></text:p>
          </table:table-cell>
          <table:table-cell office:value-type="float" office:value="6" table:formula="of:=[.H41]+[.K41]+[.N41]+[.Q41]+[.T41]+[.W41]+[.Z41]+[.AC41]" table:style-name="ce4">
            <text:p>6<text:s/></text:p>
          </table:table-cell>
          <table:table-cell office:value-type="float" office:value="2" table:formula="of:=[.F42]-[.F40]" table:style-name="ce4">
            <text:p>2<text:s/></text:p>
          </table:table-cell>
          <table:table-cell office:value-type="float" office:value="1" table:formula="of:=[.G42]-[.G40]" table:style-name="ce4">
            <text:p>1<text:s/></text:p>
          </table:table-cell>
          <table:table-cell office:value-type="float" office:value="1" table:formula="of:=[.H42]-[.H40]" table:style-name="ce4">
            <text:p>1<text:s/></text:p>
          </table:table-cell>
          <table:table-cell office:value-type="float" office:value="0" table:formula="of:=[.I42]-[.I40]" table:style-name="ce4">
            <text:p>0<text:s/></text:p>
          </table:table-cell>
          <table:table-cell office:value-type="float" office:value="0" table:formula="of:=[.J42]-[.J40]" table:style-name="ce4">
            <text:p>0<text:s/></text:p>
          </table:table-cell>
          <table:table-cell office:value-type="float" office:value="0" table:formula="of:=[.K42]-[.K40]" table:style-name="ce4">
            <text:p>0<text:s/></text:p>
          </table:table-cell>
          <table:table-cell office:value-type="float" office:value="4" table:formula="of:=[.L42]-[.L40]" table:style-name="ce4">
            <text:p>4<text:s/></text:p>
          </table:table-cell>
          <table:table-cell office:value-type="float" office:value="1" table:formula="of:=[.M42]-[.M40]" table:style-name="ce4">
            <text:p>1<text:s/></text:p>
          </table:table-cell>
          <table:table-cell office:value-type="float" office:value="3" table:formula="of:=[.N42]-[.N40]" table:style-name="ce4">
            <text:p>3<text:s/></text:p>
          </table:table-cell>
          <table:table-cell office:value-type="float" office:value="7" table:formula="of:=[.O42]-[.O40]" table:style-name="ce4">
            <text:p>7<text:s/></text:p>
          </table:table-cell>
          <table:table-cell office:value-type="float" office:value="6" table:formula="of:=[.P42]-[.P40]" table:style-name="ce4">
            <text:p>6<text:s/></text:p>
          </table:table-cell>
          <table:table-cell office:value-type="float" office:value="1" table:formula="of:=[.Q42]-[.Q40]" table:style-name="ce4">
            <text:p>1<text:s/></text:p>
          </table:table-cell>
          <table:table-cell office:value-type="float" office:value="3" table:formula="of:=[.R42]-[.R40]" table:style-name="ce4">
            <text:p>3<text:s/></text:p>
          </table:table-cell>
          <table:table-cell office:value-type="float" office:value="3" table:formula="of:=[.S42]-[.S40]" table:style-name="ce4">
            <text:p>3<text:s/></text:p>
          </table:table-cell>
          <table:table-cell office:value-type="float" office:value="0" table:formula="of:=[.T42]-[.T40]" table:style-name="ce4">
            <text:p>0<text:s/></text:p>
          </table:table-cell>
          <table:table-cell office:value-type="float" office:value="2" table:formula="of:=[.U42]-[.U40]" table:style-name="ce4">
            <text:p>2<text:s/></text:p>
          </table:table-cell>
          <table:table-cell office:value-type="float" office:value="1" table:formula="of:=[.V42]-[.V40]" table:style-name="ce4">
            <text:p>1<text:s/></text:p>
          </table:table-cell>
          <table:table-cell office:value-type="float" office:value="1" table:formula="of:=[.W42]-[.W40]" table:style-name="ce4">
            <text:p>1<text:s/></text:p>
          </table:table-cell>
          <table:table-cell office:value-type="float" office:value="2" table:formula="of:=[.X42]-[.X40]" table:style-name="ce4">
            <text:p>2<text:s/></text:p>
          </table:table-cell>
          <table:table-cell office:value-type="float" office:value="2" table:formula="of:=[.Y42]-[.Y40]" table:style-name="ce4">
            <text:p>2<text:s/></text:p>
          </table:table-cell>
          <table:table-cell office:value-type="float" office:value="0" table:formula="of:=[.Z42]-[.Z40]" table:style-name="ce4">
            <text:p>0<text:s/></text:p>
          </table:table-cell>
          <table:table-cell office:value-type="float" office:value="1" table:formula="of:=[.AA42]-[.AA40]" table:style-name="ce4">
            <text:p>1<text:s/></text:p>
          </table:table-cell>
          <table:table-cell office:value-type="float" office:value="1" table:formula="of:=[.AB42]-[.AB40]" table:style-name="ce4">
            <text:p>1<text:s/></text:p>
          </table:table-cell>
          <table:table-cell office:value-type="float" office:value="0" table:formula="of:=[.AC42]-[.AC40]" table:style-name="ce4">
            <text:p>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covered-table-cell/>
          <table:table-cell office:value-type="string" table:style-name="ce3">
            <text:p>非洲合計 Total</text:p>
          </table:table-cell>
          <table:table-cell office:value-type="float" office:value="23" table:formula="of:=[.D42]+[.E42]" table:style-name="ce8">
            <text:p>23<text:s/></text:p>
          </table:table-cell>
          <table:table-cell office:value-type="float" office:value="15" table:formula="of:=[.G42]+[.J42]+[.M42]+[.P42]+[.S42]+[.V42]+[.Y42]+[.AB42]" table:style-name="ce4">
            <text:p>15<text:s/></text:p>
          </table:table-cell>
          <table:table-cell office:value-type="float" office:value="8" table:formula="of:=[.H42]+[.K42]+[.N42]+[.Q42]+[.T42]+[.W42]+[.Z42]+[.AC42]" table:style-name="ce4">
            <text:p>8<text:s/></text:p>
          </table:table-cell>
          <table:table-cell office:value-type="float" office:value="2" table:formula="of:=[.G42]+[.H42]" table:style-name="ce4">
            <text:p>2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0" table:formula="of:=[.J42]+[.K42]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5" table:formula="of:=[.M42]+[.N42]" table:style-name="ce4">
            <text:p>5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4" table:style-name="ce4">
            <text:p>4<text:s/></text:p>
          </table:table-cell>
          <table:table-cell office:value-type="float" office:value="7" table:formula="of:=[.P42]+[.Q42]" table:style-name="ce4">
            <text:p>7<text:s/></text:p>
          </table:table-cell>
          <table:table-cell office:value-type="float" office:value="6" table:style-name="ce4">
            <text:p>6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4" table:formula="of:=[.S42]+[.T42]" table:style-name="ce4">
            <text:p>4<text:s/></text:p>
          </table:table-cell>
          <table:table-cell office:value-type="float" office:value="3" table:style-name="ce4">
            <text:p>3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formula="of:=[.V42]+[.W42]" table:style-name="ce4">
            <text:p>2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2" table:formula="of:=[.Y42]+[.Z42]" table:style-name="ce4">
            <text:p>2<text:s/></text:p>
          </table:table-cell>
          <table:table-cell office:value-type="float" office:value="2" table:style-name="ce4">
            <text:p>2<text:s/></text:p>
          </table:table-cell>
          <table:table-cell office:value-type="float" office:value="0" table:style-name="ce4">
            <text:p>0<text:s/></text:p>
          </table:table-cell>
          <table:table-cell office:value-type="float" office:value="1" table:formula="of:=[.AB42]+[.AC42]" table:style-name="ce4">
            <text:p>1<text:s/></text:p>
          </table:table-cell>
          <table:table-cell office:value-type="float" office:value="1" table:style-name="ce4">
            <text:p>1<text:s/></text:p>
          </table:table-cell>
          <table:table-cell office:value-type="float" office:value="0" table:style-name="ce4">
            <text:p>0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table:style-name="ce9"/>
          <table:table-cell office:value-type="string" table:style-name="ce3">
            <text:p>其他 Others</text:p>
          </table:table-cell>
          <table:table-cell office:value-type="float" office:value="9022" table:formula="of:=[.D43]+[.E43]" table:style-name="ce8">
            <text:p>9,022<text:s/></text:p>
          </table:table-cell>
          <table:table-cell office:value-type="float" office:value="4782" table:formula="of:=[.G43]+[.J43]+[.M43]+[.P43]+[.S43]+[.V43]+[.Y43]+[.AB43]" table:style-name="ce4">
            <text:p>4,782<text:s/></text:p>
          </table:table-cell>
          <table:table-cell office:value-type="float" office:value="4240" table:formula="of:=[.H43]+[.K43]+[.N43]+[.Q43]+[.T43]+[.W43]+[.Z43]+[.AC43]" table:style-name="ce4">
            <text:p>4,240<text:s/></text:p>
          </table:table-cell>
          <table:table-cell office:value-type="float" office:value="881" table:formula="of:=[.G43]+[.H43]" table:style-name="ce4">
            <text:p>881<text:s/></text:p>
          </table:table-cell>
          <table:table-cell office:value-type="float" office:value="442" table:style-name="ce4">
            <text:p>442<text:s/></text:p>
          </table:table-cell>
          <table:table-cell office:value-type="float" office:value="439" table:style-name="ce4">
            <text:p>439<text:s/></text:p>
          </table:table-cell>
          <table:table-cell office:value-type="float" office:value="686" table:formula="of:=[.J43]+[.K43]" table:style-name="ce4">
            <text:p>686<text:s/></text:p>
          </table:table-cell>
          <table:table-cell office:value-type="float" office:value="344" table:style-name="ce4">
            <text:p>344<text:s/></text:p>
          </table:table-cell>
          <table:table-cell office:value-type="float" office:value="342" table:style-name="ce4">
            <text:p>342<text:s/></text:p>
          </table:table-cell>
          <table:table-cell office:value-type="float" office:value="970" table:formula="of:=[.M43]+[.N43]" table:style-name="ce4">
            <text:p>970<text:s/></text:p>
          </table:table-cell>
          <table:table-cell office:value-type="float" office:value="601" table:style-name="ce4">
            <text:p>601<text:s/></text:p>
          </table:table-cell>
          <table:table-cell office:value-type="float" office:value="369" table:style-name="ce4">
            <text:p>369<text:s/></text:p>
          </table:table-cell>
          <table:table-cell office:value-type="float" office:value="1030" table:formula="of:=[.P43]+[.Q43]" table:style-name="ce4">
            <text:p>1,030<text:s/></text:p>
          </table:table-cell>
          <table:table-cell office:value-type="float" office:value="576" table:style-name="ce4">
            <text:p>576<text:s/></text:p>
          </table:table-cell>
          <table:table-cell office:value-type="float" office:value="454" table:style-name="ce4">
            <text:p>454<text:s/></text:p>
          </table:table-cell>
          <table:table-cell office:value-type="float" office:value="1839" table:formula="of:=[.S43]+[.T43]" table:style-name="ce4">
            <text:p>1,839<text:s/></text:p>
          </table:table-cell>
          <table:table-cell office:value-type="float" office:value="922" table:style-name="ce4">
            <text:p>922<text:s/></text:p>
          </table:table-cell>
          <table:table-cell office:value-type="float" office:value="917" table:style-name="ce4">
            <text:p>917<text:s/></text:p>
          </table:table-cell>
          <table:table-cell office:value-type="float" office:value="1769" table:formula="of:=[.V43]+[.W43]" table:style-name="ce4">
            <text:p>1,769<text:s/></text:p>
          </table:table-cell>
          <table:table-cell office:value-type="float" office:value="930" table:style-name="ce4">
            <text:p>930<text:s/></text:p>
          </table:table-cell>
          <table:table-cell office:value-type="float" office:value="839" table:style-name="ce4">
            <text:p>839<text:s/></text:p>
          </table:table-cell>
          <table:table-cell office:value-type="float" office:value="825" table:formula="of:=[.Y43]+[.Z43]" table:style-name="ce4">
            <text:p>825<text:s/></text:p>
          </table:table-cell>
          <table:table-cell office:value-type="float" office:value="437" table:style-name="ce4">
            <text:p>437<text:s/></text:p>
          </table:table-cell>
          <table:table-cell office:value-type="float" office:value="388" table:style-name="ce4">
            <text:p>388<text:s/></text:p>
          </table:table-cell>
          <table:table-cell office:value-type="float" office:value="1022" table:formula="of:=[.AB43]+[.AC43]" table:style-name="ce4">
            <text:p>1,022<text:s/></text:p>
          </table:table-cell>
          <table:table-cell office:value-type="float" office:value="530" table:style-name="ce4">
            <text:p>530<text:s/></text:p>
          </table:table-cell>
          <table:table-cell office:value-type="float" office:value="492" table:style-name="ce4">
            <text:p>492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table:style-name="ce10"/>
          <table:table-cell office:value-type="string" table:style-name="ce3">
            <text:p>總計 Grand Total</text:p>
          </table:table-cell>
          <table:table-cell office:value-type="float" office:value="2335564" table:formula="of:=[.C21]+[.C25]+[.C34]+[.C39]+[.C42]+[.C43]" table:style-name="ce13">
            <text:p>2,335,564<text:s/></text:p>
          </table:table-cell>
          <table:table-cell office:value-type="float" office:value="1174527" table:formula="of:=[.D21]+[.D25]+[.D34]+[.D39]+[.D42]+[.D43]" table:style-name="ce13">
            <text:p>1,174,527<text:s/></text:p>
          </table:table-cell>
          <table:table-cell office:value-type="float" office:value="1161037" table:formula="of:=[.E21]+[.E25]+[.E34]+[.E39]+[.E42]+[.E43]" table:style-name="ce13">
            <text:p>1,161,037<text:s/></text:p>
          </table:table-cell>
          <table:table-cell office:value-type="float" office:value="198402" table:formula="of:=[.G44]+[.H44]" table:style-name="ce4">
            <text:p>198,402<text:s/></text:p>
          </table:table-cell>
          <table:table-cell office:value-type="float" office:value="103513" table:formula="of:=[.G43]+[.G42]+[.G39]+[.G34]+[.G25]+[.G21]" table:style-name="ce4">
            <text:p>103,513<text:s/></text:p>
          </table:table-cell>
          <table:table-cell office:value-type="float" office:value="94889" table:formula="of:=[.H43]+[.H42]+[.H39]+[.H34]+[.H25]+[.H21]" table:style-name="ce4">
            <text:p>94,889<text:s/></text:p>
          </table:table-cell>
          <table:table-cell office:value-type="float" office:value="124013" table:formula="of:=[.J44]+[.K44]" table:style-name="ce4">
            <text:p>124,013<text:s/></text:p>
          </table:table-cell>
          <table:table-cell office:value-type="float" office:value="60805" table:formula="of:=[.J43]+[.J42]+[.J39]+[.J34]+[.J25]+[.J21]" table:style-name="ce4">
            <text:p>60,805<text:s/></text:p>
          </table:table-cell>
          <table:table-cell office:value-type="float" office:value="63208" table:formula="of:=[.K43]+[.K42]+[.K39]+[.K34]+[.K25]+[.K21]" table:style-name="ce4">
            <text:p>63,208<text:s/></text:p>
          </table:table-cell>
          <table:table-cell office:value-type="float" office:value="372734" table:formula="of:=[.M44]+[.N44]" table:style-name="ce4">
            <text:p>372,734<text:s/></text:p>
          </table:table-cell>
          <table:table-cell office:value-type="float" office:value="164858" table:formula="of:=[.M43]+[.M42]+[.M39]+[.M34]+[.M25]+[.M21]" table:style-name="ce4">
            <text:p>164,858<text:s/></text:p>
          </table:table-cell>
          <table:table-cell office:value-type="float" office:value="207876" table:formula="of:=[.N43]+[.N42]+[.N39]+[.N34]+[.N25]+[.N21]" table:style-name="ce4">
            <text:p>207,876<text:s/></text:p>
          </table:table-cell>
          <table:table-cell office:value-type="float" office:value="458665" table:formula="of:=[.P44]+[.Q44]" table:style-name="ce4">
            <text:p>458,665<text:s/></text:p>
          </table:table-cell>
          <table:table-cell office:value-type="float" office:value="223960" table:formula="of:=[.P43]+[.P42]+[.P39]+[.P34]+[.P25]+[.P21]" table:style-name="ce4">
            <text:p>223,960<text:s/></text:p>
          </table:table-cell>
          <table:table-cell office:value-type="float" office:value="234705" table:formula="of:=[.Q43]+[.Q42]+[.Q39]+[.Q34]+[.Q25]+[.Q21]" table:style-name="ce4">
            <text:p>234,705<text:s/></text:p>
          </table:table-cell>
          <table:table-cell office:value-type="float" office:value="495305" table:formula="of:=[.S44]+[.T44]" table:style-name="ce4">
            <text:p>495,305<text:s/></text:p>
          </table:table-cell>
          <table:table-cell office:value-type="float" office:value="258046" table:formula="of:=[.S43]+[.S42]+[.S39]+[.S34]+[.S25]+[.S21]" table:style-name="ce4">
            <text:p>258,046<text:s/></text:p>
          </table:table-cell>
          <table:table-cell office:value-type="float" office:value="237259" table:formula="of:=[.T43]+[.T42]+[.T39]+[.T34]+[.T25]+[.T21]" table:style-name="ce4">
            <text:p>237,259<text:s/></text:p>
          </table:table-cell>
          <table:table-cell office:value-type="float" office:value="374710" table:formula="of:=[.V44]+[.W44]" table:style-name="ce4">
            <text:p>374,710<text:s/></text:p>
          </table:table-cell>
          <table:table-cell office:value-type="float" office:value="199235" table:formula="of:=[.V43]+[.V42]+[.V39]+[.V34]+[.V25]+[.V21]" table:style-name="ce4">
            <text:p>199,235<text:s/></text:p>
          </table:table-cell>
          <table:table-cell office:value-type="float" office:value="175475" table:formula="of:=[.W43]+[.W42]+[.W39]+[.W34]+[.W25]+[.W21]" table:style-name="ce4">
            <text:p>175,475<text:s/></text:p>
          </table:table-cell>
          <table:table-cell office:value-type="float" office:value="154657" table:formula="of:=[.Y44]+[.Z44]" table:style-name="ce4">
            <text:p>154,657<text:s/></text:p>
          </table:table-cell>
          <table:table-cell office:value-type="float" office:value="82330" table:formula="of:=[.Y43]+[.Y42]+[.Y39]+[.Y34]+[.Y25]+[.Y21]" table:style-name="ce4">
            <text:p>82,330<text:s/></text:p>
          </table:table-cell>
          <table:table-cell office:value-type="float" office:value="72327" table:formula="of:=[.Z43]+[.Z42]+[.Z39]+[.Z34]+[.Z25]+[.Z21]" table:style-name="ce4">
            <text:p>72,327<text:s/></text:p>
          </table:table-cell>
          <table:table-cell office:value-type="float" office:value="157078" table:formula="of:=[.AB44]+[.AC44]" table:style-name="ce4">
            <text:p>157,078<text:s/></text:p>
          </table:table-cell>
          <table:table-cell office:value-type="float" office:value="81780" table:formula="of:=[.AB43]+[.AB42]+[.AB39]+[.AB34]+[.AB25]+[.AB21]" table:style-name="ce4">
            <text:p>81,780<text:s/></text:p>
          </table:table-cell>
          <table:table-cell office:value-type="float" office:value="75298" table:formula="of:=[.AC43]+[.AC42]+[.AC39]+[.AC34]+[.AC25]+[.AC21]" table:style-name="ce4">
            <text:p>75,298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table:style-name="ce11"/>
          <table:table-cell office:value-type="string" table:style-name="ce5">
            <text:p>百分比 Share（%）</text:p>
          </table:table-cell>
          <table:table-cell office:value-type="float" office:value="100" table:formula="of:=[.C44]/[.$C44]*100" table:style-name="ce12">
            <text:p>100.00<text:s/></text:p>
          </table:table-cell>
          <table:table-cell office:value-type="float" office:value="50.28879534022618" table:formula="of:=[.D44]/[.$C44]*100" table:style-name="ce12">
            <text:p>50.29<text:s/></text:p>
          </table:table-cell>
          <table:table-cell office:value-type="float" office:value="49.711204659773827" table:formula="of:=[.E44]/[.$C44]*100" table:style-name="ce12">
            <text:p>49.71<text:s/></text:p>
          </table:table-cell>
          <table:table-cell office:value-type="float" office:value="8.4948218074948922" table:formula="of:=[.F44]/[.$C44]*100" table:style-name="ce12">
            <text:p>8.49<text:s/></text:p>
          </table:table-cell>
          <table:table-cell office:value-type="float" office:value="4.4320344036815094" table:formula="of:=[.G44]/[.$C44]*100" table:style-name="ce12">
            <text:p>4.43<text:s/></text:p>
          </table:table-cell>
          <table:table-cell office:value-type="float" office:value="4.0627874038133829" table:formula="of:=[.H44]/[.$C44]*100" table:style-name="ce12">
            <text:p>4.06<text:s/></text:p>
          </table:table-cell>
          <table:table-cell office:value-type="float" office:value="5.3097667201583851" table:formula="of:=[.I44]/[.$C44]*100" table:style-name="ce12">
            <text:p>5.31<text:s/></text:p>
          </table:table-cell>
          <table:table-cell office:value-type="float" office:value="2.6034396830915361" table:formula="of:=[.J44]/[.$C44]*100" table:style-name="ce12">
            <text:p>2.60<text:s/></text:p>
          </table:table-cell>
          <table:table-cell office:value-type="float" office:value="2.70632703706685" table:formula="of:=[.K44]/[.$C44]*100" table:style-name="ce12">
            <text:p>2.71<text:s/></text:p>
          </table:table-cell>
          <table:table-cell office:value-type="float" office:value="15.959057426814253" table:formula="of:=[.L44]/[.$C44]*100" table:style-name="ce12">
            <text:p>15.96<text:s/></text:p>
          </table:table-cell>
          <table:table-cell office:value-type="float" office:value="7.0585948404753633" table:formula="of:=[.M44]/[.$C44]*100" table:style-name="ce12">
            <text:p>7.06<text:s/></text:p>
          </table:table-cell>
          <table:table-cell office:value-type="float" office:value="8.9004625863388895" table:formula="of:=[.N44]/[.$C44]*100" table:style-name="ce12">
            <text:p>8.90<text:s/></text:p>
          </table:table-cell>
          <table:table-cell office:value-type="float" office:value="19.63829721643252" table:formula="of:=[.O44]/[.$C44]*100" table:style-name="ce12">
            <text:p>19.64<text:s/></text:p>
          </table:table-cell>
          <table:table-cell office:value-type="float" office:value="9.5891185169834774" table:formula="of:=[.P44]/[.$C44]*100" table:style-name="ce12">
            <text:p>9.59<text:s/></text:p>
          </table:table-cell>
          <table:table-cell office:value-type="float" office:value="10.04917869944904" table:formula="of:=[.Q44]/[.$C44]*100" table:style-name="ce12">
            <text:p>10.05<text:s/></text:p>
          </table:table-cell>
          <table:table-cell office:value-type="float" office:value="21.207083171345335" table:formula="of:=[.R44]/[.$C44]*100" table:style-name="ce12">
            <text:p>21.21<text:s/></text:p>
          </table:table-cell>
          <table:table-cell office:value-type="float" office:value="11.048551870126445" table:formula="of:=[.S44]/[.$C44]*100" table:style-name="ce12">
            <text:p>11.05<text:s/></text:p>
          </table:table-cell>
          <table:table-cell office:value-type="float" office:value="10.158531301218892" table:formula="of:=[.T44]/[.$C44]*100" table:style-name="ce12">
            <text:p>10.16<text:s/></text:p>
          </table:table-cell>
          <table:table-cell office:value-type="float" office:value="16.043662258880509" table:formula="of:=[.U44]/[.$C44]*100" table:style-name="ce12">
            <text:p>16.04<text:s/></text:p>
          </table:table-cell>
          <table:table-cell office:value-type="float" office:value="8.5304877108912454" table:formula="of:=[.V44]/[.$C44]*100" table:style-name="ce12">
            <text:p>8.53<text:s/></text:p>
          </table:table-cell>
          <table:table-cell office:value-type="float" office:value="7.5131745479892658" table:formula="of:=[.W44]/[.$C44]*100" table:style-name="ce12">
            <text:p>7.51<text:s/></text:p>
          </table:table-cell>
          <table:table-cell office:value-type="float" office:value="6.621826676554357" table:formula="of:=[.X44]/[.$C44]*100" table:style-name="ce12">
            <text:p>6.62<text:s/></text:p>
          </table:table-cell>
          <table:table-cell office:value-type="float" office:value="3.5250586153922563" table:formula="of:=[.Y44]/[.$C44]*100" table:style-name="ce12">
            <text:p>3.53<text:s/></text:p>
          </table:table-cell>
          <table:table-cell office:value-type="float" office:value="3.0967680611621007" table:formula="of:=[.Z44]/[.$C44]*100" table:style-name="ce12">
            <text:p>3.10<text:s/></text:p>
          </table:table-cell>
          <table:table-cell office:value-type="float" office:value="6.7254847223197478" table:formula="of:=[.AA44]/[.$C44]*100" table:style-name="ce12">
            <text:p>6.73<text:s/></text:p>
          </table:table-cell>
          <table:table-cell office:value-type="float" office:value="3.5015096995843402" table:formula="of:=[.AB44]/[.$C44]*100" table:style-name="ce12">
            <text:p>3.50<text:s/></text:p>
          </table:table-cell>
          <table:table-cell office:value-type="float" office:value="3.2239750227354076" table:formula="of:=[.AC44]/[.$C44]*100" table:style-name="ce12">
            <text:p>3.22<text:s/></text:p>
          </table:table-cell>
          <table:table-cell office:value-type="string" table:style-name="ce14">
            <text:p/>
          </table:table-cell>
          <table:table-cell table:number-columns-repeated="16354"/>
        </table:table-row>
        <table:table-row table:style-name="ro4">
          <table:table-cell office:value-type="string" table:style-name="ce1">
            <text:p>資料來源:內政部移民署。</text:p>
          </table:table-cell>
          <table:table-cell table:number-columns-repeated="28" table:style-name="ce2"/>
          <table:table-cell table:number-columns-repeated="16355" table:style-name="ce1"/>
        </table:table-row>
        <table:table-row table:number-rows-repeated="104853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number:number-style style:name="N49">
      <number:number number:decimal-places="2" number:min-integer-digits="1"/>
      <number:text> </number:text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31496062992126in" fo:margin-left="0.31496062992126in" fo:margin-right="0.393700787401575in" style:print-orientation="landscape" style:print-page-order="ttb" style:first-page-number="continue" style:scale-to="93%" style:table-centering="horizontal" style:print="objects charts drawings"/>
      <style:header-style>
        <style:header-footer-properties fo:min-height="0.0393700787401575in" fo:margin-left="0.31496062992126in" fo:margin-right="0.393700787401575in" fo:margin-bottom="0in"/>
      </style:header-style>
      <style:footer-style>
        <style:header-footer-properties fo:min-height="0.14503937007874in" fo:margin-left="0.31496062992126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emi</meta:initial-creator>
    <dc:creator>湖宜亭</dc:creator>
    <meta:creation-date>2018-08-16T05:50:32Z</meta:creation-date>
    <dc:date>2021-01-29T11:54:18Z</dc:date>
    <meta:print-date>2018-08-27T07:11:52Z</meta:print-date>
  </office:meta>
</office:document-meta>
</file>